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438cm"/>
    </style:style>
    <style:style style:name="co2" style:family="table-column">
      <style:table-column-properties fo:break-before="auto" style:column-width="2.374cm"/>
    </style:style>
    <style:style style:name="co3" style:family="table-column">
      <style:table-column-properties fo:break-before="auto" style:column-width="2.244cm"/>
    </style:style>
    <style:style style:name="co4" style:family="table-column">
      <style:table-column-properties fo:break-before="auto" style:column-width="2.633cm"/>
    </style:style>
    <style:style style:name="co5" style:family="table-column">
      <style:table-column-properties fo:break-before="auto" style:column-width="3.037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2.958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0.356cm"/>
    </style:style>
    <style:style style:name="co10" style:family="table-column">
      <style:table-column-properties fo:break-before="auto" style:column-width="2.3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838cm"/>
    </style:style>
    <style:style style:name="co13" style:family="table-column">
      <style:table-column-properties fo:break-before="auto" style:column-width="2.796cm"/>
    </style:style>
    <style:style style:name="co14" style:family="table-column">
      <style:table-column-properties fo:break-before="auto" style:column-width="2.947cm"/>
    </style:style>
    <style:style style:name="co15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99pt groove #000000" style:text-align-source="fix" style:repeat-content="false" fo:border-left="0.99pt groove #000000" fo:border-right="0.26pt solid #000000" fo:border-top="0.99pt groove #000000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0.99pt ridge #000000" fo:border-right="0.06pt solid #000000" fo:border-top="0.99pt ridge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99pt ridge #000000" fo:border-right="0.06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99pt groove #000000" style:text-align-source="fix" style:repeat-content="false" fo:border-left="0.26pt solid #000000" fo:border-right="0.26pt solid #000000" fo:border-top="0.99pt groove #000000"/>
      <style:paragraph-properties fo:text-align="center" fo:margin-left="0cm"/>
    </style:style>
    <style:style style:name="ce7" style:family="table-cell" style:parent-style-name="Default" style:data-style-name="N99">
      <style:table-cell-properties fo:border-bottom="0.06pt solid #000000" style:text-align-source="fix" style:repeat-content="false" fo:border-left="0.06pt solid #000000" fo:border-right="0.06pt solid #000000" fo:border-top="0.99pt ridge #000000" style:vertical-align="middle"/>
      <style:paragraph-properties fo:text-align="center" fo:margin-left="0cm"/>
    </style:style>
    <style:style style:name="ce8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99">
      <style:table-cell-properties fo:border-bottom="0.99pt ridge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" style:family="table-cell" style:parent-style-name="Default" style:data-style-name="N99">
      <style:table-cell-properties fo:border-bottom="0.99pt ridge #000000" style:text-align-source="fix" style:repeat-content="false" fo:border-left="0.06pt solid #000000" fo:border-right="0.06pt solid #000000" fo:border-top="0.99pt ridge #000000" style:vertical-align="middle"/>
      <style:paragraph-properties fo:text-align="center" fo:margin-left="0cm"/>
    </style:style>
    <style:style style:name="ce11" style:family="table-cell" style:parent-style-name="Default" style:data-style-name="N99">
      <style:table-cell-properties fo:border-bottom="0.99pt groove #000000" style:text-align-source="fix" style:repeat-content="false" fo:border-left="0.06pt solid #000000" fo:border-right="0.06pt solid #000000" fo:border-top="0.99pt ridge #000000" style:vertical-align="middle"/>
      <style:paragraph-properties fo:text-align="center" fo:margin-left="0cm"/>
    </style:style>
    <style:style style:name="ce12" style:family="table-cell" style:parent-style-name="Default" style:data-style-name="N99">
      <style:table-cell-properties fo:border-bottom="0.99pt groove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" style:family="table-cell" style:parent-style-name="Default" style:data-style-name="N3"/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Zen Hei Sharp" style:font-name-complex="Lohit Devanagari"/>
    </style:style>
    <style:style style:name="ce1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0.99pt ridge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 style:data-style-name="N3">
      <style:table-cell-properties fo:border-bottom="0.99pt ridge #000000" style:text-align-source="fix" style:repeat-content="false" fo:border-left="0.06pt solid #000000" fo:border-right="0.06pt solid #000000" fo:border-top="0.99pt ridge #000000" style:vertical-align="middle"/>
      <style:paragraph-properties fo:text-align="center" fo:margin-left="0cm"/>
    </style:style>
    <style:style style:name="ce18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 style:data-style-name="N3">
      <style:table-cell-properties fo:border-bottom="0.99pt ridge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0.99pt ridge #000000"/>
      <style:paragraph-properties fo:text-align="center" fo:margin-left="0cm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3">
      <style:table-cell-properties fo:border-bottom="0.99pt ridge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0.99pt ridge #000000" fo:border-left="0.06pt solid #000000" fo:border-right="0.06pt solid #000000" fo:border-top="0.06pt solid #000000"/>
    </style:style>
    <style:style style:name="ce25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0.99pt ridge #000000" style:vertical-align="middle"/>
      <style:paragraph-properties fo:text-align="center" fo:margin-left="0cm"/>
      <style:text-properties style:font-name="Liberation Sans" style:font-name-asian="WenQuanYi Zen Hei Sharp" style:font-name-complex="Lohit Devanagari"/>
    </style:style>
    <style:style style:name="ce2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WenQuanYi Zen Hei Sharp" style:font-name-complex="Lohit Devanagari"/>
    </style:style>
    <style:style style:name="ce27" style:family="table-cell" style:parent-style-name="Default" style:data-style-name="N3">
      <style:table-cell-properties fo:border-bottom="0.99pt ridge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style:font-name-asian="WenQuanYi Zen Hei Sharp" style:font-name-complex="Lohit Devanagari"/>
    </style:style>
    <style:style style:name="ce28" style:family="table-cell" style:parent-style-name="Default" style:data-style-name="N3">
      <style:table-cell-properties fo:border-bottom="0.99pt ridge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 style:font-name-asian="WenQuanYi Zen Hei Sharp" style:font-name-complex="Lohit Devanagari"/>
    </style:style>
    <style:style style:name="ce29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0.99pt ridge #000000"/>
      <style:paragraph-properties fo:text-align="end" fo:margin-left="0cm"/>
    </style:style>
    <style:style style:name="ce30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  <style:text-properties style:font-name="Liberation Sans" style:font-name-asian="WenQuanYi Zen Hei Sharp" style:font-name-complex="Lohit Devanagari"/>
    </style:style>
    <style:style style:name="ce31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</style:style>
    <style:style style:name="ce32" style:family="table-cell" style:parent-style-name="Default" style:data-style-name="N4">
      <style:table-cell-properties fo:border-bottom="0.99pt ridge #000000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3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0.99pt ridge #000000"/>
      <style:paragraph-properties fo:text-align="end" fo:margin-left="0cm"/>
      <style:text-properties style:font-name="Liberation Sans" style:font-name-asian="WenQuanYi Zen Hei Sharp" style:font-name-complex="Lohit Devanagari"/>
    </style:style>
    <style:style style:name="ce34" style:family="table-cell" style:parent-style-name="Default" style:data-style-name="N4">
      <style:table-cell-properties fo:border-bottom="0.99pt ridge #000000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style:font-name="Liberation Sans" style:font-name-asian="WenQuanYi Zen Hei Sharp" style:font-name-complex="Lohit Devanagari"/>
    </style:style>
    <style:style style:name="ce35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0.99pt ridge #000000"/>
      <style:paragraph-properties fo:text-align="end"/>
      <style:text-properties style:font-weight-asian="normal"/>
    </style:style>
    <style:style style:name="ce3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font-weight-asian="normal"/>
    </style:style>
    <style:style style:name="ce37" style:family="table-cell" style:parent-style-name="Default" style:data-style-name="N3">
      <style:table-cell-properties fo:border-bottom="0.99pt ridge #000000" style:text-align-source="fix" style:repeat-content="false" fo:border-left="0.06pt solid #000000" fo:border-right="0.06pt solid #000000" fo:border-top="0.06pt solid #000000"/>
      <style:paragraph-properties fo:text-align="end"/>
      <style:text-properties style:font-weight-asian="normal"/>
    </style:style>
    <style:style style:name="ce38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0.99pt groove #000000"/>
      <style:paragraph-properties fo:text-align="end"/>
      <style:text-properties style:font-weight-asian="normal"/>
    </style:style>
    <style:style style:name="ce39" style:family="table-cell" style:parent-style-name="Default" style:data-style-name="N3">
      <style:table-cell-properties fo:border-bottom="0.99pt groove #000000" style:text-align-source="fix" style:repeat-content="false" fo:border-left="0.06pt solid #000000" fo:border-right="0.06pt solid #000000" fo:border-top="0.06pt solid #000000"/>
      <style:paragraph-properties fo:text-align="end"/>
      <style:text-properties style:font-weight-asian="normal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99pt groove #000000"/>
      <style:paragraph-properties fo:text-align="end" fo:margin-left="0cm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42" style:family="table-cell" style:parent-style-name="Default">
      <style:table-cell-properties fo:border-bottom="0.99pt groove #0000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4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0.99pt ridge #000000"/>
      <style:paragraph-properties fo:text-align="end" fo:margin-left="0cm"/>
      <style:text-properties style:font-weight-asian="normal"/>
    </style:style>
    <style:style style:name="ce45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  <style:text-properties style:font-weight-asian="normal"/>
    </style:style>
    <style:style style:name="ce46" style:family="table-cell" style:parent-style-name="Default" style:data-style-name="N3">
      <style:table-cell-properties fo:border-bottom="0.99pt ridge #000000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style:font-weight-asian="normal"/>
    </style:style>
    <style:style style:name="ce47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0.99pt groove #000000"/>
      <style:paragraph-properties fo:text-align="end" fo:margin-left="0cm"/>
      <style:text-properties style:font-weight-asian="normal"/>
    </style:style>
    <style:style style:name="ce48" style:family="table-cell" style:parent-style-name="Default" style:data-style-name="N3">
      <style:table-cell-properties fo:border-bottom="0.99pt groove #000000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style:font-weight-asian="normal"/>
    </style:style>
    <style:style style:name="ce49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0.99pt ridge #000000"/>
      <style:paragraph-properties fo:text-align="end" fo:margin-left="0cm"/>
      <style:text-properties style:font-name="Liberation Sans" style:font-name-asian="WenQuanYi Zen Hei Sharp" style:font-weight-asian="normal" style:font-name-complex="Lohit Devanagari"/>
    </style:style>
    <style:style style:name="ce50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Liberation Sans" style:font-name-asian="WenQuanYi Zen Hei Sharp" style:font-weight-asian="normal" style:font-name-complex="Lohit Devanagari"/>
    </style:style>
    <style:style style:name="ce51" style:family="table-cell" style:parent-style-name="Default" style:data-style-name="N3">
      <style:table-cell-properties fo:border-bottom="0.99pt ridge #000000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style:font-name="Liberation Sans" style:font-name-asian="WenQuanYi Zen Hei Sharp" style:font-weight-asian="normal" style:font-name-complex="Lohit Devanagari"/>
    </style:style>
    <style:style style:name="ce52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0.99pt ridge #000000"/>
      <style:paragraph-properties fo:text-align="end" fo:margin-left="0cm"/>
    </style:style>
    <style:style style:name="ce5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Liberation Sans" style:font-name-asian="WenQuanYi Zen Hei Sharp" style:font-name-complex="Lohit Devanagari"/>
    </style:style>
    <style:style style:name="ce5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</style:style>
    <style:style style:name="ce55" style:family="table-cell" style:parent-style-name="Default" style:data-style-name="N3">
      <style:table-cell-properties fo:border-bottom="0.99pt ridge #000000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5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0.99pt ridge #000000"/>
      <style:paragraph-properties fo:text-align="end" fo:margin-left="0cm"/>
      <style:text-properties style:font-name="Liberation Sans" style:font-name-asian="WenQuanYi Zen Hei Sharp" style:font-name-complex="Lohit Devanagari"/>
    </style:style>
    <style:style style:name="ce57" style:family="table-cell" style:parent-style-name="Default" style:data-style-name="N3">
      <style:table-cell-properties fo:border-bottom="0.99pt ridge #000000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style:font-name="Liberation Sans" style:font-name-asian="WenQuanYi Zen Hei Sharp" style:font-name-complex="Lohit Devanagari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99pt groove #000000"/>
      <style:paragraph-properties fo:text-align="end" fo:margin-left="0cm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60" style:family="table-cell" style:parent-style-name="Default">
      <style:table-cell-properties fo:border-bottom="0.99pt groove #000000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62" style:family="table-cell" style:parent-style-name="Default" style:data-style-name="N3">
      <style:table-cell-properties fo:border="0.06pt solid #000000"/>
      <style:text-properties style:font-weight-asian="normal"/>
    </style:style>
    <style:style style:name="ce63" style:family="table-cell" style:parent-style-name="Default" style:data-style-name="N3">
      <style:table-cell-properties fo:border-bottom="0.06pt solid #000000" fo:border-left="0.06pt solid #000000" fo:border-right="0.06pt solid #000000" fo:border-top="0.99pt groove #000000"/>
      <style:text-properties style:font-weight-asian="normal"/>
    </style:style>
    <style:style style:name="ce64" style:family="table-cell" style:parent-style-name="Default" style:data-style-name="N3">
      <style:table-cell-properties fo:border-bottom="0.99pt groove #000000" fo:border-left="0.06pt solid #000000" fo:border-right="0.06pt solid #000000" fo:border-top="0.06pt solid #000000"/>
      <style:text-properties style:font-weight-asian="normal"/>
    </style:style>
    <style:style style:name="ce65" style:family="table-cell" style:parent-style-name="Default" style:data-style-name="N3">
      <style:table-cell-properties fo:border-bottom="0.06pt solid #000000" fo:border-left="0.06pt solid #000000" fo:border-right="0.06pt solid #000000" fo:border-top="0.99pt ridge #000000"/>
      <style:text-properties style:font-weight-asian="normal"/>
    </style:style>
    <style:style style:name="ce66" style:family="table-cell" style:parent-style-name="Default" style:data-style-name="N3">
      <style:table-cell-properties fo:border-bottom="0.99pt ridge #000000" fo:border-left="0.06pt solid #000000" fo:border-right="0.06pt solid #000000" fo:border-top="0.06pt solid #000000"/>
      <style:text-properties style:font-weight-asian="normal"/>
    </style:style>
    <style:style style:name="ce67" style:family="table-cell" style:parent-style-name="Default">
      <style:table-cell-properties fo:border-bottom="0.99pt groove #000000" style:text-align-source="fix" style:repeat-content="false" fo:border-left="0.26pt solid #000000" fo:border-right="0.99pt groove #000000" fo:border-top="0.99pt groove #000000"/>
      <style:paragraph-properties fo:text-align="center" fo:margin-left="0cm"/>
    </style:style>
    <style:style style:name="ce68" style:family="table-cell" style:parent-style-name="Default" style:data-style-name="N5">
      <style:table-cell-properties fo:border-bottom="0.06pt solid #000000" style:text-align-source="fix" style:repeat-content="false" fo:border-left="0.06pt solid #000000" fo:border-right="0.99pt ridge #000000" fo:border-top="0.99pt ridge #000000"/>
      <style:paragraph-properties fo:text-align="end" fo:margin-left="0cm"/>
    </style:style>
    <style:style style:name="ce69" style:family="table-cell" style:parent-style-name="Default" style:data-style-name="N5">
      <style:table-cell-properties fo:border-bottom="0.06pt solid #000000" style:text-align-source="fix" style:repeat-content="false" fo:border-left="0.06pt solid #000000" fo:border-right="0.99pt ridge #000000" fo:border-top="0.06pt solid #000000"/>
      <style:paragraph-properties fo:text-align="end" fo:margin-left="0cm"/>
      <style:text-properties style:font-name="Liberation Sans" style:font-name-asian="WenQuanYi Zen Hei Sharp" style:font-name-complex="Lohit Devanagari"/>
    </style:style>
    <style:style style:name="ce70" style:family="table-cell" style:parent-style-name="Default" style:data-style-name="N5">
      <style:table-cell-properties fo:border-bottom="0.99pt ridge #000000" style:text-align-source="fix" style:repeat-content="false" fo:border-left="0.06pt solid #000000" fo:border-right="0.99pt ridge #000000" fo:border-top="0.06pt solid #000000"/>
      <style:paragraph-properties fo:text-align="end" fo:margin-left="0cm"/>
      <style:text-properties style:font-name="Liberation Sans" style:font-name-asian="WenQuanYi Zen Hei Sharp" style:font-name-complex="Lohit Devanagari"/>
    </style:style>
    <style:style style:name="ce71" style:family="table-cell" style:parent-style-name="Default" style:data-style-name="N5">
      <style:table-cell-properties fo:border-bottom="0.06pt solid #000000" style:text-align-source="fix" style:repeat-content="false" fo:border-left="0.06pt solid #000000" fo:border-right="0.06pt solid #000000" fo:border-top="0.99pt ridge #000000"/>
      <style:paragraph-properties fo:text-align="end"/>
    </style:style>
    <style:style style:name="ce72" style:family="table-cell" style:parent-style-name="Default" style:data-style-name="N5">
      <style:table-cell-properties style:text-align-source="fix" style:repeat-content="false" fo:border="0.06pt solid #000000"/>
      <style:paragraph-properties fo:text-align="end"/>
    </style:style>
    <style:style style:name="ce73" style:family="table-cell" style:parent-style-name="Default" style:data-style-name="N5">
      <style:table-cell-properties style:text-align-source="fix" style:repeat-content="false" fo:border="0.06pt solid #000000"/>
      <style:paragraph-properties fo:text-align="end"/>
      <style:text-properties style:font-name="Liberation Sans" style:font-name-asian="WenQuanYi Zen Hei Sharp" style:font-name-complex="Lohit Devanagari"/>
    </style:style>
    <style:style style:name="ce74" style:family="table-cell" style:parent-style-name="Default" style:data-style-name="N5">
      <style:table-cell-properties fo:border-bottom="0.99pt ridge #000000" style:text-align-source="fix" style:repeat-content="false" fo:border-left="0.06pt solid #000000" fo:border-right="0.06pt solid #000000" fo:border-top="0.06pt solid #000000"/>
      <style:paragraph-properties fo:text-align="end"/>
    </style:style>
    <style:style style:name="ce75" style:family="table-cell" style:parent-style-name="Default" style:data-style-name="N5"/>
    <style:style style:name="ce76" style:family="table-cell" style:parent-style-name="Default" style:data-style-name="N5">
      <style:table-cell-properties fo:border-bottom="0.06pt solid #000000" style:text-align-source="fix" style:repeat-content="false" fo:border-left="0.06pt solid #000000" fo:border-right="0.06pt solid #000000" fo:border-top="0.99pt ridge #000000"/>
      <style:paragraph-properties fo:text-align="end" fo:margin-left="0cm"/>
    </style:style>
    <style:style style:name="ce77" style:family="table-cell" style:parent-style-name="Default" style:data-style-name="N5">
      <style:table-cell-properties style:text-align-source="fix" style:repeat-content="false" fo:border="0.06pt solid #000000"/>
      <style:paragraph-properties fo:text-align="end" fo:margin-left="0cm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Liberation Sans" style:font-name-asian="WenQuanYi Zen Hei Sharp" style:font-name-complex="Lohit Devanagari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ridge #000000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81" style:family="table-cell" style:parent-style-name="Default" style:data-style-name="N5">
      <style:table-cell-properties fo:border-bottom="0.99pt ridge #000000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82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0.99pt ridge #000000"/>
      <style:paragraph-properties fo:text-align="end"/>
    </style:style>
    <style:style style:name="ce8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</style:style>
    <style:style style:name="ce8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font-name="Liberation Sans" style:font-name-asian="WenQuanYi Zen Hei Sharp" style:font-name-complex="Lohit Devanagari"/>
    </style:style>
    <style:style style:name="ce85" style:family="table-cell" style:parent-style-name="Default" style:data-style-name="N3">
      <style:table-cell-properties fo:border-bottom="0.99pt ridge #000000" style:text-align-source="fix" style:repeat-content="false" fo:border-left="0.06pt solid #000000" fo:border-right="0.06pt solid #000000" fo:border-top="0.06pt solid #000000"/>
      <style:paragraph-properties fo:text-align="end"/>
    </style:style>
    <style:style style:name="ce86" style:family="table-cell" style:parent-style-name="Default" style:data-style-name="N3">
      <style:table-cell-properties fo:border-bottom="0.06pt solid #000000" fo:border-left="0.06pt solid #000000" fo:border-right="none" fo:border-top="0.99pt ridge #000000"/>
      <style:text-properties style:font-weight-asian="normal"/>
    </style:style>
    <style:style style:name="ce87" style:family="table-cell" style:parent-style-name="Default" style:data-style-name="N3">
      <style:table-cell-properties fo:border-bottom="0.06pt solid #000000" fo:border-left="0.06pt solid #000000" fo:border-right="none" fo:border-top="0.06pt solid #000000"/>
      <style:text-properties style:font-weight-asian="normal"/>
    </style:style>
    <style:style style:name="ce8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9" style:family="table-cell" style:parent-style-name="Default">
      <style:table-cell-properties fo:border-bottom="0.99pt ridge #000000" fo:border-left="0.06pt solid #000000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2" table:style-name="ta1">
        <table:shapes>
          <draw:frame draw:z-index="0" draw:style-name="gr1" draw:text-style-name="P1" svg:width="20.265cm" svg:height="14.993cm" svg:x="0cm" svg:y="15.61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.232cm" svg:height="15.514cm" svg:x="0cm" svg:y="39.06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.339cm" svg:height="15.013cm" svg:x="20.805cm" svg:y="15.603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.303cm" svg:height="15.404cm" svg:x="20.841cm" svg:y="38.984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0.335cm" svg:height="15.029cm" svg:x="0cm" svg:y="76.998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0.353cm" svg:height="14.893cm" svg:x="20.716cm" svg:y="77.19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0.335cm" svg:height="15.029cm" svg:x="0cm" svg:y="107.494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20.118cm" svg:height="15.029cm" svg:x="21.048cm" svg:y="107.662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20.335cm" svg:height="15.029cm" svg:x="0cm" svg:y="131.508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20.118cm" svg:height="15.029cm" svg:x="21.048cm" svg:y="131.676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draw:text-style-name="P1" svg:width="20.335cm" svg:height="15.029cm" svg:x="0.23cm" svg:y="162.335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1" draw:style-name="gr1" draw:text-style-name="P1" svg:width="19.888cm" svg:height="15.029cm" svg:x="21.278cm" svg:y="162.503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2" draw:style-name="gr1" draw:text-style-name="P1" svg:width="20.335cm" svg:height="15.029cm" svg:x="0.001cm" svg:y="192.816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3" draw:style-name="gr1" draw:text-style-name="P1" svg:width="20.079cm" svg:height="15.029cm" svg:x="21.049cm" svg:y="192.984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4" draw:style-name="gr1" draw:text-style-name="P1" svg:width="20.335cm" svg:height="15.029cm" svg:x="0cm" svg:y="230.42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20.043cm" svg:height="15.029cm" svg:x="21.048cm" svg:y="230.588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20.335cm" svg:height="15.029cm" svg:x="0cm" svg:y="254.265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20.155cm" svg:height="15.029cm" svg:x="21.048cm" svg:y="254.433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 table:number-columns-spanned="8" table:number-rows-spanned="1">
            <text:p>Vecteurs de doubles : Addition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Vecteurs de floats: Addition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  <table:table-cell/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32">
            <text:p>10 000 000 000</text:p>
          </table:table-cell>
          <table:table-cell table:style-name="ce29" office:value-type="string" calcext:value-type="string">
            <text:p>24.901618</text:p>
          </table:table-cell>
          <table:table-cell table:style-name="ce52" office:value-type="float" office:value="401580331" calcext:value-type="float">
            <text:p>401 580 331</text:p>
          </table:table-cell>
          <table:table-cell table:style-name="ce68" table:formula="of:=[.G3]/1000000" office:value-type="float" office:value="401.580331" calcext:value-type="float">
            <text:p>401,58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32">
            <text:p>10 000 000 000</text:p>
          </table:table-cell>
          <table:table-cell table:style-name="ce38" office:value-type="string" calcext:value-type="string">
            <text:p>24.681429</text:p>
          </table:table-cell>
          <table:table-cell table:style-name="ce38" office:value-type="float" office:value="405162926" calcext:value-type="float">
            <text:p>405 162 926</text:p>
          </table:table-cell>
          <table:table-cell table:style-name="ce68" table:formula="of:=[.P3]/1000000" office:value-type="float" office:value="405.162926" calcext:value-type="float">
            <text:p>405,16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30" office:value-type="string" calcext:value-type="string">
            <text:p>4.831847</text:p>
          </table:table-cell>
          <table:table-cell table:style-name="ce53" office:value-type="float" office:value="2069601955" calcext:value-type="float">
            <text:p>2 069 601 955</text:p>
          </table:table-cell>
          <table:table-cell table:style-name="ce69" table:formula="of:=[.G4]/1000000" office:value-type="float" office:value="2069.601955" calcext:value-type="float">
            <text:p>2 069,6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36" office:value-type="string" calcext:value-type="string">
            <text:p>4.878421</text:p>
          </table:table-cell>
          <table:table-cell table:style-name="ce36" office:value-type="float" office:value="2049843586" calcext:value-type="float">
            <text:p>2 049 843 586</text:p>
          </table:table-cell>
          <table:table-cell table:style-name="ce69" table:formula="of:=[.P4]/1000000" office:value-type="float" office:value="2049.843586" calcext:value-type="float">
            <text:p>2 049,84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31" office:value-type="string" calcext:value-type="string">
            <text:p>4.407917</text:p>
          </table:table-cell>
          <table:table-cell table:style-name="ce54" office:value-type="float" office:value="2268645258" calcext:value-type="float">
            <text:p>2 268 645 258</text:p>
          </table:table-cell>
          <table:table-cell table:style-name="ce69" table:formula="of:=[.G5]/1000000" office:value-type="float" office:value="2268.645258" calcext:value-type="float">
            <text:p>2 268,65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36" office:value-type="string" calcext:value-type="string">
            <text:p>4.377899</text:p>
          </table:table-cell>
          <table:table-cell table:style-name="ce36" office:value-type="float" office:value="2284200709" calcext:value-type="float">
            <text:p>2 284 200 709</text:p>
          </table:table-cell>
          <table:table-cell table:style-name="ce69" table:formula="of:=[.P5]/1000000" office:value-type="float" office:value="2284.200709" calcext:value-type="float">
            <text:p>2 284,2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31" office:value-type="string" calcext:value-type="string">
            <text:p>4.301169</text:p>
          </table:table-cell>
          <table:table-cell table:style-name="ce54" office:value-type="float" office:value="2324949333" calcext:value-type="float">
            <text:p>2 324 949 333</text:p>
          </table:table-cell>
          <table:table-cell table:style-name="ce69" table:formula="of:=[.G6]/1000000" office:value-type="float" office:value="2324.949333" calcext:value-type="float">
            <text:p>2 324,95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36" office:value-type="string" calcext:value-type="string">
            <text:p>2.911940</text:p>
          </table:table-cell>
          <table:table-cell table:style-name="ce36" office:value-type="float" office:value="3434136692" calcext:value-type="float">
            <text:p>3 434 136 692</text:p>
          </table:table-cell>
          <table:table-cell table:style-name="ce69" table:formula="of:=[.P6]/1000000" office:value-type="float" office:value="3434.136692" calcext:value-type="float">
            <text:p>3 434,14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31" office:value-type="string" calcext:value-type="string">
            <text:p>30.775104</text:p>
          </table:table-cell>
          <table:table-cell table:style-name="ce54" office:value-type="float" office:value="324937975" calcext:value-type="float">
            <text:p>324 937 975</text:p>
          </table:table-cell>
          <table:table-cell table:style-name="ce69" table:formula="of:=[.G7]/1000000" office:value-type="float" office:value="324.937975" calcext:value-type="float">
            <text:p>324,94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36" office:value-type="string" calcext:value-type="string">
            <text:p>24.711880</text:p>
          </table:table-cell>
          <table:table-cell table:style-name="ce36" office:value-type="float" office:value="404663667" calcext:value-type="float">
            <text:p>404 663 667</text:p>
          </table:table-cell>
          <table:table-cell table:style-name="ce69" table:formula="of:=[.P7]/1000000" office:value-type="float" office:value="404.663667" calcext:value-type="float">
            <text:p>404,66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31" office:value-type="string" calcext:value-type="string">
            <text:p>29.97366</text:p>
          </table:table-cell>
          <table:table-cell table:style-name="ce54" office:value-type="float" office:value="333626257" calcext:value-type="float">
            <text:p>333 626 257</text:p>
          </table:table-cell>
          <table:table-cell table:style-name="ce69" table:formula="of:=[.G8]/1000000" office:value-type="float" office:value="333.626257" calcext:value-type="float">
            <text:p>333,6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36" office:value-type="string" calcext:value-type="string">
            <text:p>14.351176</text:p>
          </table:table-cell>
          <table:table-cell table:style-name="ce36" office:value-type="float" office:value="696807007" calcext:value-type="float">
            <text:p>696 807 007</text:p>
          </table:table-cell>
          <table:table-cell table:style-name="ce69" table:formula="of:=[.P8]/1000000" office:value-type="float" office:value="696.807007" calcext:value-type="float">
            <text:p>696,81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31" office:value-type="string" calcext:value-type="string">
            <text:p>28.717067</text:p>
          </table:table-cell>
          <table:table-cell table:style-name="ce54" office:value-type="float" office:value="348224977" calcext:value-type="float">
            <text:p>348 224 977</text:p>
          </table:table-cell>
          <table:table-cell table:style-name="ce69" table:formula="of:=[.G9]/1000000" office:value-type="float" office:value="348.224977" calcext:value-type="float">
            <text:p>348,2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36" office:value-type="string" calcext:value-type="string">
            <text:p>14.97739</text:p>
          </table:table-cell>
          <table:table-cell table:style-name="ce36" office:value-type="float" office:value="667673072" calcext:value-type="float">
            <text:p>667 673 072</text:p>
          </table:table-cell>
          <table:table-cell table:style-name="ce69" table:formula="of:=[.P9]/1000000" office:value-type="float" office:value="667.673072" calcext:value-type="float">
            <text:p>667,67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31" office:value-type="string" calcext:value-type="string">
            <text:p>26.953269</text:p>
          </table:table-cell>
          <table:table-cell table:style-name="ce54" office:value-type="float" office:value="371012510" calcext:value-type="float">
            <text:p>371 012 510</text:p>
          </table:table-cell>
          <table:table-cell table:style-name="ce70" table:formula="of:=[.G10]/1000000" office:value-type="float" office:value="371.01251" calcext:value-type="float">
            <text:p>371,01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36" office:value-type="string" calcext:value-type="string">
            <text:p>13.649103</text:p>
          </table:table-cell>
          <table:table-cell table:style-name="ce36" office:value-type="float" office:value="732648878" calcext:value-type="float">
            <text:p>732 648 878</text:p>
          </table:table-cell>
          <table:table-cell table:style-name="ce70" table:formula="of:=[.P10]/1000000" office:value-type="float" office:value="732.648878" calcext:value-type="float">
            <text:p>732,6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29" office:value-type="string" calcext:value-type="string">
            <text:p>147.576038</text:p>
          </table:table-cell>
          <table:table-cell table:style-name="ce52" office:value-type="float" office:value="16940419" calcext:value-type="float">
            <text:p>16 940 419</text:p>
          </table:table-cell>
          <table:table-cell table:style-name="ce68" table:formula="of:=[.G11]/1000000" office:value-type="float" office:value="16.940419" calcext:value-type="float">
            <text:p>16,94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number-columns-repeated="2" table:style-name="ce35" office:value-type="float" office:value="0" calcext:value-type="float">
            <text:p>0</text:p>
          </table:table-cell>
          <table:table-cell table:style-name="ce68" table:formula="of:=[.P11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1" office:value-type="string" calcext:value-type="string">
            <text:p>131.242344</text:p>
          </table:table-cell>
          <table:table-cell table:style-name="ce54" office:value-type="float" office:value="19048730" calcext:value-type="float">
            <text:p>19 048 730</text:p>
          </table:table-cell>
          <table:table-cell table:style-name="ce69" table:formula="of:=[.G12]/1000000" office:value-type="float" office:value="19.04873" calcext:value-type="float">
            <text:p>19,05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number-columns-repeated="2" table:style-name="ce36" office:value-type="float" office:value="0" calcext:value-type="float">
            <text:p>0</text:p>
          </table:table-cell>
          <table:table-cell table:style-name="ce69" table:formula="of:=[.P12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1" office:value-type="string" calcext:value-type="string">
            <text:p>120.148087</text:p>
          </table:table-cell>
          <table:table-cell table:style-name="ce54" office:value-type="float" office:value="20807655" calcext:value-type="float">
            <text:p>20 807 655</text:p>
          </table:table-cell>
          <table:table-cell table:style-name="ce69" table:formula="of:=[.G13]/1000000" office:value-type="float" office:value="20.807655" calcext:value-type="float">
            <text:p>20,81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number-columns-repeated="2" table:style-name="ce36" office:value-type="float" office:value="0" calcext:value-type="float">
            <text:p>0</text:p>
          </table:table-cell>
          <table:table-cell table:style-name="ce69" table:formula="of:=[.P13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31" office:value-type="string" calcext:value-type="string">
            <text:p>130.735037</text:p>
          </table:table-cell>
          <table:table-cell table:style-name="ce54" office:value-type="float" office:value="19122647" calcext:value-type="float">
            <text:p>19 122 647</text:p>
          </table:table-cell>
          <table:table-cell table:style-name="ce69" table:formula="of:=[.G14]/1000000" office:value-type="float" office:value="19.122647" calcext:value-type="float">
            <text:p>19,1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number-columns-repeated="2" table:style-name="ce36" office:value-type="float" office:value="0" calcext:value-type="float">
            <text:p>0</text:p>
          </table:table-cell>
          <table:table-cell table:style-name="ce69" table:formula="of:=[.P14]/1000000" office:value-type="float" office:value="0" calcext:value-type="float">
            <text:p>,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31" office:value-type="string" calcext:value-type="string">
            <text:p>114.194616</text:p>
          </table:table-cell>
          <table:table-cell table:style-name="ce54" office:value-type="float" office:value="21892450" calcext:value-type="float">
            <text:p>21 892 450</text:p>
          </table:table-cell>
          <table:table-cell table:style-name="ce69" table:formula="of:=[.G15]/1000000" office:value-type="float" office:value="21.89245" calcext:value-type="float">
            <text:p>21,89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36" office:value-type="string" calcext:value-type="string">
            <text:p>15.530733</text:p>
          </table:table-cell>
          <table:table-cell table:style-name="ce36" office:value-type="float" office:value="643884612" calcext:value-type="float">
            <text:p>643 884 612</text:p>
          </table:table-cell>
          <table:table-cell table:style-name="ce69" table:formula="of:=[.P15]/1000000" office:value-type="float" office:value="643.884612" calcext:value-type="float">
            <text:p>643,88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1" office:value-type="string" calcext:value-type="string">
            <text:p>110.360708</text:p>
          </table:table-cell>
          <table:table-cell table:style-name="ce54" office:value-type="float" office:value="22652989" calcext:value-type="float">
            <text:p>22 652 989</text:p>
          </table:table-cell>
          <table:table-cell table:style-name="ce69" table:formula="of:=[.G16]/1000000" office:value-type="float" office:value="22.652989" calcext:value-type="float">
            <text:p>22,65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6" office:value-type="string" calcext:value-type="string">
            <text:p>13.727416</text:p>
          </table:table-cell>
          <table:table-cell table:style-name="ce36" office:value-type="float" office:value="728469218" calcext:value-type="float">
            <text:p>728 469 218</text:p>
          </table:table-cell>
          <table:table-cell table:style-name="ce69" table:formula="of:=[.P16]/1000000" office:value-type="float" office:value="728.469218" calcext:value-type="float">
            <text:p>728,47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1" office:value-type="string" calcext:value-type="string">
            <text:p>111.257038</text:p>
          </table:table-cell>
          <table:table-cell table:style-name="ce54" office:value-type="float" office:value="22470488" calcext:value-type="float">
            <text:p>22 470 488</text:p>
          </table:table-cell>
          <table:table-cell table:style-name="ce69" table:formula="of:=[.G17]/1000000" office:value-type="float" office:value="22.470488" calcext:value-type="float">
            <text:p>22,47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6" office:value-type="string" calcext:value-type="string">
            <text:p>13.893177</text:p>
          </table:table-cell>
          <table:table-cell table:style-name="ce36" office:value-type="float" office:value="719777772" calcext:value-type="float">
            <text:p>719 777 772</text:p>
          </table:table-cell>
          <table:table-cell table:style-name="ce69" table:formula="of:=[.P17]/1000000" office:value-type="float" office:value="719.777772" calcext:value-type="float">
            <text:p>719,78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32" office:value-type="string" calcext:value-type="string">
            <text:p>111.919538</text:p>
          </table:table-cell>
          <table:table-cell table:style-name="ce55" office:value-type="float" office:value="22337476" calcext:value-type="float">
            <text:p>22 337 476</text:p>
          </table:table-cell>
          <table:table-cell table:style-name="ce70" table:formula="of:=[.G18]/1000000" office:value-type="float" office:value="22.337476" calcext:value-type="float">
            <text:p>22,34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37" office:value-type="string" calcext:value-type="string">
            <text:p>13.788144</text:p>
          </table:table-cell>
          <table:table-cell table:style-name="ce37" office:value-type="float" office:value="725260774" calcext:value-type="float">
            <text:p>725 260 774</text:p>
          </table:table-cell>
          <table:table-cell table:style-name="ce70" table:formula="of:=[.P18]/1000000" office:value-type="float" office:value="725.260774" calcext:value-type="float">
            <text:p>725,2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29" office:value-type="string" calcext:value-type="string">
            <text:p>24.903739</text:p>
          </table:table-cell>
          <table:table-cell table:style-name="ce56" office:value-type="float" office:value="424640567" calcext:value-type="float">
            <text:p>424 640 567</text:p>
          </table:table-cell>
          <table:table-cell table:style-name="ce68" table:formula="of:=[.G19]/1000000" office:value-type="float" office:value="424.640567" calcext:value-type="float">
            <text:p>424,64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35" office:value-type="string" calcext:value-type="string">
            <text:p>149.795135</text:p>
          </table:table-cell>
          <table:table-cell table:style-name="ce35" office:value-type="float" office:value="16689460" calcext:value-type="float">
            <text:p>16 689 460</text:p>
          </table:table-cell>
          <table:table-cell table:style-name="ce68" table:formula="of:=[.P19]/1000000" office:value-type="float" office:value="16.68946" calcext:value-type="float">
            <text:p>16,69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1" office:value-type="string" calcext:value-type="string">
            <text:p>2.647205</text:p>
          </table:table-cell>
          <table:table-cell table:style-name="ce54" office:value-type="float" office:value="3777569172" calcext:value-type="float">
            <text:p>3 777 569 172</text:p>
          </table:table-cell>
          <table:table-cell table:style-name="ce69" table:formula="of:=[.G20]/1000000" office:value-type="float" office:value="3777.569172" calcext:value-type="float">
            <text:p>3 777,57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6" office:value-type="string" calcext:value-type="string">
            <text:p>126.221914</text:p>
          </table:table-cell>
          <table:table-cell table:style-name="ce36" office:value-type="float" office:value="19806386" calcext:value-type="float">
            <text:p>19 806 386</text:p>
          </table:table-cell>
          <table:table-cell table:style-name="ce69" table:formula="of:=[.P20]/1000000" office:value-type="float" office:value="19.806386" calcext:value-type="float">
            <text:p>19,81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1" office:value-type="string" calcext:value-type="string">
            <text:p>2.524460</text:p>
          </table:table-cell>
          <table:table-cell table:style-name="ce54" office:value-type="float" office:value="3961243196" calcext:value-type="float">
            <text:p>3 961 243 196</text:p>
          </table:table-cell>
          <table:table-cell table:style-name="ce69" table:formula="of:=[.G21]/1000000" office:value-type="float" office:value="3961.243196" calcext:value-type="float">
            <text:p>3 961,24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6" office:value-type="string" calcext:value-type="string">
            <text:p>121.70381</text:p>
          </table:table-cell>
          <table:table-cell table:style-name="ce36" office:value-type="float" office:value="20541674" calcext:value-type="float">
            <text:p>20 541 674</text:p>
          </table:table-cell>
          <table:table-cell table:style-name="ce69" table:formula="of:=[.P21]/1000000" office:value-type="float" office:value="20.541674" calcext:value-type="float">
            <text:p>20,54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31" office:value-type="string" calcext:value-type="string">
            <text:p>2.542503</text:p>
          </table:table-cell>
          <table:table-cell table:style-name="ce54" office:value-type="float" office:value="3933132035" calcext:value-type="float">
            <text:p>3 933 132 035</text:p>
          </table:table-cell>
          <table:table-cell table:style-name="ce69" table:formula="of:=[.G22]/1000000" office:value-type="float" office:value="3933.132035" calcext:value-type="float">
            <text:p>3 933,1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36" office:value-type="string" calcext:value-type="string">
            <text:p>122.305629</text:p>
          </table:table-cell>
          <table:table-cell table:style-name="ce36" office:value-type="float" office:value="20440596" calcext:value-type="float">
            <text:p>20 440 596</text:p>
          </table:table-cell>
          <table:table-cell table:style-name="ce69" table:formula="of:=[.P22]/1000000" office:value-type="float" office:value="20.440596" calcext:value-type="float">
            <text:p>20,44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3"/>
          <table:table-cell table:style-name="ce31" office:value-type="string" calcext:value-type="string">
            <text:p>30.777914</text:p>
          </table:table-cell>
          <table:table-cell table:style-name="ce54" office:value-type="float" office:value="324908309" calcext:value-type="float">
            <text:p>324 908 309</text:p>
          </table:table-cell>
          <table:table-cell table:style-name="ce69" table:formula="of:=[.G23]/1000000" office:value-type="float" office:value="324.908309" calcext:value-type="float">
            <text:p>324,91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3"/>
          <table:table-cell table:style-name="ce36" office:value-type="string" calcext:value-type="string">
            <text:p>57.191476</text:p>
          </table:table-cell>
          <table:table-cell table:style-name="ce36" office:value-type="float" office:value="43712807" calcext:value-type="float">
            <text:p>43 712 807</text:p>
          </table:table-cell>
          <table:table-cell table:style-name="ce69" table:formula="of:=[.P23]/1000000" office:value-type="float" office:value="43.712807" calcext:value-type="float">
            <text:p>43,71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3"/>
          <table:table-cell table:style-name="ce31" office:value-type="string" calcext:value-type="string">
            <text:p>29.500874</text:p>
          </table:table-cell>
          <table:table-cell table:style-name="ce54" office:value-type="float" office:value="338973008" calcext:value-type="float">
            <text:p>338 973 008</text:p>
          </table:table-cell>
          <table:table-cell table:style-name="ce69" table:formula="of:=[.G24]/1000000" office:value-type="float" office:value="338.973008" calcext:value-type="float">
            <text:p>338,97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3"/>
          <table:table-cell table:style-name="ce36" office:value-type="string" calcext:value-type="string">
            <text:p>57.923543</text:p>
          </table:table-cell>
          <table:table-cell table:style-name="ce36" office:value-type="float" office:value="43160343" calcext:value-type="float">
            <text:p>43 160 343</text:p>
          </table:table-cell>
          <table:table-cell table:style-name="ce69" table:formula="of:=[.P24]/1000000" office:value-type="float" office:value="43.160343" calcext:value-type="float">
            <text:p>43,16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3"/>
          <table:table-cell table:style-name="ce31" office:value-type="string" calcext:value-type="string">
            <text:p>28.983452</text:p>
          </table:table-cell>
          <table:table-cell table:style-name="ce54" office:value-type="float" office:value="345024464" calcext:value-type="float">
            <text:p>345 024 464</text:p>
          </table:table-cell>
          <table:table-cell table:style-name="ce69" table:formula="of:=[.G25]/1000000" office:value-type="float" office:value="345.024464" calcext:value-type="float">
            <text:p>345,0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3"/>
          <table:table-cell table:style-name="ce36" office:value-type="string" calcext:value-type="string">
            <text:p>55.788046</text:p>
          </table:table-cell>
          <table:table-cell table:style-name="ce36" office:value-type="float" office:value="44812467" calcext:value-type="float">
            <text:p>44 812 467</text:p>
          </table:table-cell>
          <table:table-cell table:style-name="ce69" table:formula="of:=[.P25]/1000000" office:value-type="float" office:value="44.812467" calcext:value-type="float">
            <text:p>44,81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4"/>
          <table:table-cell table:style-name="ce32" office:value-type="string" calcext:value-type="string">
            <text:p>27.15991</text:p>
          </table:table-cell>
          <table:table-cell table:style-name="ce55" office:value-type="float" office:value="368189732" calcext:value-type="float">
            <text:p>368 189 732</text:p>
          </table:table-cell>
          <table:table-cell table:style-name="ce70" table:formula="of:=[.G26]/1000000" office:value-type="float" office:value="368.189732" calcext:value-type="float">
            <text:p>368,19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4"/>
          <table:table-cell table:style-name="ce37" office:value-type="string" calcext:value-type="string">
            <text:p>60.564565</text:p>
          </table:table-cell>
          <table:table-cell table:style-name="ce37" office:value-type="float" office:value="41278262" calcext:value-type="float">
            <text:p>41 278 262</text:p>
          </table:table-cell>
          <table:table-cell table:style-name="ce70" table:formula="of:=[.P26]/1000000" office:value-type="float" office:value="41.278262" calcext:value-type="float">
            <text:p>41,2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29" office:value-type="string" calcext:value-type="string">
            <text:p>193.654534</text:p>
          </table:table-cell>
          <table:table-cell table:style-name="ce52" office:value-type="float" office:value="12909586" calcext:value-type="float">
            <text:p>12 909 586</text:p>
          </table:table-cell>
          <table:table-cell table:style-name="ce68" table:formula="of:=[.G27]/1000000" office:value-type="float" office:value="12.909586" calcext:value-type="float">
            <text:p>12,91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number-columns-repeated="2" table:style-name="ce38" office:value-type="float" office:value="0" calcext:value-type="float">
            <text:p>0</text:p>
          </table:table-cell>
          <table:table-cell table:style-name="ce68" table:formula="of:=[.P27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1" office:value-type="string" calcext:value-type="string">
            <text:p>131.639687</text:p>
          </table:table-cell>
          <table:table-cell table:style-name="ce54" office:value-type="float" office:value="18991233" calcext:value-type="float">
            <text:p>18 991 233</text:p>
          </table:table-cell>
          <table:table-cell table:style-name="ce69" table:formula="of:=[.G28]/1000000" office:value-type="float" office:value="18.991233" calcext:value-type="float">
            <text:p>18,99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number-columns-repeated="2" table:style-name="ce36" office:value-type="float" office:value="0" calcext:value-type="float">
            <text:p>0</text:p>
          </table:table-cell>
          <table:table-cell table:style-name="ce69" table:formula="of:=[.P28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1" office:value-type="string" calcext:value-type="string">
            <text:p>28.717067</text:p>
          </table:table-cell>
          <table:table-cell table:style-name="ce54" office:value-type="float" office:value="348224977" calcext:value-type="float">
            <text:p>348 224 977</text:p>
          </table:table-cell>
          <table:table-cell table:style-name="ce69" table:formula="of:=[.G29]/1000000" office:value-type="float" office:value="348.224977" calcext:value-type="float">
            <text:p>348,2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number-columns-repeated="2" table:style-name="ce36" office:value-type="float" office:value="0" calcext:value-type="float">
            <text:p>0</text:p>
          </table:table-cell>
          <table:table-cell table:style-name="ce69" table:formula="of:=[.P29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31" office:value-type="string" calcext:value-type="string">
            <text:p>135.258107</text:p>
          </table:table-cell>
          <table:table-cell table:style-name="ce54" office:value-type="float" office:value="18483180" calcext:value-type="float">
            <text:p>18 483 180</text:p>
          </table:table-cell>
          <table:table-cell table:style-name="ce69" table:formula="of:=[.G30]/1000000" office:value-type="float" office:value="18.48318" calcext:value-type="float">
            <text:p>18,48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number-columns-repeated="2" table:style-name="ce36" office:value-type="float" office:value="0" calcext:value-type="float">
            <text:p>0</text:p>
          </table:table-cell>
          <table:table-cell table:style-name="ce69" table:formula="of:=[.P30]/1000000" office:value-type="float" office:value="0" calcext:value-type="float">
            <text:p>,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31" office:value-type="string" calcext:value-type="string">
            <text:p>111.293988</text:p>
          </table:table-cell>
          <table:table-cell table:style-name="ce54" office:value-type="float" office:value="22463028" calcext:value-type="float">
            <text:p>22 463 028</text:p>
          </table:table-cell>
          <table:table-cell table:style-name="ce69" table:formula="of:=[.G31]/1000000" office:value-type="float" office:value="22.463028" calcext:value-type="float">
            <text:p>22,46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36" office:value-type="string" calcext:value-type="string">
            <text:p>54.261650</text:p>
          </table:table-cell>
          <table:table-cell table:style-name="ce36" office:value-type="float" office:value="46073055" calcext:value-type="float">
            <text:p>46 073 055</text:p>
          </table:table-cell>
          <table:table-cell table:style-name="ce69" table:formula="of:=[.P31]/1000000" office:value-type="float" office:value="46.073055" calcext:value-type="float">
            <text:p>46,07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1" office:value-type="string" calcext:value-type="string">
            <text:p>111.490361</text:p>
          </table:table-cell>
          <table:table-cell table:style-name="ce54" office:value-type="float" office:value="22423463" calcext:value-type="float">
            <text:p>22 423 463</text:p>
          </table:table-cell>
          <table:table-cell table:style-name="ce69" table:formula="of:=[.G32]/1000000" office:value-type="float" office:value="22.423463" calcext:value-type="float">
            <text:p>22,4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6" office:value-type="string" calcext:value-type="string">
            <text:p>54.300120</text:p>
          </table:table-cell>
          <table:table-cell table:style-name="ce36" office:value-type="float" office:value="46040413" calcext:value-type="float">
            <text:p>46 040 413</text:p>
          </table:table-cell>
          <table:table-cell table:style-name="ce69" table:formula="of:=[.P32]/1000000" office:value-type="float" office:value="46.040413" calcext:value-type="float">
            <text:p>46,04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1" office:value-type="string" calcext:value-type="string">
            <text:p>113.521767</text:p>
          </table:table-cell>
          <table:table-cell table:style-name="ce54" office:value-type="float" office:value="22022208" calcext:value-type="float">
            <text:p>22 022 208</text:p>
          </table:table-cell>
          <table:table-cell table:style-name="ce69" table:formula="of:=[.G33]/1000000" office:value-type="float" office:value="22.022208" calcext:value-type="float">
            <text:p>22,0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6" office:value-type="string" calcext:value-type="string">
            <text:p>55.712428</text:p>
          </table:table-cell>
          <table:table-cell table:style-name="ce36" office:value-type="float" office:value="44873291" calcext:value-type="float">
            <text:p>44 873 291</text:p>
          </table:table-cell>
          <table:table-cell table:style-name="ce69" table:formula="of:=[.P33]/1000000" office:value-type="float" office:value="44.873291" calcext:value-type="float">
            <text:p>44,87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32" office:value-type="string" calcext:value-type="string">
            <text:p>113.458437</text:p>
          </table:table-cell>
          <table:table-cell table:style-name="ce55" office:value-type="float" office:value="22034500" calcext:value-type="float">
            <text:p>22 034 500</text:p>
          </table:table-cell>
          <table:table-cell table:style-name="ce70" table:formula="of:=[.G34]/1000000" office:value-type="float" office:value="22.0345" calcext:value-type="float">
            <text:p>22,03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39" office:value-type="string" calcext:value-type="string">
            <text:p>54.922878</text:p>
          </table:table-cell>
          <table:table-cell table:style-name="ce39" office:value-type="float" office:value="45518372" calcext:value-type="float">
            <text:p>45 518 372</text:p>
          </table:table-cell>
          <table:table-cell table:style-name="ce70" table:formula="of:=[.P34]/1000000" office:value-type="float" office:value="45.518372" calcext:value-type="float">
            <text:p>45,52</text:p>
          </table:table-cell>
        </table:table-row>
        <table:table-row table:style-name="ro1" table:number-rows-repeated="34">
          <table:table-cell table:number-columns-repeated="17"/>
        </table:table-row>
        <table:table-row table:style-name="ro1">
          <table:table-cell office:value-type="string" calcext:value-type="string" table:number-columns-spanned="8" table:number-rows-spanned="1">
            <text:p>Vecteur de doubles : Multiplication par un scalaire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Vecteur de floats: Multiplication par un scalaire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  <table:table-cell/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16">
            <text:p>10 000 000 000</text:p>
          </table:table-cell>
          <table:table-cell table:style-name="ce33" office:value-type="string" calcext:value-type="string">
            <text:p>23.549328</text:p>
          </table:table-cell>
          <table:table-cell table:style-name="ce56" office:value-type="float" office:value="424640567" calcext:value-type="float">
            <text:p>424 640 567</text:p>
          </table:table-cell>
          <table:table-cell table:style-name="ce68" table:formula="of:=[.G71]/1000000" office:value-type="float" office:value="424.640567" calcext:value-type="float">
            <text:p>424,64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16">
            <text:p>10 000 000 000</text:p>
          </table:table-cell>
          <table:table-cell table:style-name="ce71" office:value-type="string" calcext:value-type="string">
            <text:p>23.415338</text:p>
          </table:table-cell>
          <table:table-cell table:style-name="ce82" office:value-type="float" office:value="427070495" calcext:value-type="float">
            <text:p>427 070 495</text:p>
          </table:table-cell>
          <table:table-cell table:style-name="ce68" table:formula="of:=[.P71]/1000000" office:value-type="float" office:value="427.070495" calcext:value-type="float">
            <text:p>427,07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30" office:value-type="string" calcext:value-type="string">
            <text:p>4.734879</text:p>
          </table:table-cell>
          <table:table-cell table:style-name="ce53" office:value-type="float" office:value="2111986388" calcext:value-type="float">
            <text:p>2 111 986 388</text:p>
          </table:table-cell>
          <table:table-cell table:style-name="ce69" table:formula="of:=[.G72]/1000000" office:value-type="float" office:value="2111.986388" calcext:value-type="float">
            <text:p>2 111,99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72" office:value-type="string" calcext:value-type="string">
            <text:p>4.684397</text:p>
          </table:table-cell>
          <table:table-cell table:style-name="ce83" office:value-type="float" office:value="2134746478" calcext:value-type="float">
            <text:p>2 134 746 478</text:p>
          </table:table-cell>
          <table:table-cell table:style-name="ce69" table:formula="of:=[.P72]/1000000" office:value-type="float" office:value="2134.746478" calcext:value-type="float">
            <text:p>2 134,75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30" office:value-type="string" calcext:value-type="string">
            <text:p>3.975511</text:p>
          </table:table-cell>
          <table:table-cell table:style-name="ce53" office:value-type="float" office:value="2515399907" calcext:value-type="float">
            <text:p>2 515 399 907</text:p>
          </table:table-cell>
          <table:table-cell table:style-name="ce69" table:formula="of:=[.G73]/1000000" office:value-type="float" office:value="2515.399907" calcext:value-type="float">
            <text:p>2 515,4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72" office:value-type="string" calcext:value-type="string">
            <text:p>3.977467</text:p>
          </table:table-cell>
          <table:table-cell table:style-name="ce83" office:value-type="float" office:value="2514162908" calcext:value-type="float">
            <text:p>2 514 162 908</text:p>
          </table:table-cell>
          <table:table-cell table:style-name="ce69" table:formula="of:=[.P73]/1000000" office:value-type="float" office:value="2514.162908" calcext:value-type="float">
            <text:p>2 514,16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30" office:value-type="string" calcext:value-type="string">
            <text:p>3.119898</text:p>
          </table:table-cell>
          <table:table-cell table:style-name="ce53" office:value-type="float" office:value="3205232991" calcext:value-type="float">
            <text:p>3 205 232 991</text:p>
          </table:table-cell>
          <table:table-cell table:style-name="ce69" table:formula="of:=[.G74]/1000000" office:value-type="float" office:value="3205.232991" calcext:value-type="float">
            <text:p>3 205,2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72" office:value-type="string" calcext:value-type="string">
            <text:p>1.873428</text:p>
          </table:table-cell>
          <table:table-cell table:style-name="ce83" office:value-type="float" office:value="5337808552" calcext:value-type="float">
            <text:p>5 337 808 552</text:p>
          </table:table-cell>
          <table:table-cell table:style-name="ce69" table:formula="of:=[.P74]/1000000" office:value-type="float" office:value="5337.808552" calcext:value-type="float">
            <text:p>5 337,81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30" office:value-type="string" calcext:value-type="string">
            <text:p>25.388918</text:p>
          </table:table-cell>
          <table:table-cell table:style-name="ce53" office:value-type="float" office:value="393872633" calcext:value-type="float">
            <text:p>393 872 633</text:p>
          </table:table-cell>
          <table:table-cell table:style-name="ce69" table:formula="of:=[.G75]/1000000" office:value-type="float" office:value="393.872633" calcext:value-type="float">
            <text:p>393,87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72" office:value-type="string" calcext:value-type="string">
            <text:p>23.473962</text:p>
          </table:table-cell>
          <table:table-cell table:style-name="ce83" office:value-type="float" office:value="426003927" calcext:value-type="float">
            <text:p>426 003 927</text:p>
          </table:table-cell>
          <table:table-cell table:style-name="ce69" table:formula="of:=[.P75]/1000000" office:value-type="float" office:value="426.003927" calcext:value-type="float">
            <text:p>426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30" office:value-type="string" calcext:value-type="string">
            <text:p>22.295452</text:p>
          </table:table-cell>
          <table:table-cell table:style-name="ce53" office:value-type="float" office:value="448521967" calcext:value-type="float">
            <text:p>448 521 967</text:p>
          </table:table-cell>
          <table:table-cell table:style-name="ce69" table:formula="of:=[.G76]/1000000" office:value-type="float" office:value="448.521967" calcext:value-type="float">
            <text:p>448,5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72" office:value-type="string" calcext:value-type="string">
            <text:p>9.782627</text:p>
          </table:table-cell>
          <table:table-cell table:style-name="ce83" office:value-type="float" office:value="1022220309" calcext:value-type="float">
            <text:p>1 022 220 309</text:p>
          </table:table-cell>
          <table:table-cell table:style-name="ce69" table:formula="of:=[.P76]/1000000" office:value-type="float" office:value="1022.220309" calcext:value-type="float">
            <text:p>1 022,22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30" office:value-type="string" calcext:value-type="string">
            <text:p>20.244230</text:p>
          </table:table-cell>
          <table:table-cell table:style-name="ce53" office:value-type="float" office:value="493967910" calcext:value-type="float">
            <text:p>493 967 910</text:p>
          </table:table-cell>
          <table:table-cell table:style-name="ce69" table:formula="of:=[.G77]/1000000" office:value-type="float" office:value="493.96791" calcext:value-type="float">
            <text:p>493,97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72" office:value-type="string" calcext:value-type="string">
            <text:p>10.178545</text:p>
          </table:table-cell>
          <table:table-cell table:style-name="ce83" office:value-type="float" office:value="982458691" calcext:value-type="float">
            <text:p>982 458 691</text:p>
          </table:table-cell>
          <table:table-cell table:style-name="ce69" table:formula="of:=[.P77]/1000000" office:value-type="float" office:value="982.458691" calcext:value-type="float">
            <text:p>982,46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30" office:value-type="string" calcext:value-type="string">
            <text:p>20.62739</text:p>
          </table:table-cell>
          <table:table-cell table:style-name="ce53" office:value-type="float" office:value="484792307" calcext:value-type="float">
            <text:p>484 792 307</text:p>
          </table:table-cell>
          <table:table-cell table:style-name="ce70" table:formula="of:=[.G78]/1000000" office:value-type="float" office:value="484.792307" calcext:value-type="float">
            <text:p>484,79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73" office:value-type="string" calcext:value-type="string">
            <text:p>9.811514</text:p>
          </table:table-cell>
          <table:table-cell table:style-name="ce84" office:value-type="float" office:value="1019210694" calcext:value-type="float">
            <text:p>1 019 210 694</text:p>
          </table:table-cell>
          <table:table-cell table:style-name="ce70" table:formula="of:=[.P78]/1000000" office:value-type="float" office:value="1019.210694" calcext:value-type="float">
            <text:p>1 019,2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1" office:value-type="boolean" office:boolean-value="false" calcext:value-type="boolean" table:number-columns-spanned="1" table:number-rows-spanned="8">
            <text:p>FAUX</text:p>
          </table:table-cell>
          <table:table-cell table:style-name="ce11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33" office:value-type="string" calcext:value-type="string">
            <text:p>157.916353</text:p>
          </table:table-cell>
          <table:table-cell table:style-name="ce56" office:value-type="float" office:value="15831166" calcext:value-type="float">
            <text:p>15 831 166</text:p>
          </table:table-cell>
          <table:table-cell table:style-name="ce68" table:formula="of:=[.G79]/1000000" office:value-type="float" office:value="15.831166" calcext:value-type="float">
            <text:p>15,83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1" office:value-type="boolean" office:boolean-value="false" calcext:value-type="boolean" table:number-columns-spanned="1" table:number-rows-spanned="8">
            <text:p>FAUX</text:p>
          </table:table-cell>
          <table:table-cell table:style-name="ce11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71" office:value-type="string" calcext:value-type="string">
            <text:p>140.422315</text:p>
          </table:table-cell>
          <table:table-cell table:style-name="ce82" office:value-type="float" office:value="17803438" calcext:value-type="float">
            <text:p>17 803 438</text:p>
          </table:table-cell>
          <table:table-cell table:style-name="ce68" table:formula="of:=[.P79]/1000000" office:value-type="float" office:value="17.803438" calcext:value-type="float">
            <text:p>17,8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0" office:value-type="string" calcext:value-type="string">
            <text:p>128.732053</text:p>
          </table:table-cell>
          <table:table-cell table:style-name="ce53" office:value-type="float" office:value="19420182" calcext:value-type="float">
            <text:p>19 420 182</text:p>
          </table:table-cell>
          <table:table-cell table:style-name="ce69" table:formula="of:=[.G80]/1000000" office:value-type="float" office:value="19.420182" calcext:value-type="float">
            <text:p>19,4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72" office:value-type="string" calcext:value-type="string">
            <text:p>122.963244</text:p>
          </table:table-cell>
          <table:table-cell table:style-name="ce83" office:value-type="float" office:value="20331278" calcext:value-type="float">
            <text:p>20 331 278</text:p>
          </table:table-cell>
          <table:table-cell table:style-name="ce69" table:formula="of:=[.P80]/1000000" office:value-type="float" office:value="20.331278" calcext:value-type="float">
            <text:p>20,3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0" office:value-type="string" calcext:value-type="string">
            <text:p>122.29590</text:p>
          </table:table-cell>
          <table:table-cell table:style-name="ce53" office:value-type="float" office:value="20442222" calcext:value-type="float">
            <text:p>20 442 222</text:p>
          </table:table-cell>
          <table:table-cell table:style-name="ce69" table:formula="of:=[.G81]/1000000" office:value-type="float" office:value="20.442222" calcext:value-type="float">
            <text:p>20,44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72" office:value-type="string" calcext:value-type="string">
            <text:p>120.367160</text:p>
          </table:table-cell>
          <table:table-cell table:style-name="ce83" office:value-type="float" office:value="20769784" calcext:value-type="float">
            <text:p>20 769 784</text:p>
          </table:table-cell>
          <table:table-cell table:style-name="ce69" table:formula="of:=[.P81]/1000000" office:value-type="float" office:value="20.769784" calcext:value-type="float">
            <text:p>20,77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30" office:value-type="string" calcext:value-type="string">
            <text:p>123.590984</text:p>
          </table:table-cell>
          <table:table-cell table:style-name="ce53" office:value-type="float" office:value="20228012" calcext:value-type="float">
            <text:p>20 228 012</text:p>
          </table:table-cell>
          <table:table-cell table:style-name="ce69" table:formula="of:=[.G82]/1000000" office:value-type="float" office:value="20.228012" calcext:value-type="float">
            <text:p>20,2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72" office:value-type="string" calcext:value-type="string">
            <text:p>127.519848</text:p>
          </table:table-cell>
          <table:table-cell table:style-name="ce83" office:value-type="float" office:value="19604791" calcext:value-type="float">
            <text:p>19 604 791</text:p>
          </table:table-cell>
          <table:table-cell table:style-name="ce69" table:formula="of:=[.P82]/1000000" office:value-type="float" office:value="19.604791" calcext:value-type="float">
            <text:p>19,6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30" office:value-type="string" calcext:value-type="string">
            <text:p>87.138729</text:p>
          </table:table-cell>
          <table:table-cell table:style-name="ce53" office:value-type="float" office:value="28689883" calcext:value-type="float">
            <text:p>28 689 883</text:p>
          </table:table-cell>
          <table:table-cell table:style-name="ce69" table:formula="of:=[.G83]/1000000" office:value-type="float" office:value="28.689883" calcext:value-type="float">
            <text:p>28,69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72" office:value-type="string" calcext:value-type="string">
            <text:p>39.598807</text:p>
          </table:table-cell>
          <table:table-cell table:style-name="ce83" office:value-type="float" office:value="63133215" calcext:value-type="float">
            <text:p>63 133 215</text:p>
          </table:table-cell>
          <table:table-cell table:style-name="ce69" table:formula="of:=[.P83]/1000000" office:value-type="float" office:value="63.133215" calcext:value-type="float">
            <text:p>63,1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0" office:value-type="string" calcext:value-type="string">
            <text:p>80.465821</text:p>
          </table:table-cell>
          <table:table-cell table:style-name="ce53" office:value-type="float" office:value="31069092" calcext:value-type="float">
            <text:p>31 069 092</text:p>
          </table:table-cell>
          <table:table-cell table:style-name="ce69" table:formula="of:=[.G84]/1000000" office:value-type="float" office:value="31.069092" calcext:value-type="float">
            <text:p>31,07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72" office:value-type="string" calcext:value-type="string">
            <text:p>42.579078</text:p>
          </table:table-cell>
          <table:table-cell table:style-name="ce83" office:value-type="float" office:value="58714282" calcext:value-type="float">
            <text:p>58 714 282</text:p>
          </table:table-cell>
          <table:table-cell table:style-name="ce69" table:formula="of:=[.P84]/1000000" office:value-type="float" office:value="58.714282" calcext:value-type="float">
            <text:p>58,71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0" office:value-type="string" calcext:value-type="string">
            <text:p>85.54745</text:p>
          </table:table-cell>
          <table:table-cell table:style-name="ce53" office:value-type="float" office:value="29223547" calcext:value-type="float">
            <text:p>29 223 547</text:p>
          </table:table-cell>
          <table:table-cell table:style-name="ce69" table:formula="of:=[.G85]/1000000" office:value-type="float" office:value="29.223547" calcext:value-type="float">
            <text:p>29,2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72" office:value-type="string" calcext:value-type="string">
            <text:p>42.62638</text:p>
          </table:table-cell>
          <table:table-cell table:style-name="ce83" office:value-type="float" office:value="58649127" calcext:value-type="float">
            <text:p>58 649 127</text:p>
          </table:table-cell>
          <table:table-cell table:style-name="ce69" table:formula="of:=[.P85]/1000000" office:value-type="float" office:value="58.649127" calcext:value-type="float">
            <text:p>58,65</text:p>
          </table:table-cell>
        </table:table-row>
        <table:table-row table:style-name="ro1">
          <table:covered-table-cell table:style-name="ce5"/>
          <table:covered-table-cell table:number-columns-repeated="2" table:style-name="ce12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34" office:value-type="string" calcext:value-type="string">
            <text:p>88.953999</text:p>
          </table:table-cell>
          <table:table-cell table:style-name="ce57" office:value-type="float" office:value="28104413" calcext:value-type="float">
            <text:p>28 104 413</text:p>
          </table:table-cell>
          <table:table-cell table:style-name="ce70" table:formula="of:=[.G86]/1000000" office:value-type="float" office:value="28.104413" calcext:value-type="float">
            <text:p>28,10</text:p>
          </table:table-cell>
          <table:table-cell/>
          <table:covered-table-cell table:style-name="ce5"/>
          <table:covered-table-cell table:number-columns-repeated="2" table:style-name="ce12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74" office:value-type="string" calcext:value-type="string">
            <text:p>37.581108</text:p>
          </table:table-cell>
          <table:table-cell table:style-name="ce85" office:value-type="float" office:value="66522785" calcext:value-type="float">
            <text:p>66 522 785</text:p>
          </table:table-cell>
          <table:table-cell table:style-name="ce70" table:formula="of:=[.P86]/1000000" office:value-type="float" office:value="66.522785" calcext:value-type="float">
            <text:p>66,52</text:p>
          </table:table-cell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12"/>
          <table:table-cell table:style-name="ce13" table:number-columns-repeated="2"/>
          <table:table-cell table:style-name="ce75"/>
          <table:table-cell table:style-name="ce13"/>
          <table:table-cell/>
        </table:table-row>
        <table:table-row table:style-name="ro1" table:number-rows-repeated="41">
          <table:table-cell table:number-columns-repeated="17"/>
        </table:table-row>
        <table:table-row table:style-name="ro1">
          <table:table-cell office:value-type="string" calcext:value-type="string" table:number-columns-spanned="8" table:number-rows-spanned="1">
            <text:p>Vecteurs de doubles : produit scalaire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Vecteurs de floats: produit scalaire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  <table:table-cell/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32">
            <text:p>10 000 000 000</text:p>
          </table:table-cell>
          <table:table-cell table:style-name="ce35" office:value-type="string" calcext:value-type="string">
            <text:p>12.357843</text:p>
          </table:table-cell>
          <table:table-cell table:style-name="ce35" office:value-type="float" office:value="809202706" calcext:value-type="float">
            <text:p>809 202 706</text:p>
          </table:table-cell>
          <table:table-cell table:style-name="ce68" table:formula="of:=[.G139]/1000000" office:value-type="float" office:value="809.202706" calcext:value-type="float">
            <text:p>809,20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32">
            <text:p>10 000 000 000</text:p>
          </table:table-cell>
          <table:table-cell table:style-name="ce76" office:value-type="string" calcext:value-type="string">
            <text:p>12.392695</text:p>
          </table:table-cell>
          <table:table-cell table:style-name="ce52" office:value-type="float" office:value="806926984" calcext:value-type="float">
            <text:p>806 926 984</text:p>
          </table:table-cell>
          <table:table-cell table:style-name="ce68" table:formula="of:=[.P139]/1000000" office:value-type="float" office:value="806.926984" calcext:value-type="float">
            <text:p>806,9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36" office:value-type="string" calcext:value-type="string">
            <text:p>4.160</text:p>
          </table:table-cell>
          <table:table-cell table:style-name="ce36" office:value-type="float" office:value="2403846153" calcext:value-type="float">
            <text:p>2 403 846 153</text:p>
          </table:table-cell>
          <table:table-cell table:style-name="ce69" table:formula="of:=[.G140]/1000000" office:value-type="float" office:value="2403.846153" calcext:value-type="float">
            <text:p>2 403,85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77" office:value-type="string" calcext:value-type="string">
            <text:p>3.980891</text:p>
          </table:table-cell>
          <table:table-cell table:style-name="ce54" office:value-type="float" office:value="2512000454" calcext:value-type="float">
            <text:p>2 512 000 454</text:p>
          </table:table-cell>
          <table:table-cell table:style-name="ce69" table:formula="of:=[.P140]/1000000" office:value-type="float" office:value="2512.000454" calcext:value-type="float">
            <text:p>2 512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36" office:value-type="string" calcext:value-type="string">
            <text:p>3.922662</text:p>
          </table:table-cell>
          <table:table-cell table:style-name="ce36" office:value-type="float" office:value="2549289232" calcext:value-type="float">
            <text:p>2 549 289 232</text:p>
          </table:table-cell>
          <table:table-cell table:style-name="ce69" table:formula="of:=[.G141]/1000000" office:value-type="float" office:value="2549.289232" calcext:value-type="float">
            <text:p>2 549,29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77" office:value-type="string" calcext:value-type="string">
            <text:p>3.924046</text:p>
          </table:table-cell>
          <table:table-cell table:style-name="ce54" office:value-type="float" office:value="2548390105" calcext:value-type="float">
            <text:p>2 548 390 105</text:p>
          </table:table-cell>
          <table:table-cell table:style-name="ce69" table:formula="of:=[.P141]/1000000" office:value-type="float" office:value="2548.390105" calcext:value-type="float">
            <text:p>2 548,39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36" office:value-type="string" calcext:value-type="string">
            <text:p>3.920637</text:p>
          </table:table-cell>
          <table:table-cell table:style-name="ce36" office:value-type="float" office:value="2550605934" calcext:value-type="float">
            <text:p>2 550 605 934</text:p>
          </table:table-cell>
          <table:table-cell table:style-name="ce69" table:formula="of:=[.G142]/1000000" office:value-type="float" office:value="2550.605934" calcext:value-type="float">
            <text:p>2 550,61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78" office:value-type="string" calcext:value-type="string">
            <text:p>3.918000</text:p>
          </table:table-cell>
          <table:table-cell table:style-name="ce78" office:value-type="float" office:value="2552322613" calcext:value-type="float">
            <text:p>2552322613</text:p>
          </table:table-cell>
          <table:table-cell table:style-name="ce69" table:formula="of:=[.P142]/1000000" office:value-type="float" office:value="2552.322613" calcext:value-type="float">
            <text:p>2 552,32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36" office:value-type="string" calcext:value-type="string">
            <text:p>12.656599</text:p>
          </table:table-cell>
          <table:table-cell table:style-name="ce36" office:value-type="float" office:value="790101669" calcext:value-type="float">
            <text:p>790 101 669</text:p>
          </table:table-cell>
          <table:table-cell table:style-name="ce69" table:formula="of:=[.G143]/1000000" office:value-type="float" office:value="790.101669" calcext:value-type="float">
            <text:p>790,10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77" office:value-type="string" calcext:value-type="string">
            <text:p>12.388884</text:p>
          </table:table-cell>
          <table:table-cell table:style-name="ce54" office:value-type="float" office:value="807175206" calcext:value-type="float">
            <text:p>807 175 206</text:p>
          </table:table-cell>
          <table:table-cell table:style-name="ce69" table:formula="of:=[.P143]/1000000" office:value-type="float" office:value="807.175206" calcext:value-type="float">
            <text:p>807,18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36" office:value-type="string" calcext:value-type="string">
            <text:p>7.164888</text:p>
          </table:table-cell>
          <table:table-cell table:style-name="ce36" office:value-type="float" office:value="1395695229" calcext:value-type="float">
            <text:p>1 395 695 229</text:p>
          </table:table-cell>
          <table:table-cell table:style-name="ce69" table:formula="of:=[.G144]/1000000" office:value-type="float" office:value="1395.695229" calcext:value-type="float">
            <text:p>1 395,7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77" office:value-type="string" calcext:value-type="string">
            <text:p>3.996534</text:p>
          </table:table-cell>
          <table:table-cell table:style-name="ce54" office:value-type="float" office:value="2502168128" calcext:value-type="float">
            <text:p>2 502 168 128</text:p>
          </table:table-cell>
          <table:table-cell table:style-name="ce69" table:formula="of:=[.P144]/1000000" office:value-type="float" office:value="2502.168128" calcext:value-type="float">
            <text:p>2 502,17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36" office:value-type="string" calcext:value-type="string">
            <text:p>6.671123</text:p>
          </table:table-cell>
          <table:table-cell table:style-name="ce36" office:value-type="float" office:value="1498997994" calcext:value-type="float">
            <text:p>1 498 997 994</text:p>
          </table:table-cell>
          <table:table-cell table:style-name="ce69" table:formula="of:=[.G145]/1000000" office:value-type="float" office:value="1498.997994" calcext:value-type="float">
            <text:p>1 499,0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77" office:value-type="string" calcext:value-type="string">
            <text:p>3.986777</text:p>
          </table:table-cell>
          <table:table-cell table:style-name="ce54" office:value-type="float" office:value="2508291785" calcext:value-type="float">
            <text:p>2 508 291 785</text:p>
          </table:table-cell>
          <table:table-cell table:style-name="ce69" table:formula="of:=[.P145]/1000000" office:value-type="float" office:value="2508.291785" calcext:value-type="float">
            <text:p>2 508,29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37" office:value-type="string" calcext:value-type="string">
            <text:p>6.552981</text:p>
          </table:table-cell>
          <table:table-cell table:style-name="ce37" office:value-type="float" office:value="1526023042" calcext:value-type="float">
            <text:p>1 526 023 042</text:p>
          </table:table-cell>
          <table:table-cell table:style-name="ce70" table:formula="of:=[.G146]/1000000" office:value-type="float" office:value="1526.023042" calcext:value-type="float">
            <text:p>1 526,02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77" office:value-type="string" calcext:value-type="string">
            <text:p>3.997699</text:p>
          </table:table-cell>
          <table:table-cell table:style-name="ce54" office:value-type="float" office:value="2501438952" calcext:value-type="float">
            <text:p>2 501 438 952</text:p>
          </table:table-cell>
          <table:table-cell table:style-name="ce70" table:formula="of:=[.P146]/1000000" office:value-type="float" office:value="2501.438952" calcext:value-type="float">
            <text:p>2 501,4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35" office:value-type="string" calcext:value-type="string">
            <text:p>9.950959</text:p>
          </table:table-cell>
          <table:table-cell table:style-name="ce35" office:value-type="float" office:value="1004928268" calcext:value-type="float">
            <text:p>1 004 928 268</text:p>
          </table:table-cell>
          <table:table-cell table:style-name="ce68" table:formula="of:=[.G147]/1000000" office:value-type="float" office:value="1004.928268" calcext:value-type="float">
            <text:p>1 004,93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number-columns-repeated="2" table:style-name="ce79" office:value-type="float" office:value="0" calcext:value-type="float">
            <text:p>0</text:p>
          </table:table-cell>
          <table:table-cell table:style-name="ce68" table:formula="of:=[.P147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6" office:value-type="string" calcext:value-type="string">
            <text:p>2.63351</text:p>
          </table:table-cell>
          <table:table-cell table:style-name="ce36" office:value-type="float" office:value="3797213604" calcext:value-type="float">
            <text:p>3 797 213 604</text:p>
          </table:table-cell>
          <table:table-cell table:style-name="ce69" table:formula="of:=[.G148]/1000000" office:value-type="float" office:value="3797.213604" calcext:value-type="float">
            <text:p>3 797,21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number-columns-repeated="2" table:style-name="ce80" office:value-type="float" office:value="0" calcext:value-type="float">
            <text:p>0</text:p>
          </table:table-cell>
          <table:table-cell table:style-name="ce69" table:formula="of:=[.P148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6" office:value-type="string" calcext:value-type="string">
            <text:p>1.980067</text:p>
          </table:table-cell>
          <table:table-cell table:style-name="ce36" office:value-type="float" office:value="5050334155" calcext:value-type="float">
            <text:p>5 050 334 155</text:p>
          </table:table-cell>
          <table:table-cell table:style-name="ce69" table:formula="of:=[.G149]/1000000" office:value-type="float" office:value="5050.334155" calcext:value-type="float">
            <text:p>5 050,3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number-columns-repeated="2" table:style-name="ce80" office:value-type="float" office:value="0" calcext:value-type="float">
            <text:p>0</text:p>
          </table:table-cell>
          <table:table-cell table:style-name="ce69" table:formula="of:=[.P149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36" office:value-type="string" calcext:value-type="string">
            <text:p>1.983279</text:p>
          </table:table-cell>
          <table:table-cell table:style-name="ce36" office:value-type="float" office:value="5042154936" calcext:value-type="float">
            <text:p>5 042 154 936</text:p>
          </table:table-cell>
          <table:table-cell table:style-name="ce69" table:formula="of:=[.G150]/1000000" office:value-type="float" office:value="5042.154936" calcext:value-type="float">
            <text:p>5 042,15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number-columns-repeated="2" table:style-name="ce80" office:value-type="float" office:value="0" calcext:value-type="float">
            <text:p>0</text:p>
          </table:table-cell>
          <table:table-cell table:style-name="ce69" table:formula="of:=[.P150]/1000000" office:value-type="float" office:value="0" calcext:value-type="float">
            <text:p>,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36" office:value-type="string" calcext:value-type="string">
            <text:p>10.69804</text:p>
          </table:table-cell>
          <table:table-cell table:style-name="ce36" office:value-type="float" office:value="934750664" calcext:value-type="float">
            <text:p>934 750 664</text:p>
          </table:table-cell>
          <table:table-cell table:style-name="ce69" table:formula="of:=[.G151]/1000000" office:value-type="float" office:value="934.750664" calcext:value-type="float">
            <text:p>934,75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77" office:value-type="string" calcext:value-type="string">
            <text:p>5.845207</text:p>
          </table:table-cell>
          <table:table-cell table:style-name="ce54" office:value-type="float" office:value="1710803398" calcext:value-type="float">
            <text:p>1 710 803 398</text:p>
          </table:table-cell>
          <table:table-cell table:style-name="ce69" table:formula="of:=[.P151]/1000000" office:value-type="float" office:value="1710.803398" calcext:value-type="float">
            <text:p>1 710,8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6" office:value-type="string" calcext:value-type="string">
            <text:p>7.331058</text:p>
          </table:table-cell>
          <table:table-cell table:style-name="ce36" office:value-type="float" office:value="1364059594" calcext:value-type="float">
            <text:p>1 364 059 594</text:p>
          </table:table-cell>
          <table:table-cell table:style-name="ce69" table:formula="of:=[.G152]/1000000" office:value-type="float" office:value="1364.059594" calcext:value-type="float">
            <text:p>1 364,06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77" office:value-type="string" calcext:value-type="string">
            <text:p>3.181969</text:p>
          </table:table-cell>
          <table:table-cell table:style-name="ce54" office:value-type="float" office:value="3142708178" calcext:value-type="float">
            <text:p>3 142 708 178</text:p>
          </table:table-cell>
          <table:table-cell table:style-name="ce69" table:formula="of:=[.P152]/1000000" office:value-type="float" office:value="3142.708178" calcext:value-type="float">
            <text:p>3 142,71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6" office:value-type="string" calcext:value-type="string">
            <text:p>6.729047</text:p>
          </table:table-cell>
          <table:table-cell table:style-name="ce36" office:value-type="float" office:value="1486094539" calcext:value-type="float">
            <text:p>1 486 094 539</text:p>
          </table:table-cell>
          <table:table-cell table:style-name="ce69" table:formula="of:=[.G153]/1000000" office:value-type="float" office:value="1486.094539" calcext:value-type="float">
            <text:p>1 486,09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77" office:value-type="string" calcext:value-type="string">
            <text:p>3.45943</text:p>
          </table:table-cell>
          <table:table-cell table:style-name="ce54" office:value-type="float" office:value="2890649615" calcext:value-type="float">
            <text:p>2 890 649 615</text:p>
          </table:table-cell>
          <table:table-cell table:style-name="ce69" table:formula="of:=[.P153]/1000000" office:value-type="float" office:value="2890.649615" calcext:value-type="float">
            <text:p>2 890,65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37" office:value-type="string" calcext:value-type="string">
            <text:p>6.631851</text:p>
          </table:table-cell>
          <table:table-cell table:style-name="ce37" office:value-type="float" office:value="1507874649" calcext:value-type="float">
            <text:p>1 507 874 649</text:p>
          </table:table-cell>
          <table:table-cell table:style-name="ce70" table:formula="of:=[.G154]/1000000" office:value-type="float" office:value="1507.874649" calcext:value-type="float">
            <text:p>1 507,87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81" office:value-type="string" calcext:value-type="string">
            <text:p>3.356186</text:p>
          </table:table-cell>
          <table:table-cell table:style-name="ce55" office:value-type="float" office:value="2979572645" calcext:value-type="float">
            <text:p>2 979 572 645</text:p>
          </table:table-cell>
          <table:table-cell table:style-name="ce70" table:formula="of:=[.P154]/1000000" office:value-type="float" office:value="2979.572645" calcext:value-type="float">
            <text:p>2 979,5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35" office:value-type="string" calcext:value-type="string">
            <text:p>80.431406</text:p>
          </table:table-cell>
          <table:table-cell table:style-name="ce35" office:value-type="float" office:value="31082385" calcext:value-type="float">
            <text:p>31 082 385</text:p>
          </table:table-cell>
          <table:table-cell table:style-name="ce68" table:formula="of:=[.G155]/1000000" office:value-type="float" office:value="31.082385" calcext:value-type="float">
            <text:p>31,08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77" office:value-type="string" calcext:value-type="string">
            <text:p>83.347709</text:p>
          </table:table-cell>
          <table:table-cell table:style-name="ce54" office:value-type="float" office:value="29994825" calcext:value-type="float">
            <text:p>29 994 825</text:p>
          </table:table-cell>
          <table:table-cell table:style-name="ce68" table:formula="of:=[.P155]/1000000" office:value-type="float" office:value="29.994825" calcext:value-type="float">
            <text:p>29,99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6" office:value-type="string" calcext:value-type="string">
            <text:p>67.405832</text:p>
          </table:table-cell>
          <table:table-cell table:style-name="ce36" office:value-type="float" office:value="37088778" calcext:value-type="float">
            <text:p>37 088 778</text:p>
          </table:table-cell>
          <table:table-cell table:style-name="ce69" table:formula="of:=[.G156]/1000000" office:value-type="float" office:value="37.088778" calcext:value-type="float">
            <text:p>37,09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77" office:value-type="string" calcext:value-type="string">
            <text:p>66.401871</text:p>
          </table:table-cell>
          <table:table-cell table:style-name="ce54" office:value-type="float" office:value="37649541" calcext:value-type="float">
            <text:p>37 649 541</text:p>
          </table:table-cell>
          <table:table-cell table:style-name="ce69" table:formula="of:=[.P156]/1000000" office:value-type="float" office:value="37.649541" calcext:value-type="float">
            <text:p>37,65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6" office:value-type="string" calcext:value-type="string">
            <text:p>65.198747</text:p>
          </table:table-cell>
          <table:table-cell table:style-name="ce36" office:value-type="float" office:value="38344295" calcext:value-type="float">
            <text:p>38 344 295</text:p>
          </table:table-cell>
          <table:table-cell table:style-name="ce69" table:formula="of:=[.G157]/1000000" office:value-type="float" office:value="38.344295" calcext:value-type="float">
            <text:p>38,34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77" office:value-type="string" calcext:value-type="string">
            <text:p>68.470694</text:p>
          </table:table-cell>
          <table:table-cell table:style-name="ce54" office:value-type="float" office:value="36511971" calcext:value-type="float">
            <text:p>36 511 971</text:p>
          </table:table-cell>
          <table:table-cell table:style-name="ce69" table:formula="of:=[.P157]/1000000" office:value-type="float" office:value="36.511971" calcext:value-type="float">
            <text:p>36,51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36" office:value-type="string" calcext:value-type="string">
            <text:p>70.566845</text:p>
          </table:table-cell>
          <table:table-cell table:style-name="ce36" office:value-type="float" office:value="35427402" calcext:value-type="float">
            <text:p>35 427 402</text:p>
          </table:table-cell>
          <table:table-cell table:style-name="ce69" table:formula="of:=[.G158]/1000000" office:value-type="float" office:value="35.427402" calcext:value-type="float">
            <text:p>35,4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77" office:value-type="string" calcext:value-type="string">
            <text:p>69.513747</text:p>
          </table:table-cell>
          <table:table-cell table:style-name="ce54" office:value-type="float" office:value="35964109" calcext:value-type="float">
            <text:p>35 964 109</text:p>
          </table:table-cell>
          <table:table-cell table:style-name="ce69" table:formula="of:=[.P158]/1000000" office:value-type="float" office:value="35.964109" calcext:value-type="float">
            <text:p>35,96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3"/>
          <table:table-cell table:style-name="ce36" office:value-type="string" calcext:value-type="string">
            <text:p>27.713242</text:p>
          </table:table-cell>
          <table:table-cell table:style-name="ce36" office:value-type="float" office:value="90209582" calcext:value-type="float">
            <text:p>90 209 582</text:p>
          </table:table-cell>
          <table:table-cell table:style-name="ce69" table:formula="of:=[.G159]/1000000" office:value-type="float" office:value="90.209582" calcext:value-type="float">
            <text:p>90,21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3"/>
          <table:table-cell table:style-name="ce77" office:value-type="string" calcext:value-type="string">
            <text:p>13.306417</text:p>
          </table:table-cell>
          <table:table-cell table:style-name="ce54" office:value-type="float" office:value="187879276" calcext:value-type="float">
            <text:p>187 879 276</text:p>
          </table:table-cell>
          <table:table-cell table:style-name="ce69" table:formula="of:=[.P159]/1000000" office:value-type="float" office:value="187.879276" calcext:value-type="float">
            <text:p>187,88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3"/>
          <table:table-cell table:style-name="ce36" office:value-type="string" calcext:value-type="string">
            <text:p>26.182706</text:p>
          </table:table-cell>
          <table:table-cell table:style-name="ce36" office:value-type="float" office:value="95482873" calcext:value-type="float">
            <text:p>95 482 873</text:p>
          </table:table-cell>
          <table:table-cell table:style-name="ce69" table:formula="of:=[.G160]/1000000" office:value-type="float" office:value="95.482873" calcext:value-type="float">
            <text:p>95,48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3"/>
          <table:table-cell table:style-name="ce77" office:value-type="string" calcext:value-type="string">
            <text:p>14.259214</text:p>
          </table:table-cell>
          <table:table-cell table:style-name="ce54" office:value-type="float" office:value="175325231" calcext:value-type="float">
            <text:p>175 325 231</text:p>
          </table:table-cell>
          <table:table-cell table:style-name="ce69" table:formula="of:=[.P160]/1000000" office:value-type="float" office:value="175.325231" calcext:value-type="float">
            <text:p>175,3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3"/>
          <table:table-cell table:style-name="ce36" office:value-type="string" calcext:value-type="string">
            <text:p>26.882944</text:p>
          </table:table-cell>
          <table:table-cell table:style-name="ce36" office:value-type="float" office:value="92995767" calcext:value-type="float">
            <text:p>92 995 767</text:p>
          </table:table-cell>
          <table:table-cell table:style-name="ce69" table:formula="of:=[.G161]/1000000" office:value-type="float" office:value="92.995767" calcext:value-type="float">
            <text:p>93,0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3"/>
          <table:table-cell table:style-name="ce77" office:value-type="string" calcext:value-type="string">
            <text:p>13.340812</text:p>
          </table:table-cell>
          <table:table-cell table:style-name="ce54" office:value-type="float" office:value="187394890" calcext:value-type="float">
            <text:p>187 394 890</text:p>
          </table:table-cell>
          <table:table-cell table:style-name="ce69" table:formula="of:=[.P161]/1000000" office:value-type="float" office:value="187.39489" calcext:value-type="float">
            <text:p>187,39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4"/>
          <table:table-cell table:style-name="ce37" office:value-type="string" calcext:value-type="string">
            <text:p>26.991494</text:p>
          </table:table-cell>
          <table:table-cell table:style-name="ce37" office:value-type="float" office:value="92621771" calcext:value-type="float">
            <text:p>92 621 771</text:p>
          </table:table-cell>
          <table:table-cell table:style-name="ce70" table:formula="of:=[.G162]/1000000" office:value-type="float" office:value="92.621771" calcext:value-type="float">
            <text:p>92,62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4"/>
          <table:table-cell table:style-name="ce77" office:value-type="string" calcext:value-type="string">
            <text:p>12.615490</text:p>
          </table:table-cell>
          <table:table-cell table:style-name="ce54" office:value-type="float" office:value="198169076" calcext:value-type="float">
            <text:p>198 169 076</text:p>
          </table:table-cell>
          <table:table-cell table:style-name="ce70" table:formula="of:=[.P162]/1000000" office:value-type="float" office:value="198.169076" calcext:value-type="float">
            <text:p>198,1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38" office:value-type="string" calcext:value-type="string">
            <text:p>347.409862</text:p>
          </table:table-cell>
          <table:table-cell table:style-name="ce38" office:value-type="float" office:value="7196111" calcext:value-type="float">
            <text:p>7 196 111</text:p>
          </table:table-cell>
          <table:table-cell table:style-name="ce68" table:formula="of:=[.G163]/1000000" office:value-type="float" office:value="7.196111" calcext:value-type="float">
            <text:p>7,20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number-columns-repeated="2" table:style-name="ce79" office:value-type="float" office:value="0" calcext:value-type="float">
            <text:p>0</text:p>
          </table:table-cell>
          <table:table-cell table:style-name="ce68" table:formula="of:=[.P163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6" office:value-type="string" calcext:value-type="string">
            <text:p>80.324935</text:p>
          </table:table-cell>
          <table:table-cell table:style-name="ce36" office:value-type="float" office:value="31123585" calcext:value-type="float">
            <text:p>31 123 585</text:p>
          </table:table-cell>
          <table:table-cell table:style-name="ce69" table:formula="of:=[.G164]/1000000" office:value-type="float" office:value="31.123585" calcext:value-type="float">
            <text:p>31,1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number-columns-repeated="2" table:style-name="ce80" office:value-type="float" office:value="0" calcext:value-type="float">
            <text:p>0</text:p>
          </table:table-cell>
          <table:table-cell table:style-name="ce69" table:formula="of:=[.P164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6" office:value-type="string" calcext:value-type="string">
            <text:p>92.504111</text:p>
          </table:table-cell>
          <table:table-cell table:style-name="ce36" office:value-type="float" office:value="27025825" calcext:value-type="float">
            <text:p>27 025 825</text:p>
          </table:table-cell>
          <table:table-cell table:style-name="ce69" table:formula="of:=[.G165]/1000000" office:value-type="float" office:value="27.025825" calcext:value-type="float">
            <text:p>27,0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number-columns-repeated="2" table:style-name="ce80" office:value-type="float" office:value="0" calcext:value-type="float">
            <text:p>0</text:p>
          </table:table-cell>
          <table:table-cell table:style-name="ce69" table:formula="of:=[.P165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36" office:value-type="string" calcext:value-type="string">
            <text:p>150.320379</text:p>
          </table:table-cell>
          <table:table-cell table:style-name="ce36" office:value-type="float" office:value="16631144" calcext:value-type="float">
            <text:p>16 631 144</text:p>
          </table:table-cell>
          <table:table-cell table:style-name="ce69" table:formula="of:=[.G166]/1000000" office:value-type="float" office:value="16.631144" calcext:value-type="float">
            <text:p>16,6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number-columns-repeated="2" table:style-name="ce80" office:value-type="float" office:value="0" calcext:value-type="float">
            <text:p>0</text:p>
          </table:table-cell>
          <table:table-cell table:style-name="ce69" table:formula="of:=[.P166]/1000000" office:value-type="float" office:value="0" calcext:value-type="float">
            <text:p>,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36" office:value-type="string" calcext:value-type="string">
            <text:p>270.811507</text:p>
          </table:table-cell>
          <table:table-cell table:style-name="ce36" office:value-type="float" office:value="9231513" calcext:value-type="float">
            <text:p>9 231 513</text:p>
          </table:table-cell>
          <table:table-cell table:style-name="ce69" table:formula="of:=[.G167]/1000000" office:value-type="float" office:value="9.231513" calcext:value-type="float">
            <text:p>9,23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77" office:value-type="string" calcext:value-type="string">
            <text:p>66.865990</text:p>
          </table:table-cell>
          <table:table-cell table:style-name="ce54" office:value-type="float" office:value="37388214" calcext:value-type="float">
            <text:p>37 388 214</text:p>
          </table:table-cell>
          <table:table-cell table:style-name="ce69" table:formula="of:=[.P167]/1000000" office:value-type="float" office:value="37.388214" calcext:value-type="float">
            <text:p>37,39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36" office:value-type="string" calcext:value-type="string">
            <text:p>216.783216</text:p>
          </table:table-cell>
          <table:table-cell table:style-name="ce36" office:value-type="float" office:value="11532258" calcext:value-type="float">
            <text:p>11 532 258</text:p>
          </table:table-cell>
          <table:table-cell table:style-name="ce69" table:formula="of:=[.G168]/1000000" office:value-type="float" office:value="11.532258" calcext:value-type="float">
            <text:p>11,5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77" office:value-type="string" calcext:value-type="string">
            <text:p>117.196713</text:p>
          </table:table-cell>
          <table:table-cell table:style-name="ce54" office:value-type="float" office:value="21331656" calcext:value-type="float">
            <text:p>21 331 656</text:p>
          </table:table-cell>
          <table:table-cell table:style-name="ce69" table:formula="of:=[.P168]/1000000" office:value-type="float" office:value="21.331656" calcext:value-type="float">
            <text:p>21,3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36" office:value-type="string" calcext:value-type="string">
            <text:p>209.682371</text:p>
          </table:table-cell>
          <table:table-cell table:style-name="ce36" office:value-type="float" office:value="11922795" calcext:value-type="float">
            <text:p>11 922 795</text:p>
          </table:table-cell>
          <table:table-cell table:style-name="ce69" table:formula="of:=[.G169]/1000000" office:value-type="float" office:value="11.922795" calcext:value-type="float">
            <text:p>11,9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77" office:value-type="string" calcext:value-type="string">
            <text:p>44.695836</text:p>
          </table:table-cell>
          <table:table-cell table:style-name="ce54" office:value-type="float" office:value="55933622" calcext:value-type="float">
            <text:p>55 933 622</text:p>
          </table:table-cell>
          <table:table-cell table:style-name="ce69" table:formula="of:=[.P169]/1000000" office:value-type="float" office:value="55.933622" calcext:value-type="float">
            <text:p>55,93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39" office:value-type="string" calcext:value-type="string">
            <text:p>205.665949</text:p>
          </table:table-cell>
          <table:table-cell table:style-name="ce39" office:value-type="float" office:value="12155633" calcext:value-type="float">
            <text:p>12 155 633</text:p>
          </table:table-cell>
          <table:table-cell table:style-name="ce70" table:formula="of:=[.G170]/1000000" office:value-type="float" office:value="12.155633" calcext:value-type="float">
            <text:p>12,16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81" office:value-type="string" calcext:value-type="string">
            <text:p>108.246714</text:p>
          </table:table-cell>
          <table:table-cell table:style-name="ce55" office:value-type="float" office:value="23095389" calcext:value-type="float">
            <text:p>23 095 389</text:p>
          </table:table-cell>
          <table:table-cell table:style-name="ce70" table:formula="of:=[.P170]/1000000" office:value-type="float" office:value="23.095389" calcext:value-type="float">
            <text:p>23,10</text:p>
          </table:table-cell>
        </table:table-row>
        <table:table-row table:style-name="ro1" table:number-rows-repeated="34">
          <table:table-cell table:number-columns-repeated="17"/>
        </table:table-row>
        <table:table-row table:style-name="ro1">
          <table:table-cell office:value-type="string" calcext:value-type="string" table:number-columns-spanned="8" table:number-rows-spanned="1">
            <text:p>Matrice de doubles : Addition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Matrice de floats : Addition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  <table:table-cell/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32">
            <text:p>10 000 000 000</text:p>
          </table:table-cell>
          <table:table-cell table:style-name="ce40" office:value-type="string" calcext:value-type="string">
            <text:p>32.567145</text:p>
          </table:table-cell>
          <table:table-cell table:style-name="ce58" office:value-type="float" office:value="307057926" calcext:value-type="float">
            <text:p>307057926</text:p>
          </table:table-cell>
          <table:table-cell table:style-name="ce68" table:formula="of:=[.G207]/1000000" office:value-type="float" office:value="307.057926" calcext:value-type="float">
            <text:p>307,06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32">
            <text:p>10 000 000 000</text:p>
          </table:table-cell>
          <table:table-cell table:style-name="ce45" office:value-type="string" calcext:value-type="string">
            <text:p>32.825006</text:p>
          </table:table-cell>
          <table:table-cell table:style-name="ce62" office:value-type="float" office:value="304645793" calcext:value-type="float">
            <text:p>304 645 793</text:p>
          </table:table-cell>
          <table:table-cell table:style-name="ce68" table:formula="of:=[.P207]/1000000" office:value-type="float" office:value="304.645793" calcext:value-type="float">
            <text:p>304,65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1" office:value-type="string" calcext:value-type="string">
            <text:p>6.114576</text:p>
          </table:table-cell>
          <table:table-cell table:style-name="ce59" office:value-type="float" office:value="1635436373" calcext:value-type="float">
            <text:p>1635436373</text:p>
          </table:table-cell>
          <table:table-cell table:style-name="ce69" table:formula="of:=[.G208]/1000000" office:value-type="float" office:value="1635.436373" calcext:value-type="float">
            <text:p>1 635,44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4.449207</text:p>
          </table:table-cell>
          <table:table-cell table:style-name="ce62" office:value-type="float" office:value="2247591537" calcext:value-type="float">
            <text:p>2 247 591 537</text:p>
          </table:table-cell>
          <table:table-cell table:style-name="ce69" table:formula="of:=[.P208]/1000000" office:value-type="float" office:value="2247.591537" calcext:value-type="float">
            <text:p>2 247,59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1" office:value-type="string" calcext:value-type="string">
            <text:p>6.127393</text:p>
          </table:table-cell>
          <table:table-cell table:style-name="ce59" office:value-type="float" office:value="1632015442" calcext:value-type="float">
            <text:p>1632015442</text:p>
          </table:table-cell>
          <table:table-cell table:style-name="ce69" table:formula="of:=[.G209]/1000000" office:value-type="float" office:value="1632.015442" calcext:value-type="float">
            <text:p>1 632,0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4.479231</text:p>
          </table:table-cell>
          <table:table-cell table:style-name="ce62" office:value-type="float" office:value="2232526074" calcext:value-type="float">
            <text:p>2 232 526 074</text:p>
          </table:table-cell>
          <table:table-cell table:style-name="ce69" table:formula="of:=[.P209]/1000000" office:value-type="float" office:value="2232.526074" calcext:value-type="float">
            <text:p>2 232,5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1" office:value-type="string" calcext:value-type="string">
            <text:p>6.148717</text:p>
          </table:table-cell>
          <table:table-cell table:style-name="ce59" office:value-type="float" office:value="1626355547" calcext:value-type="float">
            <text:p>1626355547</text:p>
          </table:table-cell>
          <table:table-cell table:style-name="ce69" table:formula="of:=[.G210]/1000000" office:value-type="float" office:value="1626.355547" calcext:value-type="float">
            <text:p>1 626,36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3.218301</text:p>
          </table:table-cell>
          <table:table-cell table:style-name="ce62" office:value-type="float" office:value="3107229559" calcext:value-type="float">
            <text:p>3 107 229 559</text:p>
          </table:table-cell>
          <table:table-cell table:style-name="ce69" table:formula="of:=[.P210]/1000000" office:value-type="float" office:value="3107.229559" calcext:value-type="float">
            <text:p>3 107,23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41" office:value-type="string" calcext:value-type="string">
            <text:p>29.480605</text:p>
          </table:table-cell>
          <table:table-cell table:style-name="ce59" office:value-type="float" office:value="339206064" calcext:value-type="float">
            <text:p>339206064</text:p>
          </table:table-cell>
          <table:table-cell table:style-name="ce69" table:formula="of:=[.G211]/1000000" office:value-type="float" office:value="339.206064" calcext:value-type="float">
            <text:p>339,21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45" office:value-type="string" calcext:value-type="string">
            <text:p>23.171969</text:p>
          </table:table-cell>
          <table:table-cell table:style-name="ce62" office:value-type="float" office:value="431555902" calcext:value-type="float">
            <text:p>431 555 902</text:p>
          </table:table-cell>
          <table:table-cell table:style-name="ce69" table:formula="of:=[.P211]/1000000" office:value-type="float" office:value="431.555902" calcext:value-type="float">
            <text:p>431,56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1" office:value-type="string" calcext:value-type="string">
            <text:p>27.283746</text:p>
          </table:table-cell>
          <table:table-cell table:style-name="ce59" office:value-type="float" office:value="366518585" calcext:value-type="float">
            <text:p>366518585</text:p>
          </table:table-cell>
          <table:table-cell table:style-name="ce69" table:formula="of:=[.G212]/1000000" office:value-type="float" office:value="366.518585" calcext:value-type="float">
            <text:p>366,5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13.277009</text:p>
          </table:table-cell>
          <table:table-cell table:style-name="ce62" office:value-type="float" office:value="753181684" calcext:value-type="float">
            <text:p>753 181 684</text:p>
          </table:table-cell>
          <table:table-cell table:style-name="ce69" table:formula="of:=[.P212]/1000000" office:value-type="float" office:value="753.181684" calcext:value-type="float">
            <text:p>753,18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1" office:value-type="string" calcext:value-type="string">
            <text:p>28.237497</text:p>
          </table:table-cell>
          <table:table-cell table:style-name="ce59" office:value-type="float" office:value="354139037" calcext:value-type="float">
            <text:p>354139037</text:p>
          </table:table-cell>
          <table:table-cell table:style-name="ce69" table:formula="of:=[.G213]/1000000" office:value-type="float" office:value="354.139037" calcext:value-type="float">
            <text:p>354,14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13.435168</text:p>
          </table:table-cell>
          <table:table-cell table:style-name="ce62" office:value-type="float" office:value="744315218" calcext:value-type="float">
            <text:p>744 315 218</text:p>
          </table:table-cell>
          <table:table-cell table:style-name="ce69" table:formula="of:=[.P213]/1000000" office:value-type="float" office:value="744.315218" calcext:value-type="float">
            <text:p>744,32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2" office:value-type="string" calcext:value-type="string">
            <text:p>27.995970</text:p>
          </table:table-cell>
          <table:table-cell table:style-name="ce60" office:value-type="float" office:value="357194267" calcext:value-type="float">
            <text:p>357194267</text:p>
          </table:table-cell>
          <table:table-cell table:style-name="ce70" table:formula="of:=[.G214]/1000000" office:value-type="float" office:value="357.194267" calcext:value-type="float">
            <text:p>357,19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6" office:value-type="string" calcext:value-type="string">
            <text:p>14.67972</text:p>
          </table:table-cell>
          <table:table-cell table:style-name="ce66" office:value-type="float" office:value="681211903" calcext:value-type="float">
            <text:p>681 211 903</text:p>
          </table:table-cell>
          <table:table-cell table:style-name="ce70" table:formula="of:=[.P214]/1000000" office:value-type="float" office:value="681.211903" calcext:value-type="float">
            <text:p>681,2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41" office:value-type="string" calcext:value-type="string">
            <text:p>30.662283</text:p>
          </table:table-cell>
          <table:table-cell table:style-name="ce59" office:value-type="float" office:value="326133575" calcext:value-type="float">
            <text:p>326133575</text:p>
          </table:table-cell>
          <table:table-cell table:style-name="ce68" table:formula="of:=[.G215]/1000000" office:value-type="float" office:value="326.133575" calcext:value-type="float">
            <text:p>326,13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45" office:value-type="string" calcext:value-type="string">
            <text:p>42.926218</text:p>
          </table:table-cell>
          <table:table-cell table:style-name="ce62" office:value-type="float" office:value="58239465" calcext:value-type="float">
            <text:p>58 239 465</text:p>
          </table:table-cell>
          <table:table-cell table:style-name="ce68" table:formula="of:=[.P215]/1000000" office:value-type="float" office:value="58.239465" calcext:value-type="float">
            <text:p>58,24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1" office:value-type="string" calcext:value-type="string">
            <text:p>5.909600</text:p>
          </table:table-cell>
          <table:table-cell table:style-name="ce59" office:value-type="float" office:value="1692161906" calcext:value-type="float">
            <text:p>1692161906</text:p>
          </table:table-cell>
          <table:table-cell table:style-name="ce69" table:formula="of:=[.G216]/1000000" office:value-type="float" office:value="1692.161906" calcext:value-type="float">
            <text:p>1 692,16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11.181557</text:p>
          </table:table-cell>
          <table:table-cell table:style-name="ce62" office:value-type="float" office:value="223582458" calcext:value-type="float">
            <text:p>223 582 458</text:p>
          </table:table-cell>
          <table:table-cell table:style-name="ce69" table:formula="of:=[.P216]/1000000" office:value-type="float" office:value="223.582458" calcext:value-type="float">
            <text:p>223,58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1" office:value-type="string" calcext:value-type="string">
            <text:p>5.946965</text:p>
          </table:table-cell>
          <table:table-cell table:style-name="ce59" office:value-type="float" office:value="1681529990" calcext:value-type="float">
            <text:p>1681529990</text:p>
          </table:table-cell>
          <table:table-cell table:style-name="ce69" table:formula="of:=[.G217]/1000000" office:value-type="float" office:value="1681.52999" calcext:value-type="float">
            <text:p>1 681,5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5.590055</text:p>
          </table:table-cell>
          <table:table-cell table:style-name="ce62" office:value-type="float" office:value="447222791" calcext:value-type="float">
            <text:p>447 222 791</text:p>
          </table:table-cell>
          <table:table-cell table:style-name="ce69" table:formula="of:=[.P217]/1000000" office:value-type="float" office:value="447.222791" calcext:value-type="float">
            <text:p>447,22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41" office:value-type="string" calcext:value-type="string">
            <text:p>5.861917</text:p>
          </table:table-cell>
          <table:table-cell table:style-name="ce59" office:value-type="float" office:value="1705926576" calcext:value-type="float">
            <text:p>1705926576</text:p>
          </table:table-cell>
          <table:table-cell table:style-name="ce69" table:formula="of:=[.G218]/1000000" office:value-type="float" office:value="1705.926576" calcext:value-type="float">
            <text:p>1 705,9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45" office:value-type="string" calcext:value-type="string">
            <text:p>3.736304</text:p>
          </table:table-cell>
          <table:table-cell table:style-name="ce62" office:value-type="float" office:value="669110436" calcext:value-type="float">
            <text:p>669 110 436</text:p>
          </table:table-cell>
          <table:table-cell table:style-name="ce69" table:formula="of:=[.P218]/1000000" office:value-type="float" office:value="669.110436" calcext:value-type="float">
            <text:p>669,11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4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9" table:formula="of:=[.G219]/1000000" office:value-type="float" office:value="0" calcext:value-type="float">
            <text:p>,00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45" office:value-type="string" calcext:value-type="string">
            <text:p>59.404417</text:p>
          </table:table-cell>
          <table:table-cell table:style-name="ce62" office:value-type="float" office:value="42084412" calcext:value-type="float">
            <text:p>42 084 412</text:p>
          </table:table-cell>
          <table:table-cell table:style-name="ce69" table:formula="of:=[.P219]/1000000" office:value-type="float" office:value="42.084412" calcext:value-type="float">
            <text:p>42,08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9" table:formula="of:=[.G220]/1000000" office:value-type="float" office:value="0" calcext:value-type="float">
            <text:p>,0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56.935571</text:p>
          </table:table-cell>
          <table:table-cell table:style-name="ce62" office:value-type="float" office:value="43909281" calcext:value-type="float">
            <text:p>43 909 281</text:p>
          </table:table-cell>
          <table:table-cell table:style-name="ce69" table:formula="of:=[.P220]/1000000" office:value-type="float" office:value="43.909281" calcext:value-type="float">
            <text:p>43,91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9" table:formula="of:=[.G221]/1000000" office:value-type="float" office:value="0" calcext:value-type="float">
            <text:p>,0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49.757454</text:p>
          </table:table-cell>
          <table:table-cell table:style-name="ce62" office:value-type="float" office:value="50243728" calcext:value-type="float">
            <text:p>50 243 728</text:p>
          </table:table-cell>
          <table:table-cell table:style-name="ce69" table:formula="of:=[.P221]/1000000" office:value-type="float" office:value="50.243728" calcext:value-type="float">
            <text:p>50,24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4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0" table:formula="of:=[.G222]/1000000" office:value-type="float" office:value="0" calcext:value-type="float">
            <text:p>,00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45" office:value-type="string" calcext:value-type="string">
            <text:p>56.311853</text:p>
          </table:table-cell>
          <table:table-cell table:style-name="ce62" office:value-type="float" office:value="44395626" calcext:value-type="float">
            <text:p>44 395 626</text:p>
          </table:table-cell>
          <table:table-cell table:style-name="ce70" table:formula="of:=[.P222]/1000000" office:value-type="float" office:value="44.395626" calcext:value-type="float">
            <text:p>44,4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44" office:value-type="string" calcext:value-type="string">
            <text:p>42.60801</text:p>
          </table:table-cell>
          <table:table-cell table:style-name="ce44" office:value-type="float" office:value="58674413" calcext:value-type="float">
            <text:p>58 674 413</text:p>
          </table:table-cell>
          <table:table-cell table:style-name="ce68" table:formula="of:=[.G223]/1000000" office:value-type="float" office:value="58.674413" calcext:value-type="float">
            <text:p>58,67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44" office:value-type="string" calcext:value-type="string">
            <text:p>15.182861</text:p>
          </table:table-cell>
          <table:table-cell table:style-name="ce86" office:value-type="float" office:value="658637393" calcext:value-type="float">
            <text:p>658 637 393</text:p>
          </table:table-cell>
          <table:table-cell table:style-name="ce68" table:formula="of:=[.P223]/1000000" office:value-type="float" office:value="658.637393" calcext:value-type="float">
            <text:p>658,64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12.465963</text:p>
          </table:table-cell>
          <table:table-cell table:style-name="ce45" office:value-type="float" office:value="200546078" calcext:value-type="float">
            <text:p>200 546 078</text:p>
          </table:table-cell>
          <table:table-cell table:style-name="ce69" table:formula="of:=[.G224]/1000000" office:value-type="float" office:value="200.546078" calcext:value-type="float">
            <text:p>200,55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2.982469</text:p>
          </table:table-cell>
          <table:table-cell table:style-name="ce87" office:value-type="float" office:value="3352926719" calcext:value-type="float">
            <text:p>3 352 926 719</text:p>
          </table:table-cell>
          <table:table-cell table:style-name="ce69" table:formula="of:=[.P224]/1000000" office:value-type="float" office:value="3352.926719" calcext:value-type="float">
            <text:p>3 352,9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6.447035</text:p>
          </table:table-cell>
          <table:table-cell table:style-name="ce45" office:value-type="float" office:value="387775155" calcext:value-type="float">
            <text:p>387 775 155</text:p>
          </table:table-cell>
          <table:table-cell table:style-name="ce69" table:formula="of:=[.G225]/1000000" office:value-type="float" office:value="387.775155" calcext:value-type="float">
            <text:p>387,78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3.41975</text:p>
          </table:table-cell>
          <table:table-cell table:style-name="ce87" office:value-type="float" office:value="2924190364" calcext:value-type="float">
            <text:p>2 924 190 364</text:p>
          </table:table-cell>
          <table:table-cell table:style-name="ce69" table:formula="of:=[.P225]/1000000" office:value-type="float" office:value="2924.190364" calcext:value-type="float">
            <text:p>2 924,19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45" office:value-type="string" calcext:value-type="string">
            <text:p>6.421366</text:p>
          </table:table-cell>
          <table:table-cell table:style-name="ce45" office:value-type="float" office:value="389325261" calcext:value-type="float">
            <text:p>389 325 261</text:p>
          </table:table-cell>
          <table:table-cell table:style-name="ce69" table:formula="of:=[.G226]/1000000" office:value-type="float" office:value="389.325261" calcext:value-type="float">
            <text:p>389,3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45" office:value-type="string" calcext:value-type="string">
            <text:p>2.942965</text:p>
          </table:table-cell>
          <table:table-cell table:style-name="ce87" office:value-type="float" office:value="3397933716" calcext:value-type="float">
            <text:p>3 397 933 716</text:p>
          </table:table-cell>
          <table:table-cell table:style-name="ce69" table:formula="of:=[.P226]/1000000" office:value-type="float" office:value="3397.933716" calcext:value-type="float">
            <text:p>3 397,93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3"/>
          <table:table-cell table:style-name="ce45" office:value-type="string" calcext:value-type="string">
            <text:p>111.182653</text:p>
          </table:table-cell>
          <table:table-cell table:style-name="ce45" office:value-type="float" office:value="22485522" calcext:value-type="float">
            <text:p>22 485 522</text:p>
          </table:table-cell>
          <table:table-cell table:style-name="ce69" table:formula="of:=[.G227]/1000000" office:value-type="float" office:value="22.485522" calcext:value-type="float">
            <text:p>22,49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3"/>
          <table:table-cell table:style-name="ce2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69" table:formula="of:=[.P227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3"/>
          <table:table-cell table:style-name="ce45" office:value-type="string" calcext:value-type="string">
            <text:p>108.603154</text:p>
          </table:table-cell>
          <table:table-cell table:style-name="ce45" office:value-type="float" office:value="23019589" calcext:value-type="float">
            <text:p>23 019 589</text:p>
          </table:table-cell>
          <table:table-cell table:style-name="ce69" table:formula="of:=[.G228]/1000000" office:value-type="float" office:value="23.019589" calcext:value-type="float">
            <text:p>23,0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3"/>
          <table:table-cell table:style-name="ce2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69" table:formula="of:=[.P228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3"/>
          <table:table-cell table:style-name="ce45" office:value-type="string" calcext:value-type="string">
            <text:p>110.444472</text:p>
          </table:table-cell>
          <table:table-cell table:style-name="ce45" office:value-type="float" office:value="22635809" calcext:value-type="float">
            <text:p>22 635 809</text:p>
          </table:table-cell>
          <table:table-cell table:style-name="ce69" table:formula="of:=[.G229]/1000000" office:value-type="float" office:value="22.635809" calcext:value-type="float">
            <text:p>22,64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3"/>
          <table:table-cell table:style-name="ce2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69" table:formula="of:=[.P229]/1000000" office:value-type="float" office:value="0" calcext:value-type="float">
            <text:p>,00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4"/>
          <table:table-cell table:style-name="ce46" office:value-type="string" calcext:value-type="string">
            <text:p>110.889453</text:p>
          </table:table-cell>
          <table:table-cell table:style-name="ce46" office:value-type="float" office:value="22544975" calcext:value-type="float">
            <text:p>22 544 975</text:p>
          </table:table-cell>
          <table:table-cell table:style-name="ce70" table:formula="of:=[.G230]/1000000" office:value-type="float" office:value="22.544975" calcext:value-type="float">
            <text:p>22,54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0" table:formula="of:=[.P230]/1000000" office:value-type="float" office:value="0" calcext:value-type="float">
            <text:p>,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45" office:value-type="string" calcext:value-type="string">
            <text:p>38.87449</text:p>
          </table:table-cell>
          <table:table-cell table:style-name="ce45" office:value-type="float" office:value="64309525" calcext:value-type="float">
            <text:p>64 309 525</text:p>
          </table:table-cell>
          <table:table-cell table:style-name="ce68" table:formula="of:=[.G231]/1000000" office:value-type="float" office:value="64.309525" calcext:value-type="float">
            <text:p>64,31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45" office:value-type="string" calcext:value-type="string">
            <text:p>19.958769</text:p>
          </table:table-cell>
          <table:table-cell table:style-name="ce62" office:value-type="float" office:value="125258226" calcext:value-type="float">
            <text:p>125 258 226</text:p>
          </table:table-cell>
          <table:table-cell table:style-name="ce68" table:formula="of:=[.P231]/1000000" office:value-type="float" office:value="125.258226" calcext:value-type="float">
            <text:p>125,26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6.571661</text:p>
          </table:table-cell>
          <table:table-cell table:style-name="ce45" office:value-type="float" office:value="380421327" calcext:value-type="float">
            <text:p>380 421 327</text:p>
          </table:table-cell>
          <table:table-cell table:style-name="ce69" table:formula="of:=[.G232]/1000000" office:value-type="float" office:value="380.421327" calcext:value-type="float">
            <text:p>380,4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3.602316</text:p>
          </table:table-cell>
          <table:table-cell table:style-name="ce62" office:value-type="float" office:value="693997972" calcext:value-type="float">
            <text:p>693 997 972</text:p>
          </table:table-cell>
          <table:table-cell table:style-name="ce69" table:formula="of:=[.P232]/1000000" office:value-type="float" office:value="693.997972" calcext:value-type="float">
            <text:p>694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6.774677</text:p>
          </table:table-cell>
          <table:table-cell table:style-name="ce45" office:value-type="float" office:value="369021283" calcext:value-type="float">
            <text:p>369 021 283</text:p>
          </table:table-cell>
          <table:table-cell table:style-name="ce69" table:formula="of:=[.G233]/1000000" office:value-type="float" office:value="369.021283" calcext:value-type="float">
            <text:p>369,0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2.967624</text:p>
          </table:table-cell>
          <table:table-cell table:style-name="ce62" office:value-type="float" office:value="842424781" calcext:value-type="float">
            <text:p>842 424 781</text:p>
          </table:table-cell>
          <table:table-cell table:style-name="ce69" table:formula="of:=[.P233]/1000000" office:value-type="float" office:value="842.424781" calcext:value-type="float">
            <text:p>842,42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45" office:value-type="string" calcext:value-type="string">
            <text:p>6.671720</text:p>
          </table:table-cell>
          <table:table-cell table:style-name="ce45" office:value-type="float" office:value="374715965" calcext:value-type="float">
            <text:p>374 715 965</text:p>
          </table:table-cell>
          <table:table-cell table:style-name="ce69" table:formula="of:=[.G234]/1000000" office:value-type="float" office:value="374.715965" calcext:value-type="float">
            <text:p>374,7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45" office:value-type="string" calcext:value-type="string">
            <text:p>2.792384</text:p>
          </table:table-cell>
          <table:table-cell table:style-name="ce62" office:value-type="float" office:value="895292338" calcext:value-type="float">
            <text:p>895 292 338</text:p>
          </table:table-cell>
          <table:table-cell table:style-name="ce69" table:formula="of:=[.P234]/1000000" office:value-type="float" office:value="895.292338" calcext:value-type="float">
            <text:p>895,29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45" office:value-type="string" calcext:value-type="string">
            <text:p>42.60801</text:p>
          </table:table-cell>
          <table:table-cell table:style-name="ce45" office:value-type="float" office:value="58674413" calcext:value-type="float">
            <text:p>58 674 413</text:p>
          </table:table-cell>
          <table:table-cell table:style-name="ce69" table:formula="of:=[.G235]/1000000" office:value-type="float" office:value="58.674413" calcext:value-type="float">
            <text:p>58,67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P235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12.465963</text:p>
          </table:table-cell>
          <table:table-cell table:style-name="ce45" office:value-type="float" office:value="200546078" calcext:value-type="float">
            <text:p>200 546 078</text:p>
          </table:table-cell>
          <table:table-cell table:style-name="ce69" table:formula="of:=[.G236]/1000000" office:value-type="float" office:value="200.546078" calcext:value-type="float">
            <text:p>200,55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P236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6.447035</text:p>
          </table:table-cell>
          <table:table-cell table:style-name="ce45" office:value-type="float" office:value="387775155" calcext:value-type="float">
            <text:p>387 775 155</text:p>
          </table:table-cell>
          <table:table-cell table:style-name="ce69" table:formula="of:=[.G237]/1000000" office:value-type="float" office:value="387.775155" calcext:value-type="float">
            <text:p>387,78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P237]/1000000" office:value-type="float" office:value="0" calcext:value-type="float">
            <text:p>,00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46" office:value-type="string" calcext:value-type="string">
            <text:p>6.421366</text:p>
          </table:table-cell>
          <table:table-cell table:style-name="ce46" office:value-type="float" office:value="389325261" calcext:value-type="float">
            <text:p>389 325 261</text:p>
          </table:table-cell>
          <table:table-cell table:style-name="ce70" table:formula="of:=[.G238]/1000000" office:value-type="float" office:value="389.325261" calcext:value-type="float">
            <text:p>389,33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22"/>
          <table:table-cell table:number-columns-repeated="2" table:style-name="ce46" office:value-type="float" office:value="0" calcext:value-type="float">
            <text:p>0</text:p>
          </table:table-cell>
          <table:table-cell table:style-name="ce70" table:formula="of:=[.P238]/1000000" office:value-type="float" office:value="0" calcext:value-type="float">
            <text:p>,0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3" table:number-columns-repeated="4"/>
          <table:table-cell table:number-columns-repeated="12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 office:value-type="string" calcext:value-type="string" table:number-columns-spanned="8" table:number-rows-spanned="1">
            <text:p>Matrices de doubles : Factorisation LU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Matrices de floats: Factorisation LU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  <table:table-cell/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16">
            <text:p>10 000 000 000</text:p>
          </table:table-cell>
          <table:table-cell table:style-name="ce45" office:value-type="string" calcext:value-type="string">
            <text:p>0.340905</text:p>
          </table:table-cell>
          <table:table-cell table:style-name="ce62" office:value-type="float" office:value="29333685337" calcext:value-type="float">
            <text:p>29 333 685 337</text:p>
          </table:table-cell>
          <table:table-cell table:style-name="ce68" table:formula="of:=[.G275]/1000000" office:value-type="float" office:value="29333.685337" calcext:value-type="float">
            <text:p>29 333,69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16">
            <text:p>10 000 000 000</text:p>
          </table:table-cell>
          <table:table-cell table:style-name="ce45" office:value-type="string" calcext:value-type="string">
            <text:p>0.348489</text:p>
          </table:table-cell>
          <table:table-cell table:style-name="ce62" office:value-type="float" office:value="28695310325" calcext:value-type="float">
            <text:p>28 695 310 325</text:p>
          </table:table-cell>
          <table:table-cell table:style-name="ce68" table:formula="of:=[.P275]/1000000" office:value-type="float" office:value="28695.310325" calcext:value-type="float">
            <text:p>28 695,31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0.63914</text:p>
          </table:table-cell>
          <table:table-cell table:style-name="ce62" office:value-type="float" office:value="15646024345" calcext:value-type="float">
            <text:p>15 646 024 345</text:p>
          </table:table-cell>
          <table:table-cell table:style-name="ce69" table:formula="of:=[.G276]/1000000" office:value-type="float" office:value="15646.024345" calcext:value-type="float">
            <text:p>15 646,0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0.56320</text:p>
          </table:table-cell>
          <table:table-cell table:style-name="ce62" office:value-type="float" office:value="17755681818" calcext:value-type="float">
            <text:p>17 755 681 818</text:p>
          </table:table-cell>
          <table:table-cell table:style-name="ce69" table:formula="of:=[.P276]/1000000" office:value-type="float" office:value="17755.681818" calcext:value-type="float">
            <text:p>17 755,68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0.67801</text:p>
          </table:table-cell>
          <table:table-cell table:style-name="ce62" office:value-type="float" office:value="14749044999" calcext:value-type="float">
            <text:p>14 749 044 999</text:p>
          </table:table-cell>
          <table:table-cell table:style-name="ce69" table:formula="of:=[.G277]/1000000" office:value-type="float" office:value="14749.044999" calcext:value-type="float">
            <text:p>14 749,04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0.62747</text:p>
          </table:table-cell>
          <table:table-cell table:style-name="ce62" office:value-type="float" office:value="15937016909" calcext:value-type="float">
            <text:p>15 937 016 909</text:p>
          </table:table-cell>
          <table:table-cell table:style-name="ce69" table:formula="of:=[.P277]/1000000" office:value-type="float" office:value="15937.016909" calcext:value-type="float">
            <text:p>15 937,02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0.67973</text:p>
          </table:table-cell>
          <table:table-cell table:style-name="ce62" office:value-type="float" office:value="14711723772" calcext:value-type="float">
            <text:p>14 711 723 772</text:p>
          </table:table-cell>
          <table:table-cell table:style-name="ce69" table:formula="of:=[.G278]/1000000" office:value-type="float" office:value="14711.723772" calcext:value-type="float">
            <text:p>14 711,7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0.53123</text:p>
          </table:table-cell>
          <table:table-cell table:style-name="ce62" office:value-type="float" office:value="18824238088" calcext:value-type="float">
            <text:p>18 824 238 088</text:p>
          </table:table-cell>
          <table:table-cell table:style-name="ce69" table:formula="of:=[.P278]/1000000" office:value-type="float" office:value="18824.238088" calcext:value-type="float">
            <text:p>18 824,24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45" office:value-type="string" calcext:value-type="string">
            <text:p>0.68992</text:p>
          </table:table-cell>
          <table:table-cell table:style-name="ce62" office:value-type="float" office:value="14154720837" calcext:value-type="float">
            <text:p>14 154 720 837</text:p>
          </table:table-cell>
          <table:table-cell table:style-name="ce69" table:formula="of:=[.G279]/1000000" office:value-type="float" office:value="14154.720837" calcext:value-type="float">
            <text:p>14 154,72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45" office:value-type="string" calcext:value-type="string">
            <text:p>0.66946</text:p>
          </table:table-cell>
          <table:table-cell table:style-name="ce62" office:value-type="float" office:value="14587316643" calcext:value-type="float">
            <text:p>14 587 316 643</text:p>
          </table:table-cell>
          <table:table-cell table:style-name="ce69" table:formula="of:=[.P279]/1000000" office:value-type="float" office:value="14587.316643" calcext:value-type="float">
            <text:p>14 587,32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0.25316</text:p>
          </table:table-cell>
          <table:table-cell table:style-name="ce62" office:value-type="float" office:value="38574913098" calcext:value-type="float">
            <text:p>38 574 913 098</text:p>
          </table:table-cell>
          <table:table-cell table:style-name="ce69" table:formula="of:=[.G280]/1000000" office:value-type="float" office:value="38574.913098" calcext:value-type="float">
            <text:p>38 574,91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0.17668</text:p>
          </table:table-cell>
          <table:table-cell table:style-name="ce62" office:value-type="float" office:value="55272951098" calcext:value-type="float">
            <text:p>55 272 951 098</text:p>
          </table:table-cell>
          <table:table-cell table:style-name="ce69" table:formula="of:=[.P280]/1000000" office:value-type="float" office:value="55272.951098" calcext:value-type="float">
            <text:p>55 272,95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0.32531</text:p>
          </table:table-cell>
          <table:table-cell table:style-name="ce62" office:value-type="float" office:value="30019442992" calcext:value-type="float">
            <text:p>30 019 442 992</text:p>
          </table:table-cell>
          <table:table-cell table:style-name="ce69" table:formula="of:=[.G281]/1000000" office:value-type="float" office:value="30019.442992" calcext:value-type="float">
            <text:p>30 019,44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0.20475</text:p>
          </table:table-cell>
          <table:table-cell table:style-name="ce62" office:value-type="float" office:value="47695360195" calcext:value-type="float">
            <text:p>47 695 360 195</text:p>
          </table:table-cell>
          <table:table-cell table:style-name="ce69" table:formula="of:=[.P281]/1000000" office:value-type="float" office:value="47695.360195" calcext:value-type="float">
            <text:p>47 695,36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5" office:value-type="string" calcext:value-type="string">
            <text:p>0.25916</text:p>
          </table:table-cell>
          <table:table-cell table:style-name="ce62" office:value-type="float" office:value="37681837474" calcext:value-type="float">
            <text:p>37 681 837 474</text:p>
          </table:table-cell>
          <table:table-cell table:style-name="ce70" table:formula="of:=[.G282]/1000000" office:value-type="float" office:value="37681.837474" calcext:value-type="float">
            <text:p>37 681,84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5" office:value-type="string" calcext:value-type="string">
            <text:p>0.19759</text:p>
          </table:table-cell>
          <table:table-cell table:style-name="ce62" office:value-type="float" office:value="49423680348" calcext:value-type="float">
            <text:p>49 423 680 348</text:p>
          </table:table-cell>
          <table:table-cell table:style-name="ce70" table:formula="of:=[.P282]/1000000" office:value-type="float" office:value="49423.680348" calcext:value-type="float">
            <text:p>49 423,6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1" office:value-type="boolean" office:boolean-value="false" calcext:value-type="boolean" table:number-columns-spanned="1" table:number-rows-spanned="8">
            <text:p>FAUX</text:p>
          </table:table-cell>
          <table:table-cell table:style-name="ce11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47" office:value-type="string" calcext:value-type="string">
            <text:p>0.341395</text:p>
          </table:table-cell>
          <table:table-cell table:style-name="ce63" office:value-type="float" office:value="7322895765" calcext:value-type="float">
            <text:p>7 322 895 765</text:p>
          </table:table-cell>
          <table:table-cell table:style-name="ce68" table:formula="of:=[.G283]/1000000" office:value-type="float" office:value="7322.895765" calcext:value-type="float">
            <text:p>7 322,90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1" office:value-type="boolean" office:boolean-value="false" calcext:value-type="boolean" table:number-columns-spanned="1" table:number-rows-spanned="8">
            <text:p>FAUX</text:p>
          </table:table-cell>
          <table:table-cell table:style-name="ce11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44" office:value-type="string" calcext:value-type="string">
            <text:p>0.342937</text:p>
          </table:table-cell>
          <table:table-cell table:style-name="ce65" office:value-type="float" office:value="7289968711" calcext:value-type="float">
            <text:p>7 289 968 711</text:p>
          </table:table-cell>
          <table:table-cell table:style-name="ce68" table:formula="of:=[.P283]/1000000" office:value-type="float" office:value="7289.968711" calcext:value-type="float">
            <text:p>7 289,97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0.63351</text:p>
          </table:table-cell>
          <table:table-cell table:style-name="ce62" office:value-type="float" office:value="3946267620" calcext:value-type="float">
            <text:p>3 946 267 620</text:p>
          </table:table-cell>
          <table:table-cell table:style-name="ce69" table:formula="of:=[.G284]/1000000" office:value-type="float" office:value="3946.26762" calcext:value-type="float">
            <text:p>3 946,27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0.56974</text:p>
          </table:table-cell>
          <table:table-cell table:style-name="ce62" office:value-type="float" office:value="4387966440" calcext:value-type="float">
            <text:p>4 387 966 440</text:p>
          </table:table-cell>
          <table:table-cell table:style-name="ce69" table:formula="of:=[.P284]/1000000" office:value-type="float" office:value="4387.96644" calcext:value-type="float">
            <text:p>4 387,97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0.67619</text:p>
          </table:table-cell>
          <table:table-cell table:style-name="ce62" office:value-type="float" office:value="3697185702" calcext:value-type="float">
            <text:p>3 697 185 702</text:p>
          </table:table-cell>
          <table:table-cell table:style-name="ce69" table:formula="of:=[.G285]/1000000" office:value-type="float" office:value="3697.185702" calcext:value-type="float">
            <text:p>3 697,19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0.60741</text:p>
          </table:table-cell>
          <table:table-cell table:style-name="ce62" office:value-type="float" office:value="4115836090" calcext:value-type="float">
            <text:p>4 115 836 090</text:p>
          </table:table-cell>
          <table:table-cell table:style-name="ce69" table:formula="of:=[.P285]/1000000" office:value-type="float" office:value="4115.83609" calcext:value-type="float">
            <text:p>4 115,84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45" office:value-type="string" calcext:value-type="string">
            <text:p>0.68120</text:p>
          </table:table-cell>
          <table:table-cell table:style-name="ce62" office:value-type="float" office:value="3669994128" calcext:value-type="float">
            <text:p>3 669 994 128</text:p>
          </table:table-cell>
          <table:table-cell table:style-name="ce69" table:formula="of:=[.G286]/1000000" office:value-type="float" office:value="3669.994128" calcext:value-type="float">
            <text:p>3 669,99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45" office:value-type="string" calcext:value-type="string">
            <text:p>0.54480</text:p>
          </table:table-cell>
          <table:table-cell table:style-name="ce62" office:value-type="float" office:value="4588839941" calcext:value-type="float">
            <text:p>4 588 839 941</text:p>
          </table:table-cell>
          <table:table-cell table:style-name="ce69" table:formula="of:=[.P286]/1000000" office:value-type="float" office:value="4588.839941" calcext:value-type="float">
            <text:p>4 588,84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45" office:value-type="string" calcext:value-type="string">
            <text:p>0.68377</text:p>
          </table:table-cell>
          <table:table-cell table:style-name="ce62" office:value-type="float" office:value="3570507992" calcext:value-type="float">
            <text:p>3 570 507 992</text:p>
          </table:table-cell>
          <table:table-cell table:style-name="ce69" table:formula="of:=[.G287]/1000000" office:value-type="float" office:value="3570.507992" calcext:value-type="float">
            <text:p>3 570,51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45" office:value-type="string" calcext:value-type="string">
            <text:p>0.67449</text:p>
          </table:table-cell>
          <table:table-cell table:style-name="ce62" office:value-type="float" office:value="3619632981" calcext:value-type="float">
            <text:p>3 619 632 981</text:p>
          </table:table-cell>
          <table:table-cell table:style-name="ce69" table:formula="of:=[.P287]/1000000" office:value-type="float" office:value="3619.632981" calcext:value-type="float">
            <text:p>3 619,6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0.25649</text:p>
          </table:table-cell>
          <table:table-cell table:style-name="ce62" office:value-type="float" office:value="9518524114" calcext:value-type="float">
            <text:p>9 518 524 114</text:p>
          </table:table-cell>
          <table:table-cell table:style-name="ce69" table:formula="of:=[.G288]/1000000" office:value-type="float" office:value="9518.524114" calcext:value-type="float">
            <text:p>9 518,5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0.18262</text:p>
          </table:table-cell>
          <table:table-cell table:style-name="ce62" office:value-type="float" office:value="13368778063" calcext:value-type="float">
            <text:p>13 368 778 063</text:p>
          </table:table-cell>
          <table:table-cell table:style-name="ce69" table:formula="of:=[.P288]/1000000" office:value-type="float" office:value="13368.778063" calcext:value-type="float">
            <text:p>13 368,78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0.27719</text:p>
          </table:table-cell>
          <table:table-cell table:style-name="ce62" office:value-type="float" office:value="8807699592" calcext:value-type="float">
            <text:p>8 807 699 592</text:p>
          </table:table-cell>
          <table:table-cell table:style-name="ce69" table:formula="of:=[.G289]/1000000" office:value-type="float" office:value="8807.699592" calcext:value-type="float">
            <text:p>8 807,7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0.18588</text:p>
          </table:table-cell>
          <table:table-cell table:style-name="ce62" office:value-type="float" office:value="13134313804" calcext:value-type="float">
            <text:p>13 134 313 804</text:p>
          </table:table-cell>
          <table:table-cell table:style-name="ce69" table:formula="of:=[.P289]/1000000" office:value-type="float" office:value="13134.313804" calcext:value-type="float">
            <text:p>13 134,31</text:p>
          </table:table-cell>
        </table:table-row>
        <table:table-row table:style-name="ro1">
          <table:covered-table-cell table:style-name="ce5"/>
          <table:covered-table-cell table:number-columns-repeated="2" table:style-name="ce12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48" office:value-type="string" calcext:value-type="string">
            <text:p>0.26370</text:p>
          </table:table-cell>
          <table:table-cell table:style-name="ce64" office:value-type="float" office:value="9258271710" calcext:value-type="float">
            <text:p>9 258 271 710</text:p>
          </table:table-cell>
          <table:table-cell table:style-name="ce70" table:formula="of:=[.G290]/1000000" office:value-type="float" office:value="9258.27171" calcext:value-type="float">
            <text:p>9 258,27</text:p>
          </table:table-cell>
          <table:table-cell/>
          <table:covered-table-cell table:style-name="ce5"/>
          <table:covered-table-cell table:number-columns-repeated="2" table:style-name="ce12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46" office:value-type="string" calcext:value-type="string">
            <text:p>0.19651</text:p>
          </table:table-cell>
          <table:table-cell table:style-name="ce66" office:value-type="float" office:value="12423827031" calcext:value-type="float">
            <text:p>12 423 827 031</text:p>
          </table:table-cell>
          <table:table-cell table:style-name="ce70" table:formula="of:=[.P290]/1000000" office:value-type="float" office:value="12423.827031" calcext:value-type="float">
            <text:p>12 423,83</text:p>
          </table:table-cell>
        </table:table-row>
        <table:table-row table:style-name="ro1" table:number-rows-repeated="50">
          <table:table-cell table:number-columns-repeated="17"/>
        </table:table-row>
        <table:table-row table:style-name="ro1">
          <table:table-cell office:value-type="string" calcext:value-type="string" table:number-columns-spanned="8" table:number-rows-spanned="1">
            <text:p>Matrices de doubles : Gaxpy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Matrices de floats: Gaxpy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  <table:table-cell/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16">
            <text:p>10 000 000 000</text:p>
          </table:table-cell>
          <table:table-cell table:style-name="ce45" office:value-type="string" calcext:value-type="string">
            <text:p>42.208163</text:p>
          </table:table-cell>
          <table:table-cell table:style-name="ce45" office:value-type="float" office:value="236920995" calcext:value-type="float">
            <text:p>236 920 995</text:p>
          </table:table-cell>
          <table:table-cell table:style-name="ce68" table:formula="of:=[.G343]/1000000" office:value-type="float" office:value="236.920995" calcext:value-type="float">
            <text:p>236,92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16">
            <text:p>10 000 000 000</text:p>
          </table:table-cell>
          <table:table-cell table:style-name="ce45" office:value-type="string" calcext:value-type="string">
            <text:p>42.121683</text:p>
          </table:table-cell>
          <table:table-cell table:style-name="ce62" office:value-type="float" office:value="237407417" calcext:value-type="float">
            <text:p>237 407 417</text:p>
          </table:table-cell>
          <table:table-cell table:style-name="ce68" table:formula="of:=[.P343]/1000000" office:value-type="float" office:value="237.407417" calcext:value-type="float">
            <text:p>237,41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8.991115</text:p>
          </table:table-cell>
          <table:table-cell table:style-name="ce45" office:value-type="float" office:value="344933266" calcext:value-type="float">
            <text:p>344 933 266</text:p>
          </table:table-cell>
          <table:table-cell table:style-name="ce69" table:formula="of:=[.G344]/1000000" office:value-type="float" office:value="344.933266" calcext:value-type="float">
            <text:p>344,9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9.752668</text:p>
          </table:table-cell>
          <table:table-cell table:style-name="ce62" office:value-type="float" office:value="336104311" calcext:value-type="float">
            <text:p>336 104 311</text:p>
          </table:table-cell>
          <table:table-cell table:style-name="ce69" table:formula="of:=[.P344]/1000000" office:value-type="float" office:value="336.104311" calcext:value-type="float">
            <text:p>336,1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29.339575</text:p>
          </table:table-cell>
          <table:table-cell table:style-name="ce45" office:value-type="float" office:value="340836566" calcext:value-type="float">
            <text:p>340 836 566</text:p>
          </table:table-cell>
          <table:table-cell table:style-name="ce69" table:formula="of:=[.G345]/1000000" office:value-type="float" office:value="340.836566" calcext:value-type="float">
            <text:p>340,84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29.788487</text:p>
          </table:table-cell>
          <table:table-cell table:style-name="ce62" office:value-type="float" office:value="335700164" calcext:value-type="float">
            <text:p>335 700 164</text:p>
          </table:table-cell>
          <table:table-cell table:style-name="ce69" table:formula="of:=[.P345]/1000000" office:value-type="float" office:value="335.700164" calcext:value-type="float">
            <text:p>335,7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29.331716</text:p>
          </table:table-cell>
          <table:table-cell table:style-name="ce45" office:value-type="float" office:value="340927888" calcext:value-type="float">
            <text:p>340 927 888</text:p>
          </table:table-cell>
          <table:table-cell table:style-name="ce69" table:formula="of:=[.G346]/1000000" office:value-type="float" office:value="340.927888" calcext:value-type="float">
            <text:p>340,9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29.362733</text:p>
          </table:table-cell>
          <table:table-cell table:style-name="ce62" office:value-type="float" office:value="340567753" calcext:value-type="float">
            <text:p>340 567 753</text:p>
          </table:table-cell>
          <table:table-cell table:style-name="ce69" table:formula="of:=[.P346]/1000000" office:value-type="float" office:value="340.567753" calcext:value-type="float">
            <text:p>340,57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45" office:value-type="string" calcext:value-type="string">
            <text:p>42.718530</text:p>
          </table:table-cell>
          <table:table-cell table:style-name="ce45" office:value-type="float" office:value="234090452" calcext:value-type="float">
            <text:p>234 090 452</text:p>
          </table:table-cell>
          <table:table-cell table:style-name="ce69" table:formula="of:=[.G347]/1000000" office:value-type="float" office:value="234.090452" calcext:value-type="float">
            <text:p>234,09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45" office:value-type="string" calcext:value-type="string">
            <text:p>42.382230</text:p>
          </table:table-cell>
          <table:table-cell table:style-name="ce62" office:value-type="float" office:value="235947943" calcext:value-type="float">
            <text:p>235 947 943</text:p>
          </table:table-cell>
          <table:table-cell table:style-name="ce69" table:formula="of:=[.P347]/1000000" office:value-type="float" office:value="235.947943" calcext:value-type="float">
            <text:p>235,95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9.124238</text:p>
          </table:table-cell>
          <table:table-cell table:style-name="ce45" office:value-type="float" office:value="343356622" calcext:value-type="float">
            <text:p>343 356 622</text:p>
          </table:table-cell>
          <table:table-cell table:style-name="ce69" table:formula="of:=[.G348]/1000000" office:value-type="float" office:value="343.356622" calcext:value-type="float">
            <text:p>343,36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9.39118</text:p>
          </table:table-cell>
          <table:table-cell table:style-name="ce62" office:value-type="float" office:value="340238125" calcext:value-type="float">
            <text:p>340 238 125</text:p>
          </table:table-cell>
          <table:table-cell table:style-name="ce69" table:formula="of:=[.P348]/1000000" office:value-type="float" office:value="340.238125" calcext:value-type="float">
            <text:p>340,24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29.556923</text:p>
          </table:table-cell>
          <table:table-cell table:style-name="ce45" office:value-type="float" office:value="338330211" calcext:value-type="float">
            <text:p>338 330 211</text:p>
          </table:table-cell>
          <table:table-cell table:style-name="ce69" table:formula="of:=[.G349]/1000000" office:value-type="float" office:value="338.330211" calcext:value-type="float">
            <text:p>338,3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29.300203</text:p>
          </table:table-cell>
          <table:table-cell table:style-name="ce62" office:value-type="float" office:value="341294563" calcext:value-type="float">
            <text:p>341 294 563</text:p>
          </table:table-cell>
          <table:table-cell table:style-name="ce69" table:formula="of:=[.P349]/1000000" office:value-type="float" office:value="341.294563" calcext:value-type="float">
            <text:p>341,29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5" office:value-type="string" calcext:value-type="string">
            <text:p>29.363516</text:p>
          </table:table-cell>
          <table:table-cell table:style-name="ce45" office:value-type="float" office:value="340558671" calcext:value-type="float">
            <text:p>340 558 671</text:p>
          </table:table-cell>
          <table:table-cell table:style-name="ce70" table:formula="of:=[.G350]/1000000" office:value-type="float" office:value="340.558671" calcext:value-type="float">
            <text:p>340,56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5" office:value-type="string" calcext:value-type="string">
            <text:p>29.172216</text:p>
          </table:table-cell>
          <table:table-cell table:style-name="ce62" office:value-type="float" office:value="342791922" calcext:value-type="float">
            <text:p>342 791 922</text:p>
          </table:table-cell>
          <table:table-cell table:style-name="ce70" table:formula="of:=[.P350]/1000000" office:value-type="float" office:value="342.791922" calcext:value-type="float">
            <text:p>342,7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1" office:value-type="boolean" office:boolean-value="false" calcext:value-type="boolean" table:number-columns-spanned="1" table:number-rows-spanned="8">
            <text:p>FAUX</text:p>
          </table:table-cell>
          <table:table-cell table:style-name="ce11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44" office:value-type="string" calcext:value-type="string">
            <text:p>49.870177</text:p>
          </table:table-cell>
          <table:table-cell table:style-name="ce44" office:value-type="float" office:value="50130160" calcext:value-type="float">
            <text:p>50 130 160</text:p>
          </table:table-cell>
          <table:table-cell table:style-name="ce68" table:formula="of:=[.G351]/1000000" office:value-type="float" office:value="50.13016" calcext:value-type="float">
            <text:p>50,13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1" office:value-type="boolean" office:boolean-value="false" calcext:value-type="boolean" table:number-columns-spanned="1" table:number-rows-spanned="8">
            <text:p>FAUX</text:p>
          </table:table-cell>
          <table:table-cell table:style-name="ce11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44" office:value-type="string" calcext:value-type="string">
            <text:p>48.440645</text:p>
          </table:table-cell>
          <table:table-cell table:style-name="ce65" office:value-type="float" office:value="51609552" calcext:value-type="float">
            <text:p>51 609 552</text:p>
          </table:table-cell>
          <table:table-cell table:style-name="ce68" table:formula="of:=[.P351]/1000000" office:value-type="float" office:value="51.609552" calcext:value-type="float">
            <text:p>51,61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33.339542</text:p>
          </table:table-cell>
          <table:table-cell table:style-name="ce45" office:value-type="float" office:value="74986033" calcext:value-type="float">
            <text:p>74 986 033</text:p>
          </table:table-cell>
          <table:table-cell table:style-name="ce69" table:formula="of:=[.G352]/1000000" office:value-type="float" office:value="74.986033" calcext:value-type="float">
            <text:p>74,99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33.342011</text:p>
          </table:table-cell>
          <table:table-cell table:style-name="ce62" office:value-type="float" office:value="74980480" calcext:value-type="float">
            <text:p>74 980 480</text:p>
          </table:table-cell>
          <table:table-cell table:style-name="ce69" table:formula="of:=[.P352]/1000000" office:value-type="float" office:value="74.98048" calcext:value-type="float">
            <text:p>74,98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33.397039</text:p>
          </table:table-cell>
          <table:table-cell table:style-name="ce45" office:value-type="float" office:value="74856935" calcext:value-type="float">
            <text:p>74 856 935</text:p>
          </table:table-cell>
          <table:table-cell table:style-name="ce69" table:formula="of:=[.G353]/1000000" office:value-type="float" office:value="74.856935" calcext:value-type="float">
            <text:p>74,86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33.314426</text:p>
          </table:table-cell>
          <table:table-cell table:style-name="ce62" office:value-type="float" office:value="75042565" calcext:value-type="float">
            <text:p>75 042 565</text:p>
          </table:table-cell>
          <table:table-cell table:style-name="ce69" table:formula="of:=[.P353]/1000000" office:value-type="float" office:value="75.042565" calcext:value-type="float">
            <text:p>75,04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45" office:value-type="string" calcext:value-type="string">
            <text:p>32.576502</text:p>
          </table:table-cell>
          <table:table-cell table:style-name="ce45" office:value-type="float" office:value="76742432" calcext:value-type="float">
            <text:p>76 742 432</text:p>
          </table:table-cell>
          <table:table-cell table:style-name="ce69" table:formula="of:=[.G354]/1000000" office:value-type="float" office:value="76.742432" calcext:value-type="float">
            <text:p>76,74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45" office:value-type="string" calcext:value-type="string">
            <text:p>33.277498</text:p>
          </table:table-cell>
          <table:table-cell table:style-name="ce62" office:value-type="float" office:value="75125840" calcext:value-type="float">
            <text:p>75 125 840</text:p>
          </table:table-cell>
          <table:table-cell table:style-name="ce69" table:formula="of:=[.P354]/1000000" office:value-type="float" office:value="75.12584" calcext:value-type="float">
            <text:p>75,13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45" office:value-type="string" calcext:value-type="string">
            <text:p>45.759175</text:p>
          </table:table-cell>
          <table:table-cell table:style-name="ce45" office:value-type="float" office:value="54633852" calcext:value-type="float">
            <text:p>54 633 852</text:p>
          </table:table-cell>
          <table:table-cell table:style-name="ce69" table:formula="of:=[.G355]/1000000" office:value-type="float" office:value="54.633852" calcext:value-type="float">
            <text:p>54,63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45" office:value-type="string" calcext:value-type="string">
            <text:p>46.200710</text:p>
          </table:table-cell>
          <table:table-cell table:style-name="ce62" office:value-type="float" office:value="54111722" calcext:value-type="float">
            <text:p>54 111 722</text:p>
          </table:table-cell>
          <table:table-cell table:style-name="ce69" table:formula="of:=[.P355]/1000000" office:value-type="float" office:value="54.111722" calcext:value-type="float">
            <text:p>54,11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33.44130</text:p>
          </table:table-cell>
          <table:table-cell table:style-name="ce45" office:value-type="float" office:value="74757859" calcext:value-type="float">
            <text:p>74 757 859</text:p>
          </table:table-cell>
          <table:table-cell table:style-name="ce69" table:formula="of:=[.G356]/1000000" office:value-type="float" office:value="74.757859" calcext:value-type="float">
            <text:p>74,76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31.329984</text:p>
          </table:table-cell>
          <table:table-cell table:style-name="ce62" office:value-type="float" office:value="79795763" calcext:value-type="float">
            <text:p>79 795 763</text:p>
          </table:table-cell>
          <table:table-cell table:style-name="ce69" table:formula="of:=[.P356]/1000000" office:value-type="float" office:value="79.795763" calcext:value-type="float">
            <text:p>79,8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33.200747</text:p>
          </table:table-cell>
          <table:table-cell table:style-name="ce45" office:value-type="float" office:value="75299510" calcext:value-type="float">
            <text:p>75 299 510</text:p>
          </table:table-cell>
          <table:table-cell table:style-name="ce69" table:formula="of:=[.G357]/1000000" office:value-type="float" office:value="75.29951" calcext:value-type="float">
            <text:p>75,3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31.87175</text:p>
          </table:table-cell>
          <table:table-cell table:style-name="ce62" office:value-type="float" office:value="78439370" calcext:value-type="float">
            <text:p>78 439 370</text:p>
          </table:table-cell>
          <table:table-cell table:style-name="ce69" table:formula="of:=[.P357]/1000000" office:value-type="float" office:value="78.43937" calcext:value-type="float">
            <text:p>78,44</text:p>
          </table:table-cell>
        </table:table-row>
        <table:table-row table:style-name="ro1">
          <table:covered-table-cell table:style-name="ce5"/>
          <table:covered-table-cell table:number-columns-repeated="2" table:style-name="ce12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46" office:value-type="string" calcext:value-type="string">
            <text:p>31.512982</text:p>
          </table:table-cell>
          <table:table-cell table:style-name="ce46" office:value-type="float" office:value="79332384" calcext:value-type="float">
            <text:p>79 332 384</text:p>
          </table:table-cell>
          <table:table-cell table:style-name="ce70" table:formula="of:=[.G358]/1000000" office:value-type="float" office:value="79.332384" calcext:value-type="float">
            <text:p>79,33</text:p>
          </table:table-cell>
          <table:table-cell/>
          <table:covered-table-cell table:style-name="ce5"/>
          <table:covered-table-cell table:number-columns-repeated="2" table:style-name="ce12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46" office:value-type="string" calcext:value-type="string">
            <text:p>31.61979</text:p>
          </table:table-cell>
          <table:table-cell table:style-name="ce66" office:value-type="float" office:value="79064408" calcext:value-type="float">
            <text:p>79 064 408</text:p>
          </table:table-cell>
          <table:table-cell table:style-name="ce70" table:formula="of:=[.P358]/1000000" office:value-type="float" office:value="79.064408" calcext:value-type="float">
            <text:p>79,06</text:p>
          </table:table-cell>
        </table:table-row>
        <table:table-row table:style-name="ro1" table:number-rows-repeated="50">
          <table:table-cell table:number-columns-repeated="17"/>
        </table:table-row>
        <table:table-row table:style-name="ro1">
          <table:table-cell office:value-type="string" calcext:value-type="string" table:number-columns-spanned="8" table:number-rows-spanned="1">
            <text:p>Matrices de doubles : Multiplication par un scalaire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Matrices de floats: Multiplication par un scalaire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  <table:table-cell/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16">
            <text:p>10 000 000 000</text:p>
          </table:table-cell>
          <table:table-cell table:style-name="ce45" office:value-type="string" calcext:value-type="string">
            <text:p>25.585401</text:p>
          </table:table-cell>
          <table:table-cell table:style-name="ce62" office:value-type="float" office:value="390847890" calcext:value-type="float">
            <text:p>390 847 890</text:p>
          </table:table-cell>
          <table:table-cell table:style-name="ce68" table:formula="of:=[.G411]/1000000" office:value-type="float" office:value="390.84789" calcext:value-type="float">
            <text:p>390,85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17" table:formula="of:=10000000*1000" office:value-type="float" office:value="10000000000" calcext:value-type="float" table:number-columns-spanned="1" table:number-rows-spanned="16">
            <text:p>10 000 000 000</text:p>
          </table:table-cell>
          <table:table-cell table:style-name="ce45" office:value-type="string" calcext:value-type="string">
            <text:p>25.697349</text:p>
          </table:table-cell>
          <table:table-cell table:style-name="ce62" office:value-type="float" office:value="389145199" calcext:value-type="float">
            <text:p>389 145 199</text:p>
          </table:table-cell>
          <table:table-cell table:style-name="ce68" table:formula="of:=[.P411]/1000000" office:value-type="float" office:value="389.145199" calcext:value-type="float">
            <text:p>389,15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5.32038</text:p>
          </table:table-cell>
          <table:table-cell table:style-name="ce62" office:value-type="float" office:value="1879564993" calcext:value-type="float">
            <text:p>1 879 564 993</text:p>
          </table:table-cell>
          <table:table-cell table:style-name="ce69" table:formula="of:=[.G412]/1000000" office:value-type="float" office:value="1879.564993" calcext:value-type="float">
            <text:p>1 879,56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4.347960</text:p>
          </table:table-cell>
          <table:table-cell table:style-name="ce62" office:value-type="float" office:value="2299929162" calcext:value-type="float">
            <text:p>2 299 929 162</text:p>
          </table:table-cell>
          <table:table-cell table:style-name="ce69" table:formula="of:=[.P412]/1000000" office:value-type="float" office:value="2299.929162" calcext:value-type="float">
            <text:p>2 299,9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5.94705</text:p>
          </table:table-cell>
          <table:table-cell table:style-name="ce62" office:value-type="float" office:value="1681505956" calcext:value-type="float">
            <text:p>1 681 505 956</text:p>
          </table:table-cell>
          <table:table-cell table:style-name="ce69" table:formula="of:=[.G413]/1000000" office:value-type="float" office:value="1681.505956" calcext:value-type="float">
            <text:p>1 681,51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4.278007</text:p>
          </table:table-cell>
          <table:table-cell table:style-name="ce62" office:value-type="float" office:value="2337537082" calcext:value-type="float">
            <text:p>2 337 537 082</text:p>
          </table:table-cell>
          <table:table-cell table:style-name="ce69" table:formula="of:=[.P413]/1000000" office:value-type="float" office:value="2337.537082" calcext:value-type="float">
            <text:p>2 337,54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4.744944</text:p>
          </table:table-cell>
          <table:table-cell table:style-name="ce62" office:value-type="float" office:value="2107506432" calcext:value-type="float">
            <text:p>2 107 506 432</text:p>
          </table:table-cell>
          <table:table-cell table:style-name="ce69" table:formula="of:=[.G414]/1000000" office:value-type="float" office:value="2107.506432" calcext:value-type="float">
            <text:p>2 107,51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2.406765</text:p>
          </table:table-cell>
          <table:table-cell table:style-name="ce62" office:value-type="float" office:value="4154954887" calcext:value-type="float">
            <text:p>4 154 954 887</text:p>
          </table:table-cell>
          <table:table-cell table:style-name="ce69" table:formula="of:=[.P414]/1000000" office:value-type="float" office:value="4154.954887" calcext:value-type="float">
            <text:p>4 154,95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45" office:value-type="string" calcext:value-type="string">
            <text:p>22.961525</text:p>
          </table:table-cell>
          <table:table-cell table:style-name="ce62" office:value-type="float" office:value="435511143" calcext:value-type="float">
            <text:p>435 511 143</text:p>
          </table:table-cell>
          <table:table-cell table:style-name="ce69" table:formula="of:=[.G415]/1000000" office:value-type="float" office:value="435.511143" calcext:value-type="float">
            <text:p>435,51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18"/>
          <table:table-cell table:style-name="ce45" office:value-type="string" calcext:value-type="string">
            <text:p>22.262635</text:p>
          </table:table-cell>
          <table:table-cell table:style-name="ce62" office:value-type="float" office:value="449183126" calcext:value-type="float">
            <text:p>449 183 126</text:p>
          </table:table-cell>
          <table:table-cell table:style-name="ce69" table:formula="of:=[.P415]/1000000" office:value-type="float" office:value="449.183126" calcext:value-type="float">
            <text:p>449,18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0.20654</text:p>
          </table:table-cell>
          <table:table-cell table:style-name="ce62" office:value-type="float" office:value="494889278" calcext:value-type="float">
            <text:p>494 889 278</text:p>
          </table:table-cell>
          <table:table-cell table:style-name="ce69" table:formula="of:=[.G416]/1000000" office:value-type="float" office:value="494.889278" calcext:value-type="float">
            <text:p>494,89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10.189197</text:p>
          </table:table-cell>
          <table:table-cell table:style-name="ce62" office:value-type="float" office:value="981431608" calcext:value-type="float">
            <text:p>981 431 608</text:p>
          </table:table-cell>
          <table:table-cell table:style-name="ce69" table:formula="of:=[.P416]/1000000" office:value-type="float" office:value="981.431608" calcext:value-type="float">
            <text:p>981,4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21.220259</text:p>
          </table:table-cell>
          <table:table-cell table:style-name="ce62" office:value-type="float" office:value="471247782" calcext:value-type="float">
            <text:p>471 247 782</text:p>
          </table:table-cell>
          <table:table-cell table:style-name="ce69" table:formula="of:=[.G417]/1000000" office:value-type="float" office:value="471.247782" calcext:value-type="float">
            <text:p>471,25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10.851935</text:p>
          </table:table-cell>
          <table:table-cell table:style-name="ce62" office:value-type="float" office:value="921494645" calcext:value-type="float">
            <text:p>921 494 645</text:p>
          </table:table-cell>
          <table:table-cell table:style-name="ce69" table:formula="of:=[.P417]/1000000" office:value-type="float" office:value="921.494645" calcext:value-type="float">
            <text:p>921,49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5" office:value-type="string" calcext:value-type="string">
            <text:p>22.203877</text:p>
          </table:table-cell>
          <table:table-cell table:style-name="ce62" office:value-type="float" office:value="450371797" calcext:value-type="float">
            <text:p>450 371 797</text:p>
          </table:table-cell>
          <table:table-cell table:style-name="ce70" table:formula="of:=[.G418]/1000000" office:value-type="float" office:value="450.371797" calcext:value-type="float">
            <text:p>450,37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5" office:value-type="string" calcext:value-type="string">
            <text:p>9.545580</text:p>
          </table:table-cell>
          <table:table-cell table:style-name="ce62" office:value-type="float" office:value="1047605279" calcext:value-type="float">
            <text:p>1 047 605 279</text:p>
          </table:table-cell>
          <table:table-cell table:style-name="ce70" table:formula="of:=[.P418]/1000000" office:value-type="float" office:value="1047.605279" calcext:value-type="float">
            <text:p>1 047,6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1" office:value-type="boolean" office:boolean-value="false" calcext:value-type="boolean" table:number-columns-spanned="1" table:number-rows-spanned="8">
            <text:p>FAUX</text:p>
          </table:table-cell>
          <table:table-cell table:style-name="ce11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44" office:value-type="string" calcext:value-type="string">
            <text:p>31.497842</text:p>
          </table:table-cell>
          <table:table-cell table:style-name="ce65" office:value-type="float" office:value="79370516" calcext:value-type="float">
            <text:p>79 370 516</text:p>
          </table:table-cell>
          <table:table-cell table:style-name="ce68" table:formula="of:=[.G419]/1000000" office:value-type="float" office:value="79.370516" calcext:value-type="float">
            <text:p>79,37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1" office:value-type="boolean" office:boolean-value="false" calcext:value-type="boolean" table:number-columns-spanned="1" table:number-rows-spanned="8">
            <text:p>FAUX</text:p>
          </table:table-cell>
          <table:table-cell table:style-name="ce11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covered-table-cell table:style-name="ce20"/>
          <table:table-cell table:style-name="ce44" office:value-type="string" calcext:value-type="string">
            <text:p>31.758295</text:p>
          </table:table-cell>
          <table:table-cell table:style-name="ce65" office:value-type="float" office:value="78719591" calcext:value-type="float">
            <text:p>78 719 591</text:p>
          </table:table-cell>
          <table:table-cell table:style-name="ce68" table:formula="of:=[.P419]/1000000" office:value-type="float" office:value="78.719591" calcext:value-type="float">
            <text:p>78,72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9.535050</text:p>
          </table:table-cell>
          <table:table-cell table:style-name="ce62" office:value-type="float" office:value="262190549" calcext:value-type="float">
            <text:p>262 190 549</text:p>
          </table:table-cell>
          <table:table-cell table:style-name="ce69" table:formula="of:=[.G420]/1000000" office:value-type="float" office:value="262.190549" calcext:value-type="float">
            <text:p>262,19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9.393825</text:p>
          </table:table-cell>
          <table:table-cell table:style-name="ce62" office:value-type="float" office:value="266132273" calcext:value-type="float">
            <text:p>266 132 273</text:p>
          </table:table-cell>
          <table:table-cell table:style-name="ce69" table:formula="of:=[.P420]/1000000" office:value-type="float" office:value="266.132273" calcext:value-type="float">
            <text:p>266,1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7.652162</text:p>
          </table:table-cell>
          <table:table-cell table:style-name="ce62" office:value-type="float" office:value="326705054" calcext:value-type="float">
            <text:p>326 705 054</text:p>
          </table:table-cell>
          <table:table-cell table:style-name="ce69" table:formula="of:=[.G421]/1000000" office:value-type="float" office:value="326.705054" calcext:value-type="float">
            <text:p>326,71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5.418089</text:p>
          </table:table-cell>
          <table:table-cell table:style-name="ce62" office:value-type="float" office:value="461417300" calcext:value-type="float">
            <text:p>461 417 300</text:p>
          </table:table-cell>
          <table:table-cell table:style-name="ce69" table:formula="of:=[.P421]/1000000" office:value-type="float" office:value="461.4173" calcext:value-type="float">
            <text:p>461,42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45" office:value-type="string" calcext:value-type="string">
            <text:p>5.135700</text:p>
          </table:table-cell>
          <table:table-cell table:style-name="ce62" office:value-type="float" office:value="486788558" calcext:value-type="float">
            <text:p>486 788 558</text:p>
          </table:table-cell>
          <table:table-cell table:style-name="ce69" table:formula="of:=[.G422]/1000000" office:value-type="float" office:value="486.788558" calcext:value-type="float">
            <text:p>486,79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21"/>
          <table:table-cell table:style-name="ce45" office:value-type="string" calcext:value-type="string">
            <text:p>3.269129</text:p>
          </table:table-cell>
          <table:table-cell table:style-name="ce62" office:value-type="float" office:value="764729687" calcext:value-type="float">
            <text:p>764 729 687</text:p>
          </table:table-cell>
          <table:table-cell table:style-name="ce69" table:formula="of:=[.P422]/1000000" office:value-type="float" office:value="764.729687" calcext:value-type="float">
            <text:p>764,73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45" office:value-type="string" calcext:value-type="string">
            <text:p>85.900772</text:p>
          </table:table-cell>
          <table:table-cell table:style-name="ce62" office:value-type="float" office:value="29103347" calcext:value-type="float">
            <text:p>29 103 347</text:p>
          </table:table-cell>
          <table:table-cell table:style-name="ce69" table:formula="of:=[.G423]/1000000" office:value-type="float" office:value="29.103347" calcext:value-type="float">
            <text:p>29,10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covered-table-cell table:style-name="ce21"/>
          <table:table-cell table:style-name="ce45" office:value-type="string" calcext:value-type="string">
            <text:p>43.478074</text:p>
          </table:table-cell>
          <table:table-cell table:style-name="ce62" office:value-type="float" office:value="57500247" calcext:value-type="float">
            <text:p>57 500 247</text:p>
          </table:table-cell>
          <table:table-cell table:style-name="ce69" table:formula="of:=[.P423]/1000000" office:value-type="float" office:value="57.500247" calcext:value-type="float">
            <text:p>57,5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84.417308</text:p>
          </table:table-cell>
          <table:table-cell table:style-name="ce62" office:value-type="float" office:value="29614779" calcext:value-type="float">
            <text:p>29 614 779</text:p>
          </table:table-cell>
          <table:table-cell table:style-name="ce69" table:formula="of:=[.G424]/1000000" office:value-type="float" office:value="29.614779" calcext:value-type="float">
            <text:p>29,61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21"/>
          <table:table-cell table:style-name="ce45" office:value-type="string" calcext:value-type="string">
            <text:p>32.871333</text:p>
          </table:table-cell>
          <table:table-cell table:style-name="ce62" office:value-type="float" office:value="76054110" calcext:value-type="float">
            <text:p>76 054 110</text:p>
          </table:table-cell>
          <table:table-cell table:style-name="ce69" table:formula="of:=[.P424]/1000000" office:value-type="float" office:value="76.05411" calcext:value-type="float">
            <text:p>76,05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84.249923</text:p>
          </table:table-cell>
          <table:table-cell table:style-name="ce62" office:value-type="float" office:value="29673617" calcext:value-type="float">
            <text:p>29 673 617</text:p>
          </table:table-cell>
          <table:table-cell table:style-name="ce69" table:formula="of:=[.G425]/1000000" office:value-type="float" office:value="29.673617" calcext:value-type="float">
            <text:p>29,67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21"/>
          <table:table-cell table:style-name="ce45" office:value-type="string" calcext:value-type="string">
            <text:p>31.561378</text:p>
          </table:table-cell>
          <table:table-cell table:style-name="ce62" office:value-type="float" office:value="79210736" calcext:value-type="float">
            <text:p>79 210 736</text:p>
          </table:table-cell>
          <table:table-cell table:style-name="ce69" table:formula="of:=[.P425]/1000000" office:value-type="float" office:value="79.210736" calcext:value-type="float">
            <text:p>79,21</text:p>
          </table:table-cell>
        </table:table-row>
        <table:table-row table:style-name="ro1">
          <table:covered-table-cell table:style-name="ce5"/>
          <table:covered-table-cell table:number-columns-repeated="2" table:style-name="ce12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46" office:value-type="string" calcext:value-type="string">
            <text:p>83.849076</text:p>
          </table:table-cell>
          <table:table-cell table:style-name="ce66" office:value-type="float" office:value="29815474" calcext:value-type="float">
            <text:p>29 815 474</text:p>
          </table:table-cell>
          <table:table-cell table:style-name="ce70" table:formula="of:=[.G426]/1000000" office:value-type="float" office:value="29.815474" calcext:value-type="float">
            <text:p>29,82</text:p>
          </table:table-cell>
          <table:table-cell/>
          <table:covered-table-cell table:style-name="ce5"/>
          <table:covered-table-cell table:number-columns-repeated="2" table:style-name="ce12"/>
          <table:table-cell table:style-name="ce16" office:value-type="string" calcext:value-type="string">
            <text:p>-O3</text:p>
          </table:table-cell>
          <table:covered-table-cell table:style-name="ce22"/>
          <table:table-cell table:style-name="ce46" office:value-type="string" calcext:value-type="string">
            <text:p>41.880925</text:p>
          </table:table-cell>
          <table:table-cell table:style-name="ce66" office:value-type="float" office:value="59693046" calcext:value-type="float">
            <text:p>59 693 046</text:p>
          </table:table-cell>
          <table:table-cell table:style-name="ce70" table:formula="of:=[.P426]/1000000" office:value-type="float" office:value="59.693046" calcext:value-type="float">
            <text:p>59,69</text:p>
          </table:table-cell>
        </table:table-row>
        <table:table-row table:style-name="ro1" table:number-rows-repeated="50">
          <table:table-cell table:number-columns-repeated="17"/>
        </table:table-row>
        <table:table-row table:style-name="ro1">
          <table:table-cell office:value-type="string" calcext:value-type="string" table:number-columns-spanned="8" table:number-rows-spanned="1">
            <text:p>Matrice de doubles : Multiplication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Matrice de floats : Multiplication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  <table:table-cell/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25" office:value-type="float" office:value="10000000000" calcext:value-type="float" table:number-columns-spanned="1" table:number-rows-spanned="4">
            <text:p>10 000 000 000</text:p>
          </table:table-cell>
          <table:table-cell table:style-name="ce45" office:value-type="string" calcext:value-type="string">
            <text:p>45.494685</text:p>
          </table:table-cell>
          <table:table-cell table:style-name="ce62" office:value-type="float" office:value="219805896" calcext:value-type="float">
            <text:p>219 805 896</text:p>
          </table:table-cell>
          <table:table-cell table:style-name="ce68" table:formula="of:=[.G479]/1000000" office:value-type="float" office:value="219.805896" calcext:value-type="float">
            <text:p>219,81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25" office:value-type="float" office:value="10000000000" calcext:value-type="float" table:number-columns-spanned="1" table:number-rows-spanned="4">
            <text:p>10 000 000 000</text:p>
          </table:table-cell>
          <table:table-cell table:style-name="ce45" office:value-type="string" calcext:value-type="string">
            <text:p>44.267768</text:p>
          </table:table-cell>
          <table:table-cell table:style-name="ce62" office:value-type="float" office:value="225897994" calcext:value-type="float">
            <text:p>225 897 994</text:p>
          </table:table-cell>
          <table:table-cell table:style-name="ce68" table:formula="of:=[.P479]/1000000" office:value-type="float" office:value="225.897994" calcext:value-type="float">
            <text:p>225,9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1.933735</text:p>
          </table:table-cell>
          <table:table-cell table:style-name="ce62" office:value-type="float" office:value="455918702" calcext:value-type="float">
            <text:p>455 918 702</text:p>
          </table:table-cell>
          <table:table-cell table:style-name="ce69" table:formula="of:=[.G480]/1000000" office:value-type="float" office:value="455.918702" calcext:value-type="float">
            <text:p>455,9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2.20365</text:p>
          </table:table-cell>
          <table:table-cell table:style-name="ce62" office:value-type="float" office:value="450376402" calcext:value-type="float">
            <text:p>450 376 402</text:p>
          </table:table-cell>
          <table:table-cell table:style-name="ce69" table:formula="of:=[.P480]/1000000" office:value-type="float" office:value="450.376402" calcext:value-type="float">
            <text:p>450,38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9.248382</text:p>
          </table:table-cell>
          <table:table-cell table:style-name="ce62" office:value-type="float" office:value="1081270215" calcext:value-type="float">
            <text:p>1 081 270 215</text:p>
          </table:table-cell>
          <table:table-cell table:style-name="ce69" table:formula="of:=[.G481]/1000000" office:value-type="float" office:value="1081.270215" calcext:value-type="float">
            <text:p>1 081,27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8.331808</text:p>
          </table:table-cell>
          <table:table-cell table:style-name="ce62" office:value-type="float" office:value="1200219688" calcext:value-type="float">
            <text:p>1 200 219 688</text:p>
          </table:table-cell>
          <table:table-cell table:style-name="ce69" table:formula="of:=[.P481]/1000000" office:value-type="float" office:value="1200.219688" calcext:value-type="float">
            <text:p>1 200,22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9.114944</text:p>
          </table:table-cell>
          <table:table-cell table:style-name="ce62" office:value-type="float" office:value="1097099444" calcext:value-type="float">
            <text:p>1 097 099 444</text:p>
          </table:table-cell>
          <table:table-cell table:style-name="ce69" table:formula="of:=[.G482]/1000000" office:value-type="float" office:value="1097.099444" calcext:value-type="float">
            <text:p>1 097,1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8.275301</text:p>
          </table:table-cell>
          <table:table-cell table:style-name="ce62" office:value-type="float" office:value="1208415258" calcext:value-type="float">
            <text:p>1 208 415 258</text:p>
          </table:table-cell>
          <table:table-cell table:style-name="ce69" table:formula="of:=[.P482]/1000000" office:value-type="float" office:value="1208.415258" calcext:value-type="float">
            <text:p>1 208,42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table-cell table:style-name="ce26" office:value-type="float" office:value="9765625000" calcext:value-type="float" table:number-columns-spanned="1" table:number-rows-spanned="4">
            <text:p>9 765 625 000</text:p>
          </table:table-cell>
          <table:table-cell table:style-name="ce45" office:value-type="string" calcext:value-type="string">
            <text:p>69.873064</text:p>
          </table:table-cell>
          <table:table-cell table:style-name="ce62" office:value-type="float" office:value="139762369" calcext:value-type="float">
            <text:p>139 762 369</text:p>
          </table:table-cell>
          <table:table-cell table:style-name="ce69" table:formula="of:=[.G483]/1000000" office:value-type="float" office:value="139.762369" calcext:value-type="float">
            <text:p>139,76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table-cell table:style-name="ce26" office:value-type="float" office:value="9765625000" calcext:value-type="float" table:number-columns-spanned="1" table:number-rows-spanned="4">
            <text:p>9 765 625 000</text:p>
          </table:table-cell>
          <table:table-cell table:style-name="ce45" office:value-type="string" calcext:value-type="string">
            <text:p>51.47886</text:p>
          </table:table-cell>
          <table:table-cell table:style-name="ce62" office:value-type="float" office:value="189701656" calcext:value-type="float">
            <text:p>189 701 656</text:p>
          </table:table-cell>
          <table:table-cell table:style-name="ce69" table:formula="of:=[.P483]/1000000" office:value-type="float" office:value="189.701656" calcext:value-type="float">
            <text:p>189,7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7.650427</text:p>
          </table:table-cell>
          <table:table-cell table:style-name="ce62" office:value-type="float" office:value="353181706" calcext:value-type="float">
            <text:p>353 181 706</text:p>
          </table:table-cell>
          <table:table-cell table:style-name="ce69" table:formula="of:=[.G484]/1000000" office:value-type="float" office:value="353.181706" calcext:value-type="float">
            <text:p>353,18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7.254780</text:p>
          </table:table-cell>
          <table:table-cell table:style-name="ce62" office:value-type="float" office:value="358308707" calcext:value-type="float">
            <text:p>358 308 707</text:p>
          </table:table-cell>
          <table:table-cell table:style-name="ce69" table:formula="of:=[.P484]/1000000" office:value-type="float" office:value="358.308707" calcext:value-type="float">
            <text:p>358,31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20.604095</text:p>
          </table:table-cell>
          <table:table-cell table:style-name="ce62" office:value-type="float" office:value="473965248" calcext:value-type="float">
            <text:p>473 965 248</text:p>
          </table:table-cell>
          <table:table-cell table:style-name="ce69" table:formula="of:=[.G485]/1000000" office:value-type="float" office:value="473.965248" calcext:value-type="float">
            <text:p>473,97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15.603672</text:p>
          </table:table-cell>
          <table:table-cell table:style-name="ce62" office:value-type="float" office:value="625854286" calcext:value-type="float">
            <text:p>625 854 286</text:p>
          </table:table-cell>
          <table:table-cell table:style-name="ce69" table:formula="of:=[.P485]/1000000" office:value-type="float" office:value="625.854286" calcext:value-type="float">
            <text:p>625,85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5" office:value-type="string" calcext:value-type="string">
            <text:p>20.811612</text:p>
          </table:table-cell>
          <table:table-cell table:style-name="ce62" office:value-type="float" office:value="469239240" calcext:value-type="float">
            <text:p>469 239 240</text:p>
          </table:table-cell>
          <table:table-cell table:style-name="ce70" table:formula="of:=[.G486]/1000000" office:value-type="float" office:value="469.23924" calcext:value-type="float">
            <text:p>469,24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5" office:value-type="string" calcext:value-type="string">
            <text:p>16.772624</text:p>
          </table:table-cell>
          <table:table-cell table:style-name="ce62" office:value-type="float" office:value="582235969" calcext:value-type="float">
            <text:p>582 235 969</text:p>
          </table:table-cell>
          <table:table-cell table:style-name="ce70" table:formula="of:=[.P486]/1000000" office:value-type="float" office:value="582.235969" calcext:value-type="float">
            <text:p>582,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table-cell table:style-name="ce25" office:value-type="float" office:value="10000000000" calcext:value-type="float" table:number-columns-spanned="1" table:number-rows-spanned="4">
            <text:p>10 000 000 000</text:p>
          </table:table-cell>
          <table:table-cell table:style-name="ce45" office:value-type="string" calcext:value-type="string">
            <text:p>54.557599</text:p>
          </table:table-cell>
          <table:table-cell table:style-name="ce62" office:value-type="float" office:value="45823130" calcext:value-type="float">
            <text:p>45 823 130</text:p>
          </table:table-cell>
          <table:table-cell table:style-name="ce68" table:formula="of:=[.G487]/1000000" office:value-type="float" office:value="45.82313" calcext:value-type="float">
            <text:p>45,82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table-cell table:style-name="ce25" office:value-type="float" office:value="10000000000" calcext:value-type="float" table:number-columns-spanned="1" table:number-rows-spanned="4">
            <text:p>10 000 000 000</text:p>
          </table:table-cell>
          <table:table-cell table:style-name="ce44" office:value-type="string" calcext:value-type="string">
            <text:p>51.484592</text:p>
          </table:table-cell>
          <table:table-cell table:style-name="ce65" office:value-type="float" office:value="48558217" calcext:value-type="float">
            <text:p>48 558 217</text:p>
          </table:table-cell>
          <table:table-cell table:style-name="ce68" table:formula="of:=[.P487]/1000000" office:value-type="float" office:value="48.558217" calcext:value-type="float">
            <text:p>48,56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4.745327</text:p>
          </table:table-cell>
          <table:table-cell table:style-name="ce62" office:value-type="float" office:value="101029176" calcext:value-type="float">
            <text:p>101 029 176</text:p>
          </table:table-cell>
          <table:table-cell table:style-name="ce69" table:formula="of:=[.G488]/1000000" office:value-type="float" office:value="101.029176" calcext:value-type="float">
            <text:p>101,0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4.435296</text:p>
          </table:table-cell>
          <table:table-cell table:style-name="ce62" office:value-type="float" office:value="102311017" calcext:value-type="float">
            <text:p>102 311 017</text:p>
          </table:table-cell>
          <table:table-cell table:style-name="ce69" table:formula="of:=[.P488]/1000000" office:value-type="float" office:value="102.311017" calcext:value-type="float">
            <text:p>102,31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9.826780</text:p>
          </table:table-cell>
          <table:table-cell table:style-name="ce62" office:value-type="float" office:value="254406835" calcext:value-type="float">
            <text:p>254 406 835</text:p>
          </table:table-cell>
          <table:table-cell table:style-name="ce69" table:formula="of:=[.G489]/1000000" office:value-type="float" office:value="254.406835" calcext:value-type="float">
            <text:p>254,41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8.761983</text:p>
          </table:table-cell>
          <table:table-cell table:style-name="ce62" office:value-type="float" office:value="285323539" calcext:value-type="float">
            <text:p>285 323 539</text:p>
          </table:table-cell>
          <table:table-cell table:style-name="ce69" table:formula="of:=[.P489]/1000000" office:value-type="float" office:value="285.323539" calcext:value-type="float">
            <text:p>285,32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9.587801</text:p>
          </table:table-cell>
          <table:table-cell table:style-name="ce62" office:value-type="float" office:value="260748006" calcext:value-type="float">
            <text:p>260 748 006</text:p>
          </table:table-cell>
          <table:table-cell table:style-name="ce69" table:formula="of:=[.G490]/1000000" office:value-type="float" office:value="260.748006" calcext:value-type="float">
            <text:p>260,75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8.690746</text:p>
          </table:table-cell>
          <table:table-cell table:style-name="ce62" office:value-type="float" office:value="287662301" calcext:value-type="float">
            <text:p>287 662 301</text:p>
          </table:table-cell>
          <table:table-cell table:style-name="ce69" table:formula="of:=[.P490]/1000000" office:value-type="float" office:value="287.662301" calcext:value-type="float">
            <text:p>287,66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table-cell table:style-name="ce26" office:value-type="float" office:value="9765625000" calcext:value-type="float" table:number-columns-spanned="1" table:number-rows-spanned="4">
            <text:p>9 765 625 000</text:p>
          </table:table-cell>
          <table:table-cell table:style-name="ce45" office:value-type="string" calcext:value-type="string">
            <text:p>108.908055</text:p>
          </table:table-cell>
          <table:table-cell table:style-name="ce62" office:value-type="float" office:value="22417132" calcext:value-type="float">
            <text:p>22 417 132</text:p>
          </table:table-cell>
          <table:table-cell table:style-name="ce69" table:formula="of:=[.G491]/1000000" office:value-type="float" office:value="22.417132" calcext:value-type="float">
            <text:p>22,42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table-cell table:style-name="ce26" office:value-type="float" office:value="9765625000" calcext:value-type="float" table:number-columns-spanned="1" table:number-rows-spanned="4">
            <text:p>9 765 625 000</text:p>
          </table:table-cell>
          <table:table-cell table:style-name="ce45" office:value-type="string" calcext:value-type="string">
            <text:p>51.87205</text:p>
          </table:table-cell>
          <table:table-cell table:style-name="ce62" office:value-type="float" office:value="47065929" calcext:value-type="float">
            <text:p>47 065 929</text:p>
          </table:table-cell>
          <table:table-cell table:style-name="ce69" table:formula="of:=[.P491]/1000000" office:value-type="float" office:value="47.065929" calcext:value-type="float">
            <text:p>47,07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41.752844</text:p>
          </table:table-cell>
          <table:table-cell table:style-name="ce62" office:value-type="float" office:value="58472813" calcext:value-type="float">
            <text:p>58 472 813</text:p>
          </table:table-cell>
          <table:table-cell table:style-name="ce69" table:formula="of:=[.G492]/1000000" office:value-type="float" office:value="58.472813" calcext:value-type="float">
            <text:p>58,47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9.909461</text:p>
          </table:table-cell>
          <table:table-cell table:style-name="ce62" office:value-type="float" office:value="81626554" calcext:value-type="float">
            <text:p>81 626 554</text:p>
          </table:table-cell>
          <table:table-cell table:style-name="ce69" table:formula="of:=[.P492]/1000000" office:value-type="float" office:value="81.626554" calcext:value-type="float">
            <text:p>81,6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21.798334</text:p>
          </table:table-cell>
          <table:table-cell table:style-name="ce62" office:value-type="float" office:value="111999671" calcext:value-type="float">
            <text:p>111 999 671</text:p>
          </table:table-cell>
          <table:table-cell table:style-name="ce69" table:formula="of:=[.G493]/1000000" office:value-type="float" office:value="111.999671" calcext:value-type="float">
            <text:p>112,0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13.708417</text:p>
          </table:table-cell>
          <table:table-cell table:style-name="ce62" office:value-type="float" office:value="178095417" calcext:value-type="float">
            <text:p>178 095 417</text:p>
          </table:table-cell>
          <table:table-cell table:style-name="ce69" table:formula="of:=[.P493]/1000000" office:value-type="float" office:value="178.095417" calcext:value-type="float">
            <text:p>178,10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5" office:value-type="string" calcext:value-type="string">
            <text:p>21.423413</text:p>
          </table:table-cell>
          <table:table-cell table:style-name="ce62" office:value-type="float" office:value="113959724" calcext:value-type="float">
            <text:p>113 959 724</text:p>
          </table:table-cell>
          <table:table-cell table:style-name="ce70" table:formula="of:=[.G494]/1000000" office:value-type="float" office:value="113.959724" calcext:value-type="float">
            <text:p>113,96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5" office:value-type="string" calcext:value-type="string">
            <text:p>14.235117</text:p>
          </table:table-cell>
          <table:table-cell table:style-name="ce62" office:value-type="float" office:value="171505878" calcext:value-type="float">
            <text:p>171 505 878</text:p>
          </table:table-cell>
          <table:table-cell table:style-name="ce70" table:formula="of:=[.P494]/1000000" office:value-type="float" office:value="171.505878" calcext:value-type="float">
            <text:p>171,5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25" office:value-type="float" office:value="10000000000" calcext:value-type="float" table:number-columns-spanned="1" table:number-rows-spanned="4">
            <text:p>10 000 000 000</text:p>
          </table:table-cell>
          <table:table-cell table:style-name="ce49" office:value-type="string" calcext:value-type="string">
            <text:p>84.203117</text:p>
          </table:table-cell>
          <table:table-cell table:style-name="ce49" office:value-type="float" office:value="118760449" calcext:value-type="float">
            <text:p>118 760 449</text:p>
          </table:table-cell>
          <table:table-cell table:style-name="ce68" table:formula="of:=[.G495]/1000000" office:value-type="float" office:value="118.760449" calcext:value-type="float">
            <text:p>118,76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true" calcext:value-type="boolean" table:number-columns-spanned="1" table:number-rows-spanned="8">
            <text:p>VRAI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25" office:value-type="float" office:value="10000000000" calcext:value-type="float" table:number-columns-spanned="1" table:number-rows-spanned="4">
            <text:p>10 000 000 000</text:p>
          </table:table-cell>
          <table:table-cell table:style-name="ce49" office:value-type="string" calcext:value-type="string">
            <text:p>50.342328</text:p>
          </table:table-cell>
          <table:table-cell table:style-name="ce49" office:value-type="float" office:value="198639999" calcext:value-type="float">
            <text:p>198 639 999</text:p>
          </table:table-cell>
          <table:table-cell table:style-name="ce68" table:formula="of:=[.P495]/1000000" office:value-type="float" office:value="198.639999" calcext:value-type="float">
            <text:p>198,64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50" office:value-type="string" calcext:value-type="string">
            <text:p>48.945459</text:p>
          </table:table-cell>
          <table:table-cell table:style-name="ce50" office:value-type="float" office:value="204309045" calcext:value-type="float">
            <text:p>204 309 045</text:p>
          </table:table-cell>
          <table:table-cell table:style-name="ce69" table:formula="of:=[.G496]/1000000" office:value-type="float" office:value="204.309045" calcext:value-type="float">
            <text:p>204,31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50" office:value-type="string" calcext:value-type="string">
            <text:p>33.485824</text:p>
          </table:table-cell>
          <table:table-cell table:style-name="ce50" office:value-type="float" office:value="298633833" calcext:value-type="float">
            <text:p>298 633 833</text:p>
          </table:table-cell>
          <table:table-cell table:style-name="ce69" table:formula="of:=[.P496]/1000000" office:value-type="float" office:value="298.633833" calcext:value-type="float">
            <text:p>298,6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50" office:value-type="string" calcext:value-type="string">
            <text:p>49.189524</text:p>
          </table:table-cell>
          <table:table-cell table:style-name="ce50" office:value-type="float" office:value="203295319" calcext:value-type="float">
            <text:p>203 295 319</text:p>
          </table:table-cell>
          <table:table-cell table:style-name="ce69" table:formula="of:=[.G497]/1000000" office:value-type="float" office:value="203.295319" calcext:value-type="float">
            <text:p>203,3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50" office:value-type="string" calcext:value-type="string">
            <text:p>33.448891</text:p>
          </table:table-cell>
          <table:table-cell table:style-name="ce50" office:value-type="float" office:value="298963574" calcext:value-type="float">
            <text:p>298 963 574</text:p>
          </table:table-cell>
          <table:table-cell table:style-name="ce69" table:formula="of:=[.P497]/1000000" office:value-type="float" office:value="298.963574" calcext:value-type="float">
            <text:p>298,96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50" office:value-type="string" calcext:value-type="string">
            <text:p>49.76705</text:p>
          </table:table-cell>
          <table:table-cell table:style-name="ce50" office:value-type="float" office:value="200936161" calcext:value-type="float">
            <text:p>200 936 161</text:p>
          </table:table-cell>
          <table:table-cell table:style-name="ce69" table:formula="of:=[.G498]/1000000" office:value-type="float" office:value="200.936161" calcext:value-type="float">
            <text:p>200,94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50" office:value-type="string" calcext:value-type="string">
            <text:p>33.399703</text:p>
          </table:table-cell>
          <table:table-cell table:style-name="ce50" office:value-type="float" office:value="299403859" calcext:value-type="float">
            <text:p>299 403 859</text:p>
          </table:table-cell>
          <table:table-cell table:style-name="ce69" table:formula="of:=[.P498]/1000000" office:value-type="float" office:value="299.403859" calcext:value-type="float">
            <text:p>299,4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table-cell table:style-name="ce26" office:value-type="float" office:value="9765625000" calcext:value-type="float" table:number-columns-spanned="1" table:number-rows-spanned="4">
            <text:p>9 765 625 000</text:p>
          </table:table-cell>
          <table:table-cell table:style-name="ce50" office:value-type="string" calcext:value-type="string">
            <text:p>134.895574</text:p>
          </table:table-cell>
          <table:table-cell table:style-name="ce50" office:value-type="float" office:value="72393961" calcext:value-type="float">
            <text:p>72 393 961</text:p>
          </table:table-cell>
          <table:table-cell table:style-name="ce69" table:formula="of:=[.G499]/1000000" office:value-type="float" office:value="72.393961" calcext:value-type="float">
            <text:p>72,39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table-cell table:style-name="ce26" office:value-type="float" office:value="9765625000" calcext:value-type="float" table:number-columns-spanned="1" table:number-rows-spanned="4">
            <text:p>9 765 625 00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P499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50" office:value-type="string" calcext:value-type="string">
            <text:p>50.598304</text:p>
          </table:table-cell>
          <table:table-cell table:style-name="ce50" office:value-type="float" office:value="193003010" calcext:value-type="float">
            <text:p>193 003 010</text:p>
          </table:table-cell>
          <table:table-cell table:style-name="ce69" table:formula="of:=[.G500]/1000000" office:value-type="float" office:value="193.00301" calcext:value-type="float">
            <text:p>193,0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P500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50" office:value-type="string" calcext:value-type="string">
            <text:p>50.542920</text:p>
          </table:table-cell>
          <table:table-cell table:style-name="ce50" office:value-type="float" office:value="193214499" calcext:value-type="float">
            <text:p>193 214 499</text:p>
          </table:table-cell>
          <table:table-cell table:style-name="ce69" table:formula="of:=[.G501]/1000000" office:value-type="float" office:value="193.214499" calcext:value-type="float">
            <text:p>193,21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P501]/1000000" office:value-type="float" office:value="0" calcext:value-type="float">
            <text:p>,00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51" office:value-type="string" calcext:value-type="string">
            <text:p>50.406266</text:p>
          </table:table-cell>
          <table:table-cell table:style-name="ce51" office:value-type="float" office:value="193738314" calcext:value-type="float">
            <text:p>193 738 314</text:p>
          </table:table-cell>
          <table:table-cell table:style-name="ce70" table:formula="of:=[.G502]/1000000" office:value-type="float" office:value="193.738314" calcext:value-type="float">
            <text:p>193,74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number-columns-repeated="2" table:style-name="ce46" office:value-type="float" office:value="0" calcext:value-type="float">
            <text:p>0</text:p>
          </table:table-cell>
          <table:table-cell table:style-name="ce70" table:formula="of:=[.P502]/1000000" office:value-type="float" office:value="0" calcext:value-type="float">
            <text:p>,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table-cell table:style-name="ce25" office:value-type="float" office:value="10000000000" calcext:value-type="float" table:number-columns-spanned="1" table:number-rows-spanned="4">
            <text:p>10 000 000 00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68" table:formula="of:=[.G503]/1000000" office:value-type="float" office:value="0" calcext:value-type="float">
            <text:p>,00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0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table-cell table:style-name="ce25" office:value-type="float" office:value="10000000000" calcext:value-type="float" table:number-columns-spanned="1" table:number-rows-spanned="4">
            <text:p>10 000 000 00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68" table:formula="of:=[.P503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G504]/1000000" office:value-type="float" office:value="0" calcext:value-type="float">
            <text:p>,0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P504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G505]/1000000" office:value-type="float" office:value="0" calcext:value-type="float">
            <text:p>,0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P505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G506]/1000000" office:value-type="float" office:value="0" calcext:value-type="float">
            <text:p>,0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P506]/1000000" office:value-type="float" office:value="0" calcext:value-type="float">
            <text:p>,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table-cell table:style-name="ce27" office:value-type="float" office:value="9765625000" calcext:value-type="float" table:number-columns-spanned="1" table:number-rows-spanned="4">
            <text:p>9 765 625 00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G507]/1000000" office:value-type="float" office:value="0" calcext:value-type="float">
            <text:p>,00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table-cell table:style-name="ce27" office:value-type="float" office:value="9765625000" calcext:value-type="float" table:number-columns-spanned="1" table:number-rows-spanned="4">
            <text:p>9 765 625 00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P507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G508]/1000000" office:value-type="float" office:value="0" calcext:value-type="float">
            <text:p>,0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P508]/1000000" office:value-type="float" office:value="0" calcext:value-type="float">
            <text:p>,0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G509]/1000000" office:value-type="float" office:value="0" calcext:value-type="float">
            <text:p>,0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number-columns-repeated="2" table:style-name="ce45" office:value-type="float" office:value="0" calcext:value-type="float">
            <text:p>0</text:p>
          </table:table-cell>
          <table:table-cell table:style-name="ce69" table:formula="of:=[.P509]/1000000" office:value-type="float" office:value="0" calcext:value-type="float">
            <text:p>,00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number-columns-repeated="2" table:style-name="ce46" office:value-type="float" office:value="0" calcext:value-type="float">
            <text:p>0</text:p>
          </table:table-cell>
          <table:table-cell table:style-name="ce70" table:formula="of:=[.G510]/1000000" office:value-type="float" office:value="0" calcext:value-type="float">
            <text:p>,00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number-columns-repeated="2" table:style-name="ce46" office:value-type="float" office:value="0" calcext:value-type="float">
            <text:p>0</text:p>
          </table:table-cell>
          <table:table-cell table:style-name="ce70" table:formula="of:=[.P510]/1000000" office:value-type="float" office:value="0" calcext:value-type="float">
            <text:p>,00</text:p>
          </table:table-cell>
        </table:table-row>
        <table:table-row table:style-name="ro1" table:number-rows-repeated="34">
          <table:table-cell table:number-columns-repeated="17"/>
        </table:table-row>
        <table:table-row table:style-name="ro1">
          <table:table-cell office:value-type="string" calcext:value-type="string" table:number-columns-spanned="8" table:number-rows-spanned="1">
            <text:p>Matrices de doubles : Tranposition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Matrices de floats: Tranposition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  <table:table-cell/>
          <table:table-cell table:style-name="ce1" office:value-type="string" calcext:value-type="string">
            <text:p>Type :</text:p>
          </table:table-cell>
          <table:table-cell table:style-name="ce6" office:value-type="string" calcext:value-type="string">
            <text:p>Vectorisé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Optimisation</text:p>
          </table:table-cell>
          <table:table-cell table:style-name="ce6" office:value-type="string" calcext:value-type="string">
            <text:p>Operations</text:p>
          </table:table-cell>
          <table:table-cell table:style-name="ce6" office:value-type="string" calcext:value-type="string">
            <text:p>temps(user)</text:p>
          </table:table-cell>
          <table:table-cell table:style-name="ce6" office:value-type="string" calcext:value-type="string">
            <text:p>Flops</text:p>
          </table:table-cell>
          <table:table-cell table:style-name="ce67" office:value-type="string" calcext:value-type="string">
            <text:p>Mflop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25" office:value-type="float" office:value="10000000000" calcext:value-type="float" table:number-columns-spanned="1" table:number-rows-spanned="4">
            <text:p>10 000 000 000</text:p>
          </table:table-cell>
          <table:table-cell table:style-name="ce45" office:value-type="string" calcext:value-type="string">
            <text:p>46.443689</text:p>
          </table:table-cell>
          <table:table-cell table:style-name="ce62" office:value-type="float" office:value="216391079" calcext:value-type="float">
            <text:p>216 391 079</text:p>
          </table:table-cell>
          <table:table-cell table:style-name="ce68" table:formula="of:=[.G547]/1000000" office:value-type="float" office:value="216.391079" calcext:value-type="float">
            <text:p>216,39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7" office:value-type="boolean" office:boolean-value="false" calcext:value-type="boolean" table:number-columns-spanned="1" table:number-rows-spanned="8">
            <text:p>FAUX</text:p>
          </table:table-cell>
          <table:table-cell table:style-name="ce14" office:value-type="string" calcext:value-type="string">
            <text:p>-O0</text:p>
          </table:table-cell>
          <table:table-cell table:style-name="ce25" office:value-type="float" office:value="10000000000" calcext:value-type="float" table:number-columns-spanned="1" table:number-rows-spanned="4">
            <text:p>10 000 000 000</text:p>
          </table:table-cell>
          <table:table-cell table:style-name="ce45" office:value-type="string" calcext:value-type="string">
            <text:p>45.384105</text:p>
          </table:table-cell>
          <table:table-cell table:style-name="ce62" office:value-type="float" office:value="221443168" calcext:value-type="float">
            <text:p>221 443 168</text:p>
          </table:table-cell>
          <table:table-cell table:style-name="ce68" table:formula="of:=[.P547]/1000000" office:value-type="float" office:value="221.443168" calcext:value-type="float">
            <text:p>221,44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8.350503</text:p>
          </table:table-cell>
          <table:table-cell table:style-name="ce62" office:value-type="float" office:value="1203520314" calcext:value-type="float">
            <text:p>1 203 520 314</text:p>
          </table:table-cell>
          <table:table-cell table:style-name="ce69" table:formula="of:=[.G548]/1000000" office:value-type="float" office:value="1203.520314" calcext:value-type="float">
            <text:p>1 203,52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6.109059</text:p>
          </table:table-cell>
          <table:table-cell table:style-name="ce62" office:value-type="float" office:value="1645097878" calcext:value-type="float">
            <text:p>1 645 097 878</text:p>
          </table:table-cell>
          <table:table-cell table:style-name="ce69" table:formula="of:=[.P548]/1000000" office:value-type="float" office:value="1645.097878" calcext:value-type="float">
            <text:p>1 645,1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8.385515</text:p>
          </table:table-cell>
          <table:table-cell table:style-name="ce62" office:value-type="float" office:value="1198495262" calcext:value-type="float">
            <text:p>1 198 495 262</text:p>
          </table:table-cell>
          <table:table-cell table:style-name="ce69" table:formula="of:=[.G549]/1000000" office:value-type="float" office:value="1198.495262" calcext:value-type="float">
            <text:p>1 198,5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6.140884</text:p>
          </table:table-cell>
          <table:table-cell table:style-name="ce62" office:value-type="float" office:value="1636572193" calcext:value-type="float">
            <text:p>1 636 572 193</text:p>
          </table:table-cell>
          <table:table-cell table:style-name="ce69" table:formula="of:=[.P549]/1000000" office:value-type="float" office:value="1636.572193" calcext:value-type="float">
            <text:p>1 636,57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8.88003</text:p>
          </table:table-cell>
          <table:table-cell table:style-name="ce62" office:value-type="float" office:value="1131752933" calcext:value-type="float">
            <text:p>1 131 752 933</text:p>
          </table:table-cell>
          <table:table-cell table:style-name="ce69" table:formula="of:=[.G550]/1000000" office:value-type="float" office:value="1131.752933" calcext:value-type="float">
            <text:p>1 131,75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6.764642</text:p>
          </table:table-cell>
          <table:table-cell table:style-name="ce62" office:value-type="float" office:value="1485666203" calcext:value-type="float">
            <text:p>1 485 666 203</text:p>
          </table:table-cell>
          <table:table-cell table:style-name="ce69" table:formula="of:=[.P550]/1000000" office:value-type="float" office:value="1485.666203" calcext:value-type="float">
            <text:p>1 485,67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table-cell table:style-name="ce26" office:value-type="float" office:value="9773437500" calcext:value-type="float" table:number-columns-spanned="1" table:number-rows-spanned="4">
            <text:p>9 773 437 500</text:p>
          </table:table-cell>
          <table:table-cell table:style-name="ce45" office:value-type="string" calcext:value-type="string">
            <text:p>82.121002</text:p>
          </table:table-cell>
          <table:table-cell table:style-name="ce62" office:value-type="float" office:value="119012643" calcext:value-type="float">
            <text:p>119 012 643</text:p>
          </table:table-cell>
          <table:table-cell table:style-name="ce69" table:formula="of:=[.G551]/1000000" office:value-type="float" office:value="119.012643" calcext:value-type="float">
            <text:p>119,01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table-cell table:style-name="ce26" office:value-type="float" office:value="9773437500" calcext:value-type="float" table:number-columns-spanned="1" table:number-rows-spanned="4">
            <text:p>9 773 437 500</text:p>
          </table:table-cell>
          <table:table-cell table:style-name="ce45" office:value-type="string" calcext:value-type="string">
            <text:p>39.908072</text:p>
          </table:table-cell>
          <table:table-cell table:style-name="ce62" office:value-type="float" office:value="244898763" calcext:value-type="float">
            <text:p>244 898 763</text:p>
          </table:table-cell>
          <table:table-cell table:style-name="ce69" table:formula="of:=[.P551]/1000000" office:value-type="float" office:value="244.898763" calcext:value-type="float">
            <text:p>244,90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9.509404</text:p>
          </table:table-cell>
          <table:table-cell table:style-name="ce62" office:value-type="float" office:value="331197387" calcext:value-type="float">
            <text:p>331 197 387</text:p>
          </table:table-cell>
          <table:table-cell table:style-name="ce69" table:formula="of:=[.G552]/1000000" office:value-type="float" office:value="331.197387" calcext:value-type="float">
            <text:p>331,2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18.928560</text:p>
          </table:table-cell>
          <table:table-cell table:style-name="ce62" office:value-type="float" office:value="516332858" calcext:value-type="float">
            <text:p>516 332 858</text:p>
          </table:table-cell>
          <table:table-cell table:style-name="ce69" table:formula="of:=[.P552]/1000000" office:value-type="float" office:value="516.332858" calcext:value-type="float">
            <text:p>516,33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32.578669</text:p>
          </table:table-cell>
          <table:table-cell table:style-name="ce62" office:value-type="float" office:value="299994990" calcext:value-type="float">
            <text:p>299 994 990</text:p>
          </table:table-cell>
          <table:table-cell table:style-name="ce69" table:formula="of:=[.G553]/1000000" office:value-type="float" office:value="299.99499" calcext:value-type="float">
            <text:p>299,99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20.267920</text:p>
          </table:table-cell>
          <table:table-cell table:style-name="ce62" office:value-type="float" office:value="482212160" calcext:value-type="float">
            <text:p>482 212 160</text:p>
          </table:table-cell>
          <table:table-cell table:style-name="ce69" table:formula="of:=[.P553]/1000000" office:value-type="float" office:value="482.21216" calcext:value-type="float">
            <text:p>482,21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5" office:value-type="string" calcext:value-type="string">
            <text:p>32.667783</text:p>
          </table:table-cell>
          <table:table-cell table:style-name="ce62" office:value-type="float" office:value="299176638" calcext:value-type="float">
            <text:p>299 176 638</text:p>
          </table:table-cell>
          <table:table-cell table:style-name="ce70" table:formula="of:=[.G554]/1000000" office:value-type="float" office:value="299.176638" calcext:value-type="float">
            <text:p>299,18</text:p>
          </table:table-cell>
          <table:table-cell/>
          <table:covered-table-cell table:style-name="ce5"/>
          <table:covered-table-cell table:number-columns-repeated="2" table:style-name="ce9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5" office:value-type="string" calcext:value-type="string">
            <text:p>18.524231</text:p>
          </table:table-cell>
          <table:table-cell table:style-name="ce62" office:value-type="float" office:value="527602873" calcext:value-type="float">
            <text:p>527 602 873</text:p>
          </table:table-cell>
          <table:table-cell table:style-name="ce70" table:formula="of:=[.P554]/1000000" office:value-type="float" office:value="527.602873" calcext:value-type="float">
            <text:p>527,6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1" office:value-type="boolean" office:boolean-value="false" calcext:value-type="boolean" table:number-columns-spanned="1" table:number-rows-spanned="8">
            <text:p>FAUX</text:p>
          </table:table-cell>
          <table:table-cell table:style-name="ce11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table-cell table:style-name="ce25" office:value-type="float" office:value="10000000000" calcext:value-type="float" table:number-columns-spanned="1" table:number-rows-spanned="4">
            <text:p>10 000 000 000</text:p>
          </table:table-cell>
          <table:table-cell table:style-name="ce44" office:value-type="string" calcext:value-type="string">
            <text:p>241.883612</text:p>
          </table:table-cell>
          <table:table-cell table:style-name="ce65" office:value-type="float" office:value="10387227" calcext:value-type="float">
            <text:p>10 387 227</text:p>
          </table:table-cell>
          <table:table-cell table:style-name="ce68" table:formula="of:=[.G555]/1000000" office:value-type="float" office:value="10.387227" calcext:value-type="float">
            <text:p>10,39</text:p>
          </table:table-cell>
          <table:table-cell/>
          <table:table-cell table:style-name="ce2" office:value-type="string" calcext:value-type="string" table:number-columns-spanned="1" table:number-rows-spanned="4">
            <text:p>Petit</text:p>
          </table:table-cell>
          <table:table-cell table:style-name="ce11" office:value-type="boolean" office:boolean-value="false" calcext:value-type="boolean" table:number-columns-spanned="1" table:number-rows-spanned="8">
            <text:p>FAUX</text:p>
          </table:table-cell>
          <table:table-cell table:style-name="ce11" office:value-type="boolean" office:boolean-value="true" calcext:value-type="boolean" table:number-columns-spanned="1" table:number-rows-spanned="8">
            <text:p>VRAI</text:p>
          </table:table-cell>
          <table:table-cell table:style-name="ce14" office:value-type="string" calcext:value-type="string">
            <text:p>-O0</text:p>
          </table:table-cell>
          <table:table-cell table:style-name="ce25" office:value-type="float" office:value="10000000000" calcext:value-type="float" table:number-columns-spanned="1" table:number-rows-spanned="4">
            <text:p>10 000 000 000</text:p>
          </table:table-cell>
          <table:table-cell table:style-name="ce44" office:value-type="string" calcext:value-type="string">
            <text:p>257.97540</text:p>
          </table:table-cell>
          <table:table-cell table:style-name="ce65" office:value-type="float" office:value="9739300" calcext:value-type="float">
            <text:p>9 739 300</text:p>
          </table:table-cell>
          <table:table-cell table:style-name="ce68" table:formula="of:=[.P555]/1000000" office:value-type="float" office:value="9.7393" calcext:value-type="float">
            <text:p>9,74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27.753005</text:p>
          </table:table-cell>
          <table:table-cell table:style-name="ce62" office:value-type="float" office:value="11031687" calcext:value-type="float">
            <text:p>11 031 687</text:p>
          </table:table-cell>
          <table:table-cell table:style-name="ce69" table:formula="of:=[.G556]/1000000" office:value-type="float" office:value="11.031687" calcext:value-type="float">
            <text:p>11,03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39.943229</text:p>
          </table:table-cell>
          <table:table-cell table:style-name="ce62" office:value-type="float" office:value="10471226" calcext:value-type="float">
            <text:p>10 471 226</text:p>
          </table:table-cell>
          <table:table-cell table:style-name="ce69" table:formula="of:=[.P556]/1000000" office:value-type="float" office:value="10.471226" calcext:value-type="float">
            <text:p>10,47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222.44892</text:p>
          </table:table-cell>
          <table:table-cell table:style-name="ce62" office:value-type="float" office:value="11294727" calcext:value-type="float">
            <text:p>11 294 727</text:p>
          </table:table-cell>
          <table:table-cell table:style-name="ce69" table:formula="of:=[.G557]/1000000" office:value-type="float" office:value="11.294727" calcext:value-type="float">
            <text:p>11,29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238.788558</text:p>
          </table:table-cell>
          <table:table-cell table:style-name="ce62" office:value-type="float" office:value="10521860" calcext:value-type="float">
            <text:p>10 521 860</text:p>
          </table:table-cell>
          <table:table-cell table:style-name="ce69" table:formula="of:=[.P557]/1000000" office:value-type="float" office:value="10.52186" calcext:value-type="float">
            <text:p>10,52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213.717566</text:p>
          </table:table-cell>
          <table:table-cell table:style-name="ce62" office:value-type="float" office:value="11756169" calcext:value-type="float">
            <text:p>11 756 169</text:p>
          </table:table-cell>
          <table:table-cell table:style-name="ce69" table:formula="of:=[.G558]/1000000" office:value-type="float" office:value="11.756169" calcext:value-type="float">
            <text:p>11,76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3</text:p>
          </table:table-cell>
          <table:covered-table-cell table:style-name="ce18"/>
          <table:table-cell table:style-name="ce45" office:value-type="string" calcext:value-type="string">
            <text:p>230.809071</text:p>
          </table:table-cell>
          <table:table-cell table:style-name="ce62" office:value-type="float" office:value="10885620" calcext:value-type="float">
            <text:p>10 885 620</text:p>
          </table:table-cell>
          <table:table-cell table:style-name="ce69" table:formula="of:=[.P558]/1000000" office:value-type="float" office:value="10.88562" calcext:value-type="float">
            <text:p>10,89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table-cell table:style-name="ce28" office:value-type="float" office:value="9773437500" calcext:value-type="float" table:number-columns-spanned="1" table:number-rows-spanned="4">
            <text:p>9 773 437 500</text:p>
          </table:table-cell>
          <table:table-cell table:style-name="ce45" office:value-type="string" calcext:value-type="string">
            <text:p>208.359141</text:p>
          </table:table-cell>
          <table:table-cell table:style-name="ce62" office:value-type="float" office:value="11726672" calcext:value-type="float">
            <text:p>11 726 672</text:p>
          </table:table-cell>
          <table:table-cell table:style-name="ce69" table:formula="of:=[.G559]/1000000" office:value-type="float" office:value="11.726672" calcext:value-type="float">
            <text:p>11,73</text:p>
          </table:table-cell>
          <table:table-cell/>
          <table:table-cell table:style-name="ce4" office:value-type="string" calcext:value-type="string" table:number-columns-spanned="1" table:number-rows-spanned="4">
            <text:p>Grand</text:p>
          </table:table-cell>
          <table:covered-table-cell table:number-columns-repeated="2" table:style-name="ce8"/>
          <table:table-cell table:style-name="ce15" office:value-type="string" calcext:value-type="string">
            <text:p>-O0</text:p>
          </table:table-cell>
          <table:table-cell table:style-name="ce28" office:value-type="float" office:value="9773437500" calcext:value-type="float" table:number-columns-spanned="1" table:number-rows-spanned="4">
            <text:p>9 773 437 500</text:p>
          </table:table-cell>
          <table:table-cell table:style-name="ce45" office:value-type="string" calcext:value-type="string">
            <text:p>220.981338</text:p>
          </table:table-cell>
          <table:table-cell table:style-name="ce62" office:value-type="float" office:value="11056858" calcext:value-type="float">
            <text:p>11 056 858</text:p>
          </table:table-cell>
          <table:table-cell table:style-name="ce69" table:formula="of:=[.P559]/1000000" office:value-type="float" office:value="11.056858" calcext:value-type="float">
            <text:p>11,06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02.657120</text:p>
          </table:table-cell>
          <table:table-cell table:style-name="ce62" office:value-type="float" office:value="12056617" calcext:value-type="float">
            <text:p>12 056 617</text:p>
          </table:table-cell>
          <table:table-cell table:style-name="ce69" table:formula="of:=[.G560]/1000000" office:value-type="float" office:value="12.056617" calcext:value-type="float">
            <text:p>12,06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1</text:p>
          </table:table-cell>
          <table:covered-table-cell table:style-name="ce18"/>
          <table:table-cell table:style-name="ce45" office:value-type="string" calcext:value-type="string">
            <text:p>209.277546</text:p>
          </table:table-cell>
          <table:table-cell table:style-name="ce62" office:value-type="float" office:value="11675210" calcext:value-type="float">
            <text:p>11 675 210</text:p>
          </table:table-cell>
          <table:table-cell table:style-name="ce69" table:formula="of:=[.P560]/1000000" office:value-type="float" office:value="11.67521" calcext:value-type="float">
            <text:p>11,68</text:p>
          </table:table-cell>
        </table:table-row>
        <table:table-row table:style-name="ro1"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198.673144</text:p>
          </table:table-cell>
          <table:table-cell table:style-name="ce62" office:value-type="float" office:value="12298387" calcext:value-type="float">
            <text:p>12 298 387</text:p>
          </table:table-cell>
          <table:table-cell table:style-name="ce69" table:formula="of:=[.G561]/1000000" office:value-type="float" office:value="12.298387" calcext:value-type="float">
            <text:p>12,30</text:p>
          </table:table-cell>
          <table:table-cell/>
          <table:covered-table-cell table:style-name="ce3"/>
          <table:covered-table-cell table:number-columns-repeated="2" table:style-name="ce8"/>
          <table:table-cell table:style-name="ce15" office:value-type="string" calcext:value-type="string">
            <text:p>-O2</text:p>
          </table:table-cell>
          <table:covered-table-cell table:style-name="ce18"/>
          <table:table-cell table:style-name="ce45" office:value-type="string" calcext:value-type="string">
            <text:p>208.869432</text:p>
          </table:table-cell>
          <table:table-cell table:style-name="ce62" office:value-type="float" office:value="11698022" calcext:value-type="float">
            <text:p>11 698 022</text:p>
          </table:table-cell>
          <table:table-cell table:style-name="ce69" table:formula="of:=[.P561]/1000000" office:value-type="float" office:value="11.698022" calcext:value-type="float">
            <text:p>11,70</text:p>
          </table:table-cell>
        </table:table-row>
        <table:table-row table:style-name="ro1">
          <table:covered-table-cell table:style-name="ce5"/>
          <table:covered-table-cell table:number-columns-repeated="2" table:style-name="ce12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6" office:value-type="string" calcext:value-type="string">
            <text:p>198.727457</text:p>
          </table:table-cell>
          <table:table-cell table:style-name="ce66" office:value-type="float" office:value="12295026" calcext:value-type="float">
            <text:p>12 295 026</text:p>
          </table:table-cell>
          <table:table-cell table:style-name="ce70" table:formula="of:=[.G562]/1000000" office:value-type="float" office:value="12.295026" calcext:value-type="float">
            <text:p>12,30</text:p>
          </table:table-cell>
          <table:table-cell/>
          <table:covered-table-cell table:style-name="ce5"/>
          <table:covered-table-cell table:number-columns-repeated="2" table:style-name="ce12"/>
          <table:table-cell table:style-name="ce16" office:value-type="string" calcext:value-type="string">
            <text:p>-O3</text:p>
          </table:table-cell>
          <table:covered-table-cell table:style-name="ce19"/>
          <table:table-cell table:style-name="ce46" office:value-type="string" calcext:value-type="string">
            <text:p>209.981890</text:p>
          </table:table-cell>
          <table:table-cell table:style-name="ce66" office:value-type="float" office:value="11636048" calcext:value-type="float">
            <text:p>11 636 048</text:p>
          </table:table-cell>
          <table:table-cell table:style-name="ce70" table:formula="of:=[.P562]/1000000" office:value-type="float" office:value="11.636048" calcext:value-type="float">
            <text:p>11,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20:55:30.809385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6T23:15:41.240449294</dc:date>
    <meta:generator>LibreOffice/4.2.6.3$Linux_X86_64 LibreOffice_project/420$Build-3</meta:generator>
    <meta:editing-duration>PT7H30M</meta:editing-duration>
    <meta:editing-cycles>223</meta:editing-cycles>
    <meta:document-statistic meta:table-count="1" meta:cell-count="2072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266cm" svg:height="14.994cm" xlink:href="." xlink:type="simple" chart:class="chart:bar" chart:style-name="ch1">
        <chart:title svg:x="7.126cm" svg:y="0.435cm" chart:style-name="ch2">
          <text:p>Vecteurs de doubles : Addition</text:p>
        </chart:title>
        <chart:legend chart:legend-position="end" svg:x="18.85cm" svg:y="5.455cm" style:legend-expansion="high" chart:style-name="ch3"/>
        <chart:plot-area chart:style-name="ch4" chart:data-source-has-labels="both" svg:x="1.416cm" svg:y="1.513cm" svg:width="17.029cm" svg:height="12.201cm">
          <chartooo:coordinate-region svg:x="2.408cm" svg:y="1.712cm" svg:width="16.037cm" svg:height="11.355cm"/>
          <chart:axis chart:dimension="x" chart:name="primary-x" chart:style-name="ch5" chartooo:axis-type="auto">
            <chartooo:date-scale/>
            <chart:title svg:x="8.55cm" svg:y="14.013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49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36cm" svg:height="15.03cm" xlink:href="." xlink:type="simple" chart:class="chart:bar" chart:style-name="ch1">
        <chart:title svg:x="7.241cm" svg:y="0.538cm" chart:style-name="ch2">
          <text:p>Matrices de doubles : Factorisation LU</text:p>
        </chart:title>
        <chart:legend chart:legend-position="end" svg:x="18.92cm" svg:y="5.473cm" style:legend-expansion="high" chart:style-name="ch3"/>
        <chart:plot-area chart:style-name="ch4" chart:data-source-has-labels="both" svg:x="1.417cm" svg:y="1.515cm" svg:width="17.097cm" svg:height="12.234cm">
          <chartooo:coordinate-region svg:x="2.038cm" svg:y="1.714cm" svg:width="16.476cm" svg:height="11.388cm"/>
          <chart:axis chart:dimension="x" chart:name="primary-x" chart:style-name="ch5" chartooo:axis-type="auto">
            <chartooo:date-scale/>
            <chart:title svg:x="8.585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36cm" svg:height="15.03cm" xlink:href="." xlink:type="simple" chart:class="chart:bar" chart:style-name="ch1">
        <chart:title svg:x="5.138cm" svg:y="0.411cm" chart:style-name="ch2">
          <text:p>Matrices de doubles : Multiplication par un scalaire</text:p>
        </chart:title>
        <chart:legend chart:legend-position="end" svg:x="18.92cm" svg:y="5.473cm" style:legend-expansion="high" chart:style-name="ch3"/>
        <chart:plot-area chart:style-name="ch4" chart:data-source-has-labels="both" svg:x="1.417cm" svg:y="1.515cm" svg:width="17.097cm" svg:height="12.234cm">
          <chartooo:coordinate-region svg:x="2.038cm" svg:y="1.714cm" svg:width="16.476cm" svg:height="11.388cm"/>
          <chart:axis chart:dimension="x" chart:name="primary-x" chart:style-name="ch5" chartooo:axis-type="auto">
            <chartooo:date-scale/>
            <chart:title svg:x="8.585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5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5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5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5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119cm" svg:height="15.03cm" xlink:href="." xlink:type="simple" chart:class="chart:bar" chart:style-name="ch1">
        <chart:title svg:x="6.616cm" svg:y="0.436cm" chart:style-name="ch2">
          <text:p>Matrice de floats : Factorisation LU</text:p>
        </chart:title>
        <chart:legend chart:legend-position="end" svg:x="18.703cm" svg:y="5.473cm" style:legend-expansion="high" chart:style-name="ch3"/>
        <chart:plot-area chart:style-name="ch4" chart:data-source-has-labels="both" svg:x="1.413cm" svg:y="1.515cm" svg:width="16.888cm" svg:height="12.234cm">
          <chartooo:coordinate-region svg:x="2.034cm" svg:y="1.714cm" svg:width="16.267cm" svg:height="11.388cm"/>
          <chart:axis chart:dimension="x" chart:name="primary-x" chart:style-name="ch5" chartooo:axis-type="auto">
            <chartooo:date-scale/>
            <chart:title svg:x="8.477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5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5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5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5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08cm" svg:height="15.03cm" xlink:href="." xlink:type="simple" chart:class="chart:bar" chart:style-name="ch1">
        <chart:title svg:x="5.432cm" svg:y="0.436cm" chart:style-name="ch2">
          <text:p>Matrice de floats : Multiplication par un scalaire</text:p>
        </chart:title>
        <chart:legend chart:legend-position="end" svg:x="18.664cm" svg:y="5.473cm" style:legend-expansion="high" chart:style-name="ch3"/>
        <chart:plot-area chart:style-name="ch4" chart:data-source-has-labels="both" svg:x="1.412cm" svg:y="1.515cm" svg:width="16.851cm" svg:height="12.234cm">
          <chartooo:coordinate-region svg:x="2.033cm" svg:y="1.714cm" svg:width="16.23cm" svg:height="11.388cm"/>
          <chart:axis chart:dimension="x" chart:name="primary-x" chart:style-name="ch5" chartooo:axis-type="auto">
            <chartooo:date-scale/>
            <chart:title svg:x="8.457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5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5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5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5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889cm" svg:height="15.03cm" xlink:href="." xlink:type="simple" chart:class="chart:bar" chart:style-name="ch1">
        <chart:title svg:x="7.466cm" svg:y="0.436cm" chart:style-name="ch2">
          <text:p>Matrice de floats : Gaxpy</text:p>
        </chart:title>
        <chart:legend chart:legend-position="end" svg:x="18.473cm" svg:y="5.473cm" style:legend-expansion="high" chart:style-name="ch3"/>
        <chart:plot-area chart:style-name="ch4" chart:data-source-has-labels="both" svg:x="1.408cm" svg:y="1.515cm" svg:width="16.668cm" svg:height="12.234cm">
          <chartooo:coordinate-region svg:x="2.029cm" svg:y="1.714cm" svg:width="16.047cm" svg:height="11.388cm"/>
          <chart:axis chart:dimension="x" chart:name="primary-x" chart:style-name="ch5" chartooo:axis-type="auto">
            <chartooo:date-scale/>
            <chart:title svg:x="8.362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36cm" svg:height="15.03cm" xlink:href="." xlink:type="simple" chart:class="chart:bar" chart:style-name="ch1">
        <chart:title svg:x="6.772cm" svg:y="0.376cm" chart:style-name="ch2">
          <text:p>Matrices de doubles : Multiplication</text:p>
        </chart:title>
        <chart:legend chart:legend-position="end" svg:x="18.92cm" svg:y="5.473cm" style:legend-expansion="high" chart:style-name="ch3"/>
        <chart:plot-area chart:style-name="ch4" chart:data-source-has-labels="both" svg:x="1.417cm" svg:y="1.515cm" svg:width="17.097cm" svg:height="12.234cm">
          <chartooo:coordinate-region svg:x="2.038cm" svg:y="1.714cm" svg:width="16.476cm" svg:height="11.388cm"/>
          <chart:axis chart:dimension="x" chart:name="primary-x" chart:style-name="ch5" chartooo:axis-type="auto">
            <chartooo:date-scale/>
            <chart:title svg:x="8.585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5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5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5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5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044cm" svg:height="15.03cm" xlink:href="." xlink:type="simple" chart:class="chart:bar" chart:style-name="ch1">
        <chart:title svg:x="6.922cm" svg:y="0.436cm" chart:style-name="ch2">
          <text:p>Matrice de floats : Multiplication</text:p>
        </chart:title>
        <chart:legend chart:legend-position="end" svg:x="18.628cm" svg:y="5.473cm" style:legend-expansion="high" chart:style-name="ch3"/>
        <chart:plot-area chart:style-name="ch4" chart:data-source-has-labels="both" svg:x="1.411cm" svg:y="1.515cm" svg:width="16.817cm" svg:height="12.234cm">
          <chartooo:coordinate-region svg:x="2.032cm" svg:y="1.714cm" svg:width="16.196cm" svg:height="11.388cm"/>
          <chart:axis chart:dimension="x" chart:name="primary-x" chart:style-name="ch5" chartooo:axis-type="auto">
            <chartooo:date-scale/>
            <chart:title svg:x="8.439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36cm" svg:height="15.03cm" xlink:href="." xlink:type="simple" chart:class="chart:bar" chart:style-name="ch1">
        <chart:title svg:x="6.773cm" svg:y="0.377cm" chart:style-name="ch2">
          <text:p>Matrices de doubles : Tranposition</text:p>
        </chart:title>
        <chart:legend chart:legend-position="end" svg:x="18.92cm" svg:y="5.473cm" style:legend-expansion="high" chart:style-name="ch3"/>
        <chart:plot-area chart:style-name="ch4" chart:data-source-has-labels="both" svg:x="1.417cm" svg:y="1.515cm" svg:width="17.097cm" svg:height="12.234cm">
          <chartooo:coordinate-region svg:x="2.038cm" svg:y="1.714cm" svg:width="16.476cm" svg:height="11.388cm"/>
          <chart:axis chart:dimension="x" chart:name="primary-x" chart:style-name="ch5" chartooo:axis-type="auto">
            <chartooo:date-scale/>
            <chart:title svg:x="8.585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5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5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5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5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156cm" svg:height="15.03cm" xlink:href="." xlink:type="simple" chart:class="chart:bar" chart:style-name="ch1">
        <chart:title svg:x="6.952cm" svg:y="0.436cm" chart:style-name="ch2">
          <text:p>Matrice de floats : Transposition</text:p>
        </chart:title>
        <chart:legend chart:legend-position="end" svg:x="18.74cm" svg:y="5.473cm" style:legend-expansion="high" chart:style-name="ch3"/>
        <chart:plot-area chart:style-name="ch4" chart:data-source-has-labels="both" svg:x="1.414cm" svg:y="1.515cm" svg:width="16.923cm" svg:height="12.234cm">
          <chartooo:coordinate-region svg:x="2.035cm" svg:y="1.714cm" svg:width="16.302cm" svg:height="11.388cm"/>
          <chart:axis chart:dimension="x" chart:name="primary-x" chart:style-name="ch5" chartooo:axis-type="auto">
            <chartooo:date-scale/>
            <chart:title svg:x="8.495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36cm" svg:height="15.03cm" xlink:href="." xlink:type="simple" chart:class="chart:bar" chart:style-name="ch1">
        <chart:title svg:x="6.773cm" svg:y="0.377cm" chart:style-name="ch2">
          <text:p>Matrices de doubles : Multiplication</text:p>
        </chart:title>
        <chart:legend chart:legend-position="end" svg:x="18.92cm" svg:y="5.473cm" style:legend-expansion="high" chart:style-name="ch3"/>
        <chart:plot-area chart:style-name="ch4" chart:data-source-has-labels="both" svg:x="1.417cm" svg:y="1.515cm" svg:width="17.097cm" svg:height="12.234cm">
          <chartooo:coordinate-region svg:x="2.038cm" svg:y="1.714cm" svg:width="16.476cm" svg:height="11.388cm"/>
          <chart:axis chart:dimension="x" chart:name="primary-x" chart:style-name="ch5" chartooo:axis-type="auto">
            <chartooo:date-scale/>
            <chart:title svg:x="8.585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33cm" svg:height="15.515cm" xlink:href="." xlink:type="simple" chart:class="chart:bar" chart:style-name="ch1">
        <chart:title svg:x="5.178cm" svg:y="0.446cm" chart:style-name="ch2">
          <text:p>Vecteurs de doubes : Multiplication par un scalaire</text:p>
        </chart:title>
        <chart:legend chart:legend-position="end" svg:x="18.817cm" svg:y="6.711cm" style:legend-expansion="high" chart:style-name="ch3"/>
        <chart:plot-area chart:style-name="ch4" chart:data-source-has-labels="both" svg:x="1.415cm" svg:y="1.535cm" svg:width="16.998cm" svg:height="12.689cm">
          <chartooo:coordinate-region svg:x="2.407cm" svg:y="1.735cm" svg:width="16.006cm" svg:height="11.842cm"/>
          <chart:axis chart:dimension="x" chart:name="primary-x" chart:style-name="ch5" chartooo:axis-type="auto">
            <chartooo:date-scale/>
            <chart:title svg:x="8.534cm" svg:y="14.534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915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5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5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5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5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36cm" svg:height="15.03cm" xlink:href="." xlink:type="simple" chart:class="chart:bar" chart:style-name="ch1">
        <chart:title svg:x="7.068cm" svg:y="0.436cm" chart:style-name="ch2">
          <text:p>Matrice de floats : Multiplication</text:p>
        </chart:title>
        <chart:legend chart:legend-position="end" svg:x="18.92cm" svg:y="5.473cm" style:legend-expansion="high" chart:style-name="ch3"/>
        <chart:plot-area chart:style-name="ch4" chart:data-source-has-labels="both" svg:x="1.417cm" svg:y="1.515cm" svg:width="17.097cm" svg:height="12.234cm">
          <chartooo:coordinate-region svg:x="2.038cm" svg:y="1.714cm" svg:width="16.476cm" svg:height="11.388cm"/>
          <chart:axis chart:dimension="x" chart:name="primary-x" chart:style-name="ch5" chartooo:axis-type="auto">
            <chartooo:date-scale/>
            <chart:title svg:x="8.585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4cm" svg:height="15.014cm" xlink:href="." xlink:type="simple" chart:class="chart:bar" chart:style-name="ch1">
        <chart:title svg:x="7.507cm" svg:y="0.436cm" chart:style-name="ch2">
          <text:p>Vecteur de floats : Addition</text:p>
        </chart:title>
        <chart:legend chart:legend-position="end" svg:x="18.924cm" svg:y="5.465cm" style:legend-expansion="high" chart:style-name="ch3"/>
        <chart:plot-area chart:style-name="ch4" chart:data-source-has-labels="both" svg:x="1.417cm" svg:y="1.515cm" svg:width="17.101cm" svg:height="12.218cm">
          <chartooo:coordinate-region svg:x="2.409cm" svg:y="1.714cm" svg:width="16.109cm" svg:height="11.372cm"/>
          <chart:axis chart:dimension="x" chart:name="primary-x" chart:style-name="ch5" chartooo:axis-type="auto">
            <chartooo:date-scale/>
            <chart:title svg:x="8.587cm" svg:y="14.033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04cm" svg:height="15.405cm" xlink:href="." xlink:type="simple" chart:class="chart:bar" chart:style-name="ch1">
        <chart:title svg:x="5.412cm" svg:y="0.444cm" chart:style-name="ch2">
          <text:p>Vecteurs de floats : Multiplication par un scalaire</text:p>
        </chart:title>
        <chart:legend chart:legend-position="end" svg:x="18.888cm" svg:y="6.656cm" style:legend-expansion="high" chart:style-name="ch3"/>
        <chart:plot-area chart:style-name="ch4" chart:data-source-has-labels="both" svg:x="1.417cm" svg:y="1.531cm" svg:width="17.065cm" svg:height="12.585cm">
          <chartooo:coordinate-region svg:x="2.038cm" svg:y="1.731cm" svg:width="16.444cm" svg:height="11.738cm"/>
          <chart:axis chart:dimension="x" chart:name="primary-x" chart:style-name="ch5" chartooo:axis-type="auto">
            <chartooo:date-scale/>
            <chart:title svg:x="8.569cm" svg:y="14.424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859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5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5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5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5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36cm" svg:height="15.03cm" xlink:href="." xlink:type="simple" chart:class="chart:bar" chart:style-name="ch1">
        <chart:title svg:x="6.42cm" svg:y="0.436cm" chart:style-name="ch2">
          <text:p>Vecteurs de doubles : Produit scalaire</text:p>
        </chart:title>
        <chart:legend chart:legend-position="end" svg:x="18.92cm" svg:y="5.473cm" style:legend-expansion="high" chart:style-name="ch3"/>
        <chart:plot-area chart:style-name="ch4" chart:data-source-has-labels="both" svg:x="1.417cm" svg:y="1.515cm" svg:width="17.097cm" svg:height="12.234cm">
          <chartooo:coordinate-region svg:x="2.038cm" svg:y="1.714cm" svg:width="16.476cm" svg:height="11.388cm"/>
          <chart:axis chart:dimension="x" chart:name="primary-x" chart:style-name="ch5" chartooo:axis-type="auto">
            <chartooo:date-scale/>
            <chart:title svg:x="8.585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5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5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5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5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54cm" svg:height="14.894cm" xlink:href="." xlink:type="simple" chart:class="chart:bar" chart:style-name="ch1">
        <chart:title svg:x="6.667cm" svg:y="0.433cm" chart:style-name="ch2">
          <text:p>Vecteurs de floats : Produit scalaire</text:p>
        </chart:title>
        <chart:legend chart:legend-position="end" svg:x="18.938cm" svg:y="5.405cm" style:legend-expansion="high" chart:style-name="ch3"/>
        <chart:plot-area chart:style-name="ch4" chart:data-source-has-labels="both" svg:x="1.418cm" svg:y="1.509cm" svg:width="17.113cm" svg:height="12.107cm">
          <chartooo:coordinate-region svg:x="2.41cm" svg:y="1.709cm" svg:width="16.121cm" svg:height="11.26cm"/>
          <chart:axis chart:dimension="x" chart:name="primary-x" chart:style-name="ch5" chartooo:axis-type="auto">
            <chartooo:date-scale/>
            <chart:title svg:x="8.594cm" svg:y="13.913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59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36cm" svg:height="15.03cm" xlink:href="." xlink:type="simple" chart:class="chart:bar" chart:style-name="ch1">
        <chart:title svg:x="7.241cm" svg:y="0.539cm" chart:style-name="ch2">
          <text:p>Matrices de doubles : Gaxpy</text:p>
        </chart:title>
        <chart:legend chart:legend-position="end" svg:x="18.92cm" svg:y="5.473cm" style:legend-expansion="high" chart:style-name="ch3"/>
        <chart:plot-area chart:style-name="ch4" chart:data-source-has-labels="both" svg:x="1.417cm" svg:y="1.515cm" svg:width="17.097cm" svg:height="12.234cm">
          <chartooo:coordinate-region svg:x="2.038cm" svg:y="1.714cm" svg:width="16.476cm" svg:height="11.388cm"/>
          <chart:axis chart:dimension="x" chart:name="primary-x" chart:style-name="ch5" chartooo:axis-type="auto">
            <chartooo:date-scale/>
            <chart:title svg:x="8.585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36cm" svg:height="15.03cm" xlink:href="." xlink:type="simple" chart:class="chart:bar" chart:style-name="ch1">
        <chart:title svg:x="7.241cm" svg:y="0.537cm" chart:style-name="ch2">
          <text:p>Matrices de doubles : Addition</text:p>
        </chart:title>
        <chart:legend chart:legend-position="end" svg:x="18.92cm" svg:y="5.473cm" style:legend-expansion="high" chart:style-name="ch3"/>
        <chart:plot-area chart:style-name="ch4" chart:data-source-has-labels="both" svg:x="1.417cm" svg:y="1.515cm" svg:width="17.097cm" svg:height="12.234cm">
          <chartooo:coordinate-region svg:x="2.038cm" svg:y="1.714cm" svg:width="16.476cm" svg:height="11.388cm"/>
          <chart:axis chart:dimension="x" chart:name="primary-x" chart:style-name="ch5" chartooo:axis-type="auto">
            <chartooo:date-scale/>
            <chart:title svg:x="8.585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5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5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5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5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5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119cm" svg:height="15.03cm" xlink:href="." xlink:type="simple" chart:class="chart:bar" chart:style-name="ch1">
        <chart:title svg:x="7.423cm" svg:y="0.436cm" chart:style-name="ch2">
          <text:p>Matrice de floats : Addition</text:p>
        </chart:title>
        <chart:legend chart:legend-position="end" svg:x="18.703cm" svg:y="5.473cm" style:legend-expansion="high" chart:style-name="ch3"/>
        <chart:plot-area chart:style-name="ch4" chart:data-source-has-labels="both" svg:x="1.413cm" svg:y="1.515cm" svg:width="16.888cm" svg:height="12.234cm">
          <chartooo:coordinate-region svg:x="2.034cm" svg:y="1.714cm" svg:width="16.267cm" svg:height="11.388cm"/>
          <chart:axis chart:dimension="x" chart:name="primary-x" chart:style-name="ch5" chartooo:axis-type="auto">
            <chartooo:date-scale/>
            <chart:title svg:x="8.477cm" svg:y="14.049cm" chart:style-name="ch6">
              <text:p>Optimisation GCC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668cm" chart:style-name="ch8">
              <text:p>Méga FLOP/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series chart:style-name="ch13" chart:values-cell-range-address="local-table.$E$2:.$E$5" chart:label-cell-address="local-table.$E$1" chart:class="chart:bar">
            <chart:data-point chart:repeated="4"/>
          </chart:series>
          <chart:series chart:style-name="ch14" chart:values-cell-range-address="local-table.$F$2:.$F$5" chart:label-cell-address="local-table.$F$1" chart:class="chart:bar">
            <chart:data-point chart:repeated="4"/>
          </chart:series>
          <chart:series chart:style-name="ch15" chart:values-cell-range-address="local-table.$G$2:.$G$5" chart:label-cell-address="local-table.$G$1" chart:class="chart:bar">
            <chart:data-point chart:repeated="4"/>
          </chart:series>
          <chart:series chart:style-name="ch16" chart:values-cell-range-address="local-table.$H$2:.$H$5" chart:label-cell-address="local-table.$H$1" chart:class="chart:bar">
            <chart:data-point chart:repeated="4"/>
          </chart:series>
          <chart:series chart:style-name="ch17" chart:values-cell-range-address="local-table.$I$2:.$I$5" chart:label-cell-address="local-table.$I$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O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